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1mm"/>
    </style:style>
    <style:style style:name="co10" style:family="table-column">
      <style:table-column-properties fo:break-before="auto" style:column-width="22.9mm"/>
    </style:style>
    <style:style style:name="co11" style:family="table-column">
      <style:table-column-properties fo:break-before="auto" style:column-width="18.93mm"/>
    </style:style>
    <style:style style:name="co12" style:family="table-column">
      <style:table-column-properties fo:break-before="auto" style:column-width="15.49mm"/>
    </style:style>
    <style:style style:name="co13" style:family="table-column">
      <style:table-column-properties fo:break-before="auto" style:column-width="17.07mm"/>
    </style:style>
    <style:style style:name="co14" style:family="table-column">
      <style:table-column-properties fo:break-before="auto" style:column-width="11.52mm"/>
    </style:style>
    <style:style style:name="co15" style:family="table-column">
      <style:table-column-properties fo:break-before="auto" style:column-width="66.02mm"/>
    </style:style>
    <style:style style:name="co16" style:family="table-column">
      <style:table-column-properties fo:break-before="auto" style:column-width="8.61mm"/>
    </style:style>
    <style:style style:name="co17" style:family="table-column">
      <style:table-column-properties fo:break-before="auto" style:column-width="10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gress" table:style-name="ta1">
        <table:shapes>
          <draw:frame draw:z-index="0" draw:style-name="gr1" draw:text-style-name="P1" svg:width="159.99mm" svg:height="89.99mm" svg:x="125.18mm" svg:y="1mm">
            <loext:p draw:notify-on-update-of-ranges="progress.G1:progress.G1 progress.G2:progress.G97 progress.C1:progress.C1 progress.C2:progress.C97 progress.G1:progress.G1 progress.G2:progress.G97 progress.D1:progress.D1 progress.D2:progress.D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0</text:p>
          </table:table-cell>
          <table:table-cell office:value-type="float" office:value="0.10355" calcext:value-type="float">
            <text:p>0.1035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1</text:p>
          </table:table-cell>
          <table:table-cell office:value-type="float" office:value="0.101252" calcext:value-type="float">
            <text:p>0.101252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2</text:p>
          </table:table-cell>
          <table:table-cell office:value-type="float" office:value="0.101641" calcext:value-type="float">
            <text:p>0.101641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3</text:p>
          </table:table-cell>
          <table:table-cell office:value-type="float" office:value="0.101625" calcext:value-type="float">
            <text:p>0.10162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4</text:p>
          </table:table-cell>
          <table:table-cell office:value-type="float" office:value="0.101732" calcext:value-type="float">
            <text:p>0.101732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5</text:p>
          </table:table-cell>
          <table:table-cell office:value-type="float" office:value="0.101658" calcext:value-type="float">
            <text:p>0.101658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6</text:p>
          </table:table-cell>
          <table:table-cell office:value-type="float" office:value="0.101487" calcext:value-type="float">
            <text:p>0.101487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7</text:p>
          </table:table-cell>
          <table:table-cell office:value-type="float" office:value="0.101718" calcext:value-type="float">
            <text:p>0.10171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8</text:p>
          </table:table-cell>
          <table:table-cell office:value-type="float" office:value="0.101636" calcext:value-type="float">
            <text:p>0.101636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9</text:p>
          </table:table-cell>
          <table:table-cell office:value-type="float" office:value="0.101833" calcext:value-type="float">
            <text:p>0.101833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0</text:p>
          </table:table-cell>
          <table:table-cell office:value-type="float" office:value="0.101455" calcext:value-type="float">
            <text:p>0.10145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1</text:p>
          </table:table-cell>
          <table:table-cell office:value-type="float" office:value="0.10117" calcext:value-type="float">
            <text:p>0.1011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2</text:p>
          </table:table-cell>
          <table:table-cell office:value-type="float" office:value="0.101353" calcext:value-type="float">
            <text:p>0.10135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3</text:p>
          </table:table-cell>
          <table:table-cell office:value-type="float" office:value="0.101516" calcext:value-type="float">
            <text:p>0.101516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4</text:p>
          </table:table-cell>
          <table:table-cell office:value-type="float" office:value="0.10161" calcext:value-type="float">
            <text:p>0.10161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5</text:p>
          </table:table-cell>
          <table:table-cell office:value-type="float" office:value="0.101619" calcext:value-type="float">
            <text:p>0.101619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6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7</text:p>
          </table:table-cell>
          <table:table-cell office:value-type="float" office:value="0.101708" calcext:value-type="float">
            <text:p>0.101708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8</text:p>
          </table:table-cell>
          <table:table-cell office:value-type="float" office:value="0.101678" calcext:value-type="float">
            <text:p>0.101678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9</text:p>
          </table:table-cell>
          <table:table-cell office:value-type="float" office:value="0.104455" calcext:value-type="float">
            <text:p>0.10445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0</text:p>
          </table:table-cell>
          <table:table-cell office:value-type="float" office:value="0.117045" calcext:value-type="float">
            <text:p>0.11704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1</text:p>
          </table:table-cell>
          <table:table-cell office:value-type="float" office:value="0.135435" calcext:value-type="float">
            <text:p>0.13543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2</text:p>
          </table:table-cell>
          <table:table-cell office:value-type="float" office:value="0.13557" calcext:value-type="float">
            <text:p>0.1355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3</text:p>
          </table:table-cell>
          <table:table-cell office:value-type="float" office:value="0.135604" calcext:value-type="float">
            <text:p>0.135604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4</text:p>
          </table:table-cell>
          <table:table-cell office:value-type="float" office:value="0.135646" calcext:value-type="float">
            <text:p>0.135646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5</text:p>
          </table:table-cell>
          <table:table-cell office:value-type="float" office:value="0.135525" calcext:value-type="float">
            <text:p>0.13552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6</text:p>
          </table:table-cell>
          <table:table-cell office:value-type="float" office:value="0.135661" calcext:value-type="float">
            <text:p>0.135661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7</text:p>
          </table:table-cell>
          <table:table-cell office:value-type="float" office:value="0.135665" calcext:value-type="float">
            <text:p>0.13566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8</text:p>
          </table:table-cell>
          <table:table-cell office:value-type="float" office:value="0.135622" calcext:value-type="float">
            <text:p>0.13562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9</text:p>
          </table:table-cell>
          <table:table-cell office:value-type="float" office:value="0.135575" calcext:value-type="float">
            <text:p>0.13557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0</text:p>
          </table:table-cell>
          <table:table-cell office:value-type="float" office:value="0.135149" calcext:value-type="float">
            <text:p>0.135149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1</text:p>
          </table:table-cell>
          <table:table-cell office:value-type="float" office:value="0.159215" calcext:value-type="float">
            <text:p>0.15921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2</text:p>
          </table:table-cell>
          <table:table-cell office:value-type="float" office:value="0.159358" calcext:value-type="float">
            <text:p>0.15935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3</text:p>
          </table:table-cell>
          <table:table-cell office:value-type="float" office:value="0.159471" calcext:value-type="float">
            <text:p>0.159471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4</text:p>
          </table:table-cell>
          <table:table-cell office:value-type="float" office:value="0.159504" calcext:value-type="float">
            <text:p>0.159504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5</text:p>
          </table:table-cell>
          <table:table-cell office:value-type="float" office:value="0.15948" calcext:value-type="float">
            <text:p>0.15948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6</text:p>
          </table:table-cell>
          <table:table-cell office:value-type="float" office:value="0.159533" calcext:value-type="float">
            <text:p>0.15953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7</text:p>
          </table:table-cell>
          <table:table-cell office:value-type="float" office:value="0.1593" calcext:value-type="float">
            <text:p>0.159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8</text:p>
          </table:table-cell>
          <table:table-cell office:value-type="float" office:value="0.159495" calcext:value-type="float">
            <text:p>0.15949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9</text:p>
          </table:table-cell>
          <table:table-cell office:value-type="float" office:value="0.159539" calcext:value-type="float">
            <text:p>0.159539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0</text:p>
          </table:table-cell>
          <table:table-cell office:value-type="float" office:value="0.159356" calcext:value-type="float">
            <text:p>0.159356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1</text:p>
          </table:table-cell>
          <table:table-cell office:value-type="float" office:value="0.23165" calcext:value-type="float">
            <text:p>0.2316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2</text:p>
          </table:table-cell>
          <table:table-cell office:value-type="float" office:value="0.236179" calcext:value-type="float">
            <text:p>0.236179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3</text:p>
          </table:table-cell>
          <table:table-cell office:value-type="float" office:value="0.237583" calcext:value-type="float">
            <text:p>0.237583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4</text:p>
          </table:table-cell>
          <table:table-cell office:value-type="float" office:value="0.239139" calcext:value-type="float">
            <text:p>0.239139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5</text:p>
          </table:table-cell>
          <table:table-cell office:value-type="float" office:value="0.240679" calcext:value-type="float">
            <text:p>0.240679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6</text:p>
          </table:table-cell>
          <table:table-cell office:value-type="float" office:value="0.242647" calcext:value-type="float">
            <text:p>0.242647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7</text:p>
          </table:table-cell>
          <table:table-cell office:value-type="float" office:value="0.244406" calcext:value-type="float">
            <text:p>0.244406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8</text:p>
          </table:table-cell>
          <table:table-cell office:value-type="float" office:value="0.246132" calcext:value-type="float">
            <text:p>0.246132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9</text:p>
          </table:table-cell>
          <table:table-cell office:value-type="float" office:value="0.248166" calcext:value-type="float">
            <text:p>0.248166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0</text:p>
          </table:table-cell>
          <table:table-cell office:value-type="float" office:value="0.249999" calcext:value-type="float">
            <text:p>0.24999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1</text:p>
          </table:table-cell>
          <table:table-cell office:value-type="float" office:value="0.370995" calcext:value-type="float">
            <text:p>0.37099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2</text:p>
          </table:table-cell>
          <table:table-cell office:value-type="float" office:value="0.573058" calcext:value-type="float">
            <text:p>0.573058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3</text:p>
          </table:table-cell>
          <table:table-cell office:value-type="float" office:value="0.775434" calcext:value-type="float">
            <text:p>0.775434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4</text:p>
          </table:table-cell>
          <table:table-cell office:value-type="float" office:value="0.977505" calcext:value-type="float">
            <text:p>0.9775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5</text:p>
          </table:table-cell>
          <table:table-cell office:value-type="float" office:value="1.179631" calcext:value-type="float">
            <text:p>1.179631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6</text:p>
          </table:table-cell>
          <table:table-cell office:value-type="float" office:value="1.382044" calcext:value-type="float">
            <text:p>1.382044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7</text:p>
          </table:table-cell>
          <table:table-cell office:value-type="float" office:value="1.584292" calcext:value-type="float">
            <text:p>1.584292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8</text:p>
          </table:table-cell>
          <table:table-cell office:value-type="float" office:value="1.786623" calcext:value-type="float">
            <text:p>1.786623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9</text:p>
          </table:table-cell>
          <table:table-cell office:value-type="float" office:value="1.98902" calcext:value-type="float">
            <text:p>1.98902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0</text:p>
          </table:table-cell>
          <table:table-cell office:value-type="float" office:value="2.191181" calcext:value-type="float">
            <text:p>2.191181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1</text:p>
          </table:table-cell>
          <table:table-cell office:value-type="float" office:value="2.540806" calcext:value-type="float">
            <text:p>2.540806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2</text:p>
          </table:table-cell>
          <table:table-cell office:value-type="float" office:value="2.943434" calcext:value-type="float">
            <text:p>2.94343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3</text:p>
          </table:table-cell>
          <table:table-cell office:value-type="float" office:value="3.346113" calcext:value-type="float">
            <text:p>3.34611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4</text:p>
          </table:table-cell>
          <table:table-cell office:value-type="float" office:value="3.748702" calcext:value-type="float">
            <text:p>3.748702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5</text:p>
          </table:table-cell>
          <table:table-cell office:value-type="float" office:value="4.151095" calcext:value-type="float">
            <text:p>4.15109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6</text:p>
          </table:table-cell>
          <table:table-cell office:value-type="float" office:value="4.553702" calcext:value-type="float">
            <text:p>4.553702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7</text:p>
          </table:table-cell>
          <table:table-cell office:value-type="float" office:value="4.956239" calcext:value-type="float">
            <text:p>4.956239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8</text:p>
          </table:table-cell>
          <table:table-cell office:value-type="float" office:value="5.358577" calcext:value-type="float">
            <text:p>5.358577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9</text:p>
          </table:table-cell>
          <table:table-cell office:value-type="float" office:value="5.761232" calcext:value-type="float">
            <text:p>5.761232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0</text:p>
          </table:table-cell>
          <table:table-cell office:value-type="float" office:value="6.163838" calcext:value-type="float">
            <text:p>6.163838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</text:p>
          </table:table-cell>
          <table:table-cell office:value-type="float" office:value="6.661465" calcext:value-type="float">
            <text:p>6.66146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</text:p>
          </table:table-cell>
          <table:table-cell office:value-type="float" office:value="7.264642" calcext:value-type="float">
            <text:p>7.26464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</text:p>
          </table:table-cell>
          <table:table-cell office:value-type="float" office:value="7.867479" calcext:value-type="float">
            <text:p>7.867479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</text:p>
          </table:table-cell>
          <table:table-cell office:value-type="float" office:value="8.469911" calcext:value-type="float">
            <text:p>8.469911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</text:p>
          </table:table-cell>
          <table:table-cell office:value-type="float" office:value="9.072537" calcext:value-type="float">
            <text:p>9.072537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</text:p>
          </table:table-cell>
          <table:table-cell office:value-type="float" office:value="9.675402" calcext:value-type="float">
            <text:p>9.675402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</text:p>
          </table:table-cell>
          <table:table-cell office:value-type="float" office:value="10.278018" calcext:value-type="float">
            <text:p>10.278018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</text:p>
          </table:table-cell>
          <table:table-cell office:value-type="float" office:value="10.880953" calcext:value-type="float">
            <text:p>10.88095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</text:p>
          </table:table-cell>
          <table:table-cell office:value-type="float" office:value="11.483599" calcext:value-type="float">
            <text:p>11.483599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</text:p>
          </table:table-cell>
          <table:table-cell office:value-type="float" office:value="12.086454" calcext:value-type="float">
            <text:p>12.086454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</text:p>
          </table:table-cell>
          <table:table-cell office:value-type="float" office:value="12.768528" calcext:value-type="float">
            <text:p>12.768528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</text:p>
          </table:table-cell>
          <table:table-cell office:value-type="float" office:value="13.571576" calcext:value-type="float">
            <text:p>13.571576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</text:p>
          </table:table-cell>
          <table:table-cell office:value-type="float" office:value="14.375203" calcext:value-type="float">
            <text:p>14.375203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</text:p>
          </table:table-cell>
          <table:table-cell office:value-type="float" office:value="15.178669" calcext:value-type="float">
            <text:p>15.178669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</text:p>
          </table:table-cell>
          <table:table-cell office:value-type="float" office:value="15.982302" calcext:value-type="float">
            <text:p>15.98230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</text:p>
          </table:table-cell>
          <table:table-cell office:value-type="float" office:value="16.785476" calcext:value-type="float">
            <text:p>16.78547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</text:p>
          </table:table-cell>
          <table:table-cell office:value-type="float" office:value="17.588574" calcext:value-type="float">
            <text:p>17.588574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</text:p>
          </table:table-cell>
          <table:table-cell office:value-type="float" office:value="18.391472" calcext:value-type="float">
            <text:p>18.39147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</text:p>
          </table:table-cell>
          <table:table-cell office:value-type="float" office:value="19.194459" calcext:value-type="float">
            <text:p>19.194459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</text:p>
          </table:table-cell>
          <table:table-cell office:value-type="float" office:value="19.997644" calcext:value-type="float">
            <text:p>19.997644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</text:p>
          </table:table-cell>
          <table:table-cell office:value-type="float" office:value="20.860576" calcext:value-type="float">
            <text:p>20.860576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</text:p>
          </table:table-cell>
          <table:table-cell office:value-type="float" office:value="21.8642" calcext:value-type="float">
            <text:p>21.864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</text:p>
          </table:table-cell>
          <table:table-cell office:value-type="float" office:value="22.868229" calcext:value-type="float">
            <text:p>22.868229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</text:p>
          </table:table-cell>
          <table:table-cell office:value-type="float" office:value="23.872253" calcext:value-type="float">
            <text:p>23.87225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raw" table:style-name="ta1">
        <table:shapes>
          <draw:frame draw:z-index="0" draw:style-name="gr1" draw:text-style-name="P1" svg:width="159.99mm" svg:height="89.99mm" svg:x="201.84mm" svg:y="3.66mm">
            <loext:p draw:notify-on-update-of-ranges="raw.B1:raw.B1 raw.B2:raw.B999 raw.C1:raw.C1 raw.C2:raw.C999 raw.D1:raw.D1 raw.D2:raw.D99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Default" office:value-type="string" calcext:value-type="string">
            <text:p>#yyy-mm-dd</text:p>
          </table:table-cell>
          <table:table-cell table:style-name="Default" office:value-type="string" calcext:value-type="string">
            <text:p>hh:mm:ss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p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0.994</text:p>
          </table:table-cell>
          <table:table-cell office:value-type="float" office:value="0.10355" calcext:value-type="float">
            <text:p>0.1035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d6f097e-a72b-4b3b-8f1b-28dd267264e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1.301</text:p>
          </table:table-cell>
          <table:table-cell office:value-type="float" office:value="0.10155" calcext:value-type="float">
            <text:p>0.1015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1835a49-32d9-41f9-b0f6-cad6d3d766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1.994</text:p>
          </table:table-cell>
          <table:table-cell office:value-type="float" office:value="0.100955" calcext:value-type="float">
            <text:p>0.10095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038cf95-4388-4573-bcc9-bb7cc197a5a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2.301</text:p>
          </table:table-cell>
          <table:table-cell office:value-type="float" office:value="0.101625" calcext:value-type="float">
            <text:p>0.10162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96de19a-6bdb-4b28-9d76-a5948e24012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2.994</text:p>
          </table:table-cell>
          <table:table-cell office:value-type="float" office:value="0.101657" calcext:value-type="float">
            <text:p>0.10165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af3c591-8b63-493d-9fc2-b5e2c63855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3.301</text:p>
          </table:table-cell>
          <table:table-cell office:value-type="float" office:value="0.101611" calcext:value-type="float">
            <text:p>0.101611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daa8541-8bae-4cb1-91dc-992e0abc54a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3.994</text:p>
          </table:table-cell>
          <table:table-cell office:value-type="float" office:value="0.101638" calcext:value-type="float">
            <text:p>0.101638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33175b9-e6c3-4c86-add9-dfb137406c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4.301</text:p>
          </table:table-cell>
          <table:table-cell office:value-type="float" office:value="0.10175" calcext:value-type="float">
            <text:p>0.1017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d9b6880-fba0-40b5-b047-a66bb2bc976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4.994</text:p>
          </table:table-cell>
          <table:table-cell office:value-type="float" office:value="0.101714" calcext:value-type="float">
            <text:p>0.10171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5fd8c28-6881-422d-87a3-4a8bded06ed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5.301</text:p>
          </table:table-cell>
          <table:table-cell office:value-type="float" office:value="0.101634" calcext:value-type="float">
            <text:p>0.101634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dbeef2a-ff7b-473d-b93a-205e603e2f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5.994</text:p>
          </table:table-cell>
          <table:table-cell office:value-type="float" office:value="0.101682" calcext:value-type="float">
            <text:p>0.10168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c0bf744-164c-4641-b186-4b4dea4fa6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6.301</text:p>
          </table:table-cell>
          <table:table-cell office:value-type="float" office:value="0.101609" calcext:value-type="float">
            <text:p>0.10160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04c2330-194f-4c5c-8710-165619d763c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6.994</text:p>
          </table:table-cell>
          <table:table-cell office:value-type="float" office:value="0.101365" calcext:value-type="float">
            <text:p>0.10136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b4b1ea3-a327-4ac2-9572-ca88b2f181d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7.301</text:p>
          </table:table-cell>
          <table:table-cell office:value-type="float" office:value="0.101718" calcext:value-type="float">
            <text:p>0.101718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488a067-916b-404d-8a27-83fc41d1df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7.994</text:p>
          </table:table-cell>
          <table:table-cell office:value-type="float" office:value="0.101717" calcext:value-type="float">
            <text:p>0.10171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5995b49-0463-4ea5-bd13-13345469534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8.301</text:p>
          </table:table-cell>
          <table:table-cell office:value-type="float" office:value="0.101702" calcext:value-type="float">
            <text:p>0.101702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9e08aef-0f80-4d4e-9709-bcaf7094329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8.994</text:p>
          </table:table-cell>
          <table:table-cell office:value-type="float" office:value="0.101571" calcext:value-type="float">
            <text:p>0.101571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e4b83f9-243c-46ac-86e6-e6e59933a30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9.301</text:p>
          </table:table-cell>
          <table:table-cell office:value-type="float" office:value="0.101954" calcext:value-type="float">
            <text:p>0.101954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5901a3c-0bbc-4168-b814-688d7e177bc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49.994</text:p>
          </table:table-cell>
          <table:table-cell office:value-type="float" office:value="0.101713" calcext:value-type="float">
            <text:p>0.10171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fac7cb2-7cc0-4f8a-b085-de42ab48c3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0.301</text:p>
          </table:table-cell>
          <table:table-cell office:value-type="float" office:value="0.101113" calcext:value-type="float">
            <text:p>0.101113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2a2558c-1647-437d-862e-212c64631cc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0.994</text:p>
          </table:table-cell>
          <table:table-cell office:value-type="float" office:value="0.101797" calcext:value-type="float">
            <text:p>0.10179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2adb39d-b33d-4e11-a24e-ae2f8e7ce54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1.137</text:p>
          </table:table-cell>
          <table:table-cell office:value-type="float" office:value="0.101382" calcext:value-type="float">
            <text:p>0.101382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989ae9d-e32e-422b-80e8-24b50b355d8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1.301</text:p>
          </table:table-cell>
          <table:table-cell office:value-type="float" office:value="0.101147" calcext:value-type="float">
            <text:p>0.10114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c6ac895-a88c-4300-ae02-b9ba77428a5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1.533</text:p>
          </table:table-cell>
          <table:table-cell office:value-type="float" office:value="0.101029" calcext:value-type="float">
            <text:p>0.101029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004946e-d822-49e9-b781-6954ad2e894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1.994</text:p>
          </table:table-cell>
          <table:table-cell office:value-type="float" office:value="0.101123" calcext:value-type="float">
            <text:p>0.10112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02cdeb6-d21a-4815-b697-9f50f4ba641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2.137</text:p>
          </table:table-cell>
          <table:table-cell office:value-type="float" office:value="0.101481" calcext:value-type="float">
            <text:p>0.10148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884ea9b-5cfd-456f-b377-01bf1c1974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2.301</text:p>
          </table:table-cell>
          <table:table-cell office:value-type="float" office:value="0.10154" calcext:value-type="float">
            <text:p>0.1015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2e602f1-a09a-4759-8f3a-3481ace9d4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2.532</text:p>
          </table:table-cell>
          <table:table-cell office:value-type="float" office:value="0.10085" calcext:value-type="float">
            <text:p>0.1008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84e47b5-a853-4d72-89a4-c20f6a4c0ae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2.994</text:p>
          </table:table-cell>
          <table:table-cell office:value-type="float" office:value="0.101543" calcext:value-type="float">
            <text:p>0.101543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6ec1fe2-ab51-41ae-be30-c432a2d59b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3.137</text:p>
          </table:table-cell>
          <table:table-cell office:value-type="float" office:value="0.101688" calcext:value-type="float">
            <text:p>0.101688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5598665-22a2-45f3-851b-6a27c72206d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3.301</text:p>
          </table:table-cell>
          <table:table-cell office:value-type="float" office:value="0.101717" calcext:value-type="float">
            <text:p>0.10171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c6fe2fd-5410-4c34-ba34-bf5d4b8c38b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3.532</text:p>
          </table:table-cell>
          <table:table-cell office:value-type="float" office:value="0.101066" calcext:value-type="float">
            <text:p>0.101066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de2706e-6af7-421c-9aab-0a0eaaa6059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3.994</text:p>
          </table:table-cell>
          <table:table-cell office:value-type="float" office:value="0.101595" calcext:value-type="float">
            <text:p>0.10159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7f4eee8-a2be-4ca6-ad7b-96f5a47dd07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4.137</text:p>
          </table:table-cell>
          <table:table-cell office:value-type="float" office:value="0.101595" calcext:value-type="float">
            <text:p>0.10159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150feb1-f53a-460e-9a7e-d1fe5c0884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4.301</text:p>
          </table:table-cell>
          <table:table-cell office:value-type="float" office:value="0.101568" calcext:value-type="float">
            <text:p>0.101568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6cd20c5-ad46-4f48-a213-62519fbd2fb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4.533</text:p>
          </table:table-cell>
          <table:table-cell office:value-type="float" office:value="0.101649" calcext:value-type="float">
            <text:p>0.10164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90262f8-ff57-4c8f-9d19-b64c31170af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4.994</text:p>
          </table:table-cell>
          <table:table-cell office:value-type="float" office:value="0.101628" calcext:value-type="float">
            <text:p>0.101628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e7b6fa5-9ab5-415e-b5e1-9b5142657b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5.137</text:p>
          </table:table-cell>
          <table:table-cell office:value-type="float" office:value="0.101619" calcext:value-type="float">
            <text:p>0.101619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1838891-52f1-486f-9f34-37d73d19cb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5.301</text:p>
          </table:table-cell>
          <table:table-cell office:value-type="float" office:value="0.101633" calcext:value-type="float">
            <text:p>0.101633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6d9a36a-1ded-4844-b036-936a6b21b0c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5.533</text:p>
          </table:table-cell>
          <table:table-cell office:value-type="float" office:value="0.101716" calcext:value-type="float">
            <text:p>0.101716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98dacee-7c95-4b21-b181-a9b8a9b4735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5.994</text:p>
          </table:table-cell>
          <table:table-cell office:value-type="float" office:value="0.101509" calcext:value-type="float">
            <text:p>0.101509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e8571ce-b6b8-4a73-b396-03e91e02acd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6.137</text:p>
          </table:table-cell>
          <table:table-cell office:value-type="float" office:value="0.100781" calcext:value-type="float">
            <text:p>0.100781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4688159-262e-45f5-aa77-9c94c4e0563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6.301</text:p>
          </table:table-cell>
          <table:table-cell office:value-type="float" office:value="0.101532" calcext:value-type="float">
            <text:p>0.101532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DFA0495-25BE-4624-ACE9-91B0A28E30F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6.532</text:p>
          </table:table-cell>
          <table:table-cell office:value-type="float" office:value="0.101685" calcext:value-type="float">
            <text:p>0.10168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5837bcc-e9e6-4b94-aa33-89a8ceac613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6.994</text:p>
          </table:table-cell>
          <table:table-cell office:value-type="float" office:value="0.101203" calcext:value-type="float">
            <text:p>0.101203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c3d0631-2b5e-42cf-97b0-d9d58a9c2f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7.137</text:p>
          </table:table-cell>
          <table:table-cell office:value-type="float" office:value="0.101551" calcext:value-type="float">
            <text:p>0.101551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ac88550-3b69-4fec-b544-02a27f1db5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7.301</text:p>
          </table:table-cell>
          <table:table-cell office:value-type="float" office:value="0.101812" calcext:value-type="float">
            <text:p>0.101812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19a43d0-c700-45cf-a0ad-1c4bdbd0df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7.532</text:p>
          </table:table-cell>
          <table:table-cell office:value-type="float" office:value="0.101822" calcext:value-type="float">
            <text:p>0.101822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3bbcac4-3c47-4528-8f6a-48ce65336c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7.994</text:p>
          </table:table-cell>
          <table:table-cell office:value-type="float" office:value="0.101648" calcext:value-type="float">
            <text:p>0.101648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d2876fc-87fc-4a2a-a801-c53f263455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8.137</text:p>
          </table:table-cell>
          <table:table-cell office:value-type="float" office:value="0.101634" calcext:value-type="float">
            <text:p>0.101634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a31240c-a6e5-4f0f-b53b-2c8146db58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8.301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f07ccb6-d765-4ed2-9746-826fa365ab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8.533</text:p>
          </table:table-cell>
          <table:table-cell office:value-type="float" office:value="0.101499" calcext:value-type="float">
            <text:p>0.101499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318b57f-c1fa-4587-8dbd-2b78cee5d20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8.994</text:p>
          </table:table-cell>
          <table:table-cell office:value-type="float" office:value="0.10182" calcext:value-type="float">
            <text:p>0.10182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dbea38f-9cff-46a3-a72b-0257ea4342e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9.137</text:p>
          </table:table-cell>
          <table:table-cell office:value-type="float" office:value="0.101788" calcext:value-type="float">
            <text:p>0.101788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3247334-2635-41ff-abb6-f3ea463636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9.301</text:p>
          </table:table-cell>
          <table:table-cell office:value-type="float" office:value="0.101744" calcext:value-type="float">
            <text:p>0.101744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d0a6265-cb09-428f-985e-0d3ac628bc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9.533</text:p>
          </table:table-cell>
          <table:table-cell office:value-type="float" office:value="0.112957" calcext:value-type="float">
            <text:p>0.11295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6287fa6-fa1d-48cf-99fd-6efa07c99bf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8:59.994</text:p>
          </table:table-cell>
          <table:table-cell office:value-type="float" office:value="0.101331" calcext:value-type="float">
            <text:p>0.101331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56fcd52-8220-4518-8bc1-67cae4ba1e4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0.137</text:p>
          </table:table-cell>
          <table:table-cell office:value-type="float" office:value="0.101378" calcext:value-type="float">
            <text:p>0.101378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07f7977-bbb8-4a4c-bb99-993d6ad075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0.301</text:p>
          </table:table-cell>
          <table:table-cell office:value-type="float" office:value="0.100775" calcext:value-type="float">
            <text:p>0.10077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3dd4e66-1bc8-44a5-bfdc-78015e480ed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0.532</text:p>
          </table:table-cell>
          <table:table-cell office:value-type="float" office:value="0.101472" calcext:value-type="float">
            <text:p>0.10147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bd33e61-7d1b-425e-ab69-f4c7bcb9aa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0.972</text:p>
          </table:table-cell>
          <table:table-cell office:value-type="float" office:value="0.101597" calcext:value-type="float">
            <text:p>0.101597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be9c8af-c56f-46a3-8b37-dde2f1305bf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0.994</text:p>
          </table:table-cell>
          <table:table-cell office:value-type="float" office:value="0.180003" calcext:value-type="float">
            <text:p>0.180003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77dcd51-0d02-4ba9-9c6e-0dd913c4fa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1.137</text:p>
          </table:table-cell>
          <table:table-cell office:value-type="float" office:value="0.136818" calcext:value-type="float">
            <text:p>0.136818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d6bf0ab-572b-433d-acaf-368f73aa5d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1.301</text:p>
          </table:table-cell>
          <table:table-cell office:value-type="float" office:value="0.101675" calcext:value-type="float">
            <text:p>0.10167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0f06d63-bcd8-4ec5-adf1-68f5603032f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1.311</text:p>
          </table:table-cell>
          <table:table-cell office:value-type="float" office:value="0.191423" calcext:value-type="float">
            <text:p>0.191423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782c7cf-8cac-4480-b5c6-31eec51fec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1.533</text:p>
          </table:table-cell>
          <table:table-cell office:value-type="float" office:value="0.101563" calcext:value-type="float">
            <text:p>0.10156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aeadf74-8594-4641-9190-e9886bda6c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1.972</text:p>
          </table:table-cell>
          <table:table-cell office:value-type="float" office:value="0.101421" calcext:value-type="float">
            <text:p>0.101421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a3d5c3c-d377-4c08-ad35-7e25c23855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1.994</text:p>
          </table:table-cell>
          <table:table-cell office:value-type="float" office:value="0.179707" calcext:value-type="float">
            <text:p>0.179707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8a5545d-9657-40ed-b11f-f4ce70e0081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2.137</text:p>
          </table:table-cell>
          <table:table-cell office:value-type="float" office:value="0.13646" calcext:value-type="float">
            <text:p>0.13646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836ddbc-37a7-4248-83bc-e507b2423cc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2.301</text:p>
          </table:table-cell>
          <table:table-cell office:value-type="float" office:value="0.101804" calcext:value-type="float">
            <text:p>0.101804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9bf911f-b41e-4b3a-bba9-0178e68571e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2.311</text:p>
          </table:table-cell>
          <table:table-cell office:value-type="float" office:value="0.191526" calcext:value-type="float">
            <text:p>0.19152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ec3ae36-6ce9-439d-88f3-05aea8905db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2.533</text:p>
          </table:table-cell>
          <table:table-cell office:value-type="float" office:value="0.101582" calcext:value-type="float">
            <text:p>0.101582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f8732d0-1ddf-498e-9dbb-b50a89168fc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2.972</text:p>
          </table:table-cell>
          <table:table-cell office:value-type="float" office:value="0.101843" calcext:value-type="float">
            <text:p>0.101843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a7e292d-6435-4ada-90e8-410d3829c3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2.994</text:p>
          </table:table-cell>
          <table:table-cell office:value-type="float" office:value="0.180207" calcext:value-type="float">
            <text:p>0.18020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aa5988b-e45d-438c-8890-19ef561d3ad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3.137</text:p>
          </table:table-cell>
          <table:table-cell office:value-type="float" office:value="0.136868" calcext:value-type="float">
            <text:p>0.13686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2570348-e8f9-4beb-a75e-cecbe4255cc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3.30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ee0f839-3e73-4e81-a647-4703ce2d67a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3.311</text:p>
          </table:table-cell>
          <table:table-cell office:value-type="float" office:value="0.191589" calcext:value-type="float">
            <text:p>0.191589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0cc25ad-72b5-4054-a1f6-964e42ab5c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3.532</text:p>
          </table:table-cell>
          <table:table-cell office:value-type="float" office:value="0.101216" calcext:value-type="float">
            <text:p>0.101216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70ea58b-73ef-439a-bb8a-a7bd07901d5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3.972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4d693fa-e30b-4b25-b92b-7abc591035e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3.994</text:p>
          </table:table-cell>
          <table:table-cell office:value-type="float" office:value="0.180388" calcext:value-type="float">
            <text:p>0.18038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c09bdd4-035f-4dea-b06c-6951a89a550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4.137</text:p>
          </table:table-cell>
          <table:table-cell office:value-type="float" office:value="0.137042" calcext:value-type="float">
            <text:p>0.13704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6269931-07e2-4a24-9516-c92b7297d93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4.301</text:p>
          </table:table-cell>
          <table:table-cell office:value-type="float" office:value="0.101763" calcext:value-type="float">
            <text:p>0.101763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203424f-005b-4ef5-9712-904cde06b32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4.311</text:p>
          </table:table-cell>
          <table:table-cell office:value-type="float" office:value="0.191565" calcext:value-type="float">
            <text:p>0.19156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914ad8e-11a3-459d-9f5a-9d7a9e73023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4.533</text:p>
          </table:table-cell>
          <table:table-cell office:value-type="float" office:value="0.101625" calcext:value-type="float">
            <text:p>0.10162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e14c91b-ac25-4621-95b8-fc6a846324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4.972</text:p>
          </table:table-cell>
          <table:table-cell office:value-type="float" office:value="0.101596" calcext:value-type="float">
            <text:p>0.101596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a59885e-e407-4b33-a938-34c03a185ad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4.994</text:p>
          </table:table-cell>
          <table:table-cell office:value-type="float" office:value="0.180286" calcext:value-type="float">
            <text:p>0.18028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89aa37f-4003-49df-8f01-6164cbad3b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5.137</text:p>
          </table:table-cell>
          <table:table-cell office:value-type="float" office:value="0.13694" calcext:value-type="float">
            <text:p>0.13694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0fc4597-b375-4b26-a8e4-1db9e4edea7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5.301</text:p>
          </table:table-cell>
          <table:table-cell office:value-type="float" office:value="0.101479" calcext:value-type="float">
            <text:p>0.101479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b155151-a57e-4aff-a86f-5090a2f0ed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5.311</text:p>
          </table:table-cell>
          <table:table-cell office:value-type="float" office:value="0.191181" calcext:value-type="float">
            <text:p>0.19118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188203b-205c-45f2-8dd6-badbcce3f6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5.533</text:p>
          </table:table-cell>
          <table:table-cell office:value-type="float" office:value="0.101562" calcext:value-type="float">
            <text:p>0.10156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643dba3-018c-4756-842a-583429ed73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5.972</text:p>
          </table:table-cell>
          <table:table-cell office:value-type="float" office:value="0.101734" calcext:value-type="float">
            <text:p>0.101734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493b85c-19fd-4947-a0dd-04e0ad34d8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5.994</text:p>
          </table:table-cell>
          <table:table-cell office:value-type="float" office:value="0.180251" calcext:value-type="float">
            <text:p>0.18025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0c2d00f-d36a-424b-b425-692a357c5ec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6.137</text:p>
          </table:table-cell>
          <table:table-cell office:value-type="float" office:value="0.137115" calcext:value-type="float">
            <text:p>0.13711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ea78fc4-f45f-4e90-9948-94ad2885f7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6.301</text:p>
          </table:table-cell>
          <table:table-cell office:value-type="float" office:value="0.101747" calcext:value-type="float">
            <text:p>0.10174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b649ea1-a8f5-4e74-a129-2912bab756f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6.311</text:p>
          </table:table-cell>
          <table:table-cell office:value-type="float" office:value="0.191548" calcext:value-type="float">
            <text:p>0.191548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e4bd3f5-22c2-46bb-9da8-326c643c78d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6.532</text:p>
          </table:table-cell>
          <table:table-cell office:value-type="float" office:value="0.101563" calcext:value-type="float">
            <text:p>0.101563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170ede8-0fca-4ccb-8a86-86077170308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6.972</text:p>
          </table:table-cell>
          <table:table-cell office:value-type="float" office:value="0.101735" calcext:value-type="float">
            <text:p>0.10173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02cabb9-7861-453a-bb26-eb8ef32a56b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6.994</text:p>
          </table:table-cell>
          <table:table-cell office:value-type="float" office:value="0.180259" calcext:value-type="float">
            <text:p>0.180259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e7849c0-1a79-4c0c-82bf-1186476d091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7.137</text:p>
          </table:table-cell>
          <table:table-cell office:value-type="float" office:value="0.137027" calcext:value-type="float">
            <text:p>0.137027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15b05db-446a-44ed-8f8b-de8964839fb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7.301</text:p>
          </table:table-cell>
          <table:table-cell office:value-type="float" office:value="0.101872" calcext:value-type="float">
            <text:p>0.10187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6541a18-6cdd-4d06-a6ae-971e27f3ab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7.311</text:p>
          </table:table-cell>
          <table:table-cell office:value-type="float" office:value="0.191472" calcext:value-type="float">
            <text:p>0.19147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cc7a31b-2ab1-4344-bf27-2d4474c137a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7.533</text:p>
          </table:table-cell>
          <table:table-cell office:value-type="float" office:value="0.101667" calcext:value-type="float">
            <text:p>0.10166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5198514-0769-4b39-b1a3-b0f1556a55f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7.972</text:p>
          </table:table-cell>
          <table:table-cell office:value-type="float" office:value="0.10171" calcext:value-type="float">
            <text:p>0.10171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66a3556-c812-4c67-9b32-d74c97ac87c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7.994</text:p>
          </table:table-cell>
          <table:table-cell office:value-type="float" office:value="0.180241" calcext:value-type="float">
            <text:p>0.18024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3733882-470f-4a63-9fd5-ec2528a28f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8.137</text:p>
          </table:table-cell>
          <table:table-cell office:value-type="float" office:value="0.136859" calcext:value-type="float">
            <text:p>0.13685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cab7c8e-6dab-4149-91e2-37515e06712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8.301</text:p>
          </table:table-cell>
          <table:table-cell office:value-type="float" office:value="0.101875" calcext:value-type="float">
            <text:p>0.10187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bbe0237-5b21-4e58-bacf-512716637f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8.311</text:p>
          </table:table-cell>
          <table:table-cell office:value-type="float" office:value="0.191552" calcext:value-type="float">
            <text:p>0.19155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7c02897-577c-458f-9830-18a4f166f9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8.532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458523a-032a-43db-80f2-35753872d1b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8.972</text:p>
          </table:table-cell>
          <table:table-cell office:value-type="float" office:value="0.101799" calcext:value-type="float">
            <text:p>0.101799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c278b98-5a4a-4e87-b7ae-fe695d7650b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8.994</text:p>
          </table:table-cell>
          <table:table-cell office:value-type="float" office:value="0.180419" calcext:value-type="float">
            <text:p>0.18041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cae37df-f9f3-434b-8bcf-6849b201c5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9.137</text:p>
          </table:table-cell>
          <table:table-cell office:value-type="float" office:value="0.137248" calcext:value-type="float">
            <text:p>0.137248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e4e08c2-e701-491c-8d22-0f8ba27a6d6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9.301</text:p>
          </table:table-cell>
          <table:table-cell office:value-type="float" office:value="0.101813" calcext:value-type="float">
            <text:p>0.101813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18d2684-1ec9-430b-a823-6bee510ca3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9.311</text:p>
          </table:table-cell>
          <table:table-cell office:value-type="float" office:value="0.191353" calcext:value-type="float">
            <text:p>0.191353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8a90d0f-8ed3-4d77-9705-df4e9ce806a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9.533</text:p>
          </table:table-cell>
          <table:table-cell office:value-type="float" office:value="0.101488" calcext:value-type="float">
            <text:p>0.101488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bf5e438-7f69-4f15-a8a8-dc5a661c6ff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9.972</text:p>
          </table:table-cell>
          <table:table-cell office:value-type="float" office:value="0.10166" calcext:value-type="float">
            <text:p>0.1016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f667bd4-af12-49ce-8471-db32fdae02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09.994</text:p>
          </table:table-cell>
          <table:table-cell office:value-type="float" office:value="0.179886" calcext:value-type="float">
            <text:p>0.179886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331fd62-32c3-4037-bf09-28832e9d7d1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0.137</text:p>
          </table:table-cell>
          <table:table-cell office:value-type="float" office:value="0.136721" calcext:value-type="float">
            <text:p>0.13672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a1f36e4-a7ca-4e8f-835c-a475328bacd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0.301</text:p>
          </table:table-cell>
          <table:table-cell office:value-type="float" office:value="0.10116" calcext:value-type="float">
            <text:p>0.1011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8ec1fed-172e-45cc-91a9-30d29ba233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0.311</text:p>
          </table:table-cell>
          <table:table-cell office:value-type="float" office:value="0.191098" calcext:value-type="float">
            <text:p>0.19109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9182d0d-10c0-483b-aaf6-6e4f01962c8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0.533</text:p>
          </table:table-cell>
          <table:table-cell office:value-type="float" office:value="0.101415" calcext:value-type="float">
            <text:p>0.10141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884ee8f-5f1d-4d4f-b734-1181a240aef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0.972</text:p>
          </table:table-cell>
          <table:table-cell office:value-type="float" office:value="0.101021" calcext:value-type="float">
            <text:p>0.101021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7f35939-2d66-4579-a4b9-90f502b9b9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0.994</text:p>
          </table:table-cell>
          <table:table-cell office:value-type="float" office:value="0.179476" calcext:value-type="float">
            <text:p>0.179476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542f2cb-f72f-4beb-a4bf-48ea1851022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1.137</text:p>
          </table:table-cell>
          <table:table-cell office:value-type="float" office:value="0.136501" calcext:value-type="float">
            <text:p>0.13650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9b47760-f1b0-4622-8bb7-2d3341de68c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1.301</text:p>
          </table:table-cell>
          <table:table-cell office:value-type="float" office:value="0.101758" calcext:value-type="float">
            <text:p>0.101758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832ffb7-21f9-44bd-8104-80b866ad8e9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1.311</text:p>
          </table:table-cell>
          <table:table-cell office:value-type="float" office:value="0.191865" calcext:value-type="float">
            <text:p>0.19186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84bfa2a-efbd-4f36-a508-96e470c91ef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1.312</text:p>
          </table:table-cell>
          <table:table-cell office:value-type="float" office:value="0.290669" calcext:value-type="float">
            <text:p>0.290669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7be72f1-aeac-4eff-9938-841d2903b0e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1.532</text:p>
          </table:table-cell>
          <table:table-cell office:value-type="float" office:value="0.170895" calcext:value-type="float">
            <text:p>0.170895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a6bce31-f80f-4df7-b244-40737467ed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1.741</text:p>
          </table:table-cell>
          <table:table-cell office:value-type="float" office:value="0.101218" calcext:value-type="float">
            <text:p>0.101218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2d2219e-2aa8-47d7-893c-0687b6e230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1.972</text:p>
          </table:table-cell>
          <table:table-cell office:value-type="float" office:value="0.101218" calcext:value-type="float">
            <text:p>0.101218</text:p>
          </table:table-cell>
          <table:table-cell office:value-type="float" office:value="0.00008" calcext:value-type="float">
            <text:p>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ce86ff7-064c-426a-b830-54c2b3853e3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1.994</text:p>
          </table:table-cell>
          <table:table-cell office:value-type="float" office:value="0.179598" calcext:value-type="float">
            <text:p>0.17959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16c0fce-9258-46be-ad60-3bf74ac0d2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2.137</text:p>
          </table:table-cell>
          <table:table-cell office:value-type="float" office:value="0.136566" calcext:value-type="float">
            <text:p>0.136566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a1bcf29-442b-474d-8317-24f3011961e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2.301</text:p>
          </table:table-cell>
          <table:table-cell office:value-type="float" office:value="0.101497" calcext:value-type="float">
            <text:p>0.101497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70ca5db-dfc4-41dc-a990-ed218f37a80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2.311</text:p>
          </table:table-cell>
          <table:table-cell office:value-type="float" office:value="0.191518" calcext:value-type="float">
            <text:p>0.19151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5088d2e-c80b-4f01-bc8e-4b5c2a43d7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2.312</text:p>
          </table:table-cell>
          <table:table-cell office:value-type="float" office:value="0.290834" calcext:value-type="float">
            <text:p>0.290834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ff6dd11-ac28-4164-849d-452c4810578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2.532</text:p>
          </table:table-cell>
          <table:table-cell office:value-type="float" office:value="0.170992" calcext:value-type="float">
            <text:p>0.17099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5663e86-a654-4c00-bd87-c8ce930035c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2.741</text:p>
          </table:table-cell>
          <table:table-cell office:value-type="float" office:value="0.101579" calcext:value-type="float">
            <text:p>0.10157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7e18565-45af-4608-8a13-cdadecdd5c6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2.972</text:p>
          </table:table-cell>
          <table:table-cell office:value-type="float" office:value="0.101733" calcext:value-type="float">
            <text:p>0.10173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b3fcfc7-12f7-48c4-b691-258a26a40c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2.994</text:p>
          </table:table-cell>
          <table:table-cell office:value-type="float" office:value="0.180142" calcext:value-type="float">
            <text:p>0.180142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18507bc-d069-49fd-b70c-aba6e12d62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3.137</text:p>
          </table:table-cell>
          <table:table-cell office:value-type="float" office:value="0.137099" calcext:value-type="float">
            <text:p>0.137099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a4cf9fc-4c59-4833-8cb8-93a8151dfe7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3.301</text:p>
          </table:table-cell>
          <table:table-cell office:value-type="float" office:value="0.101824" calcext:value-type="float">
            <text:p>0.101824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0d029c9-4273-4ffa-a3d5-992c14401f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3.311</text:p>
          </table:table-cell>
          <table:table-cell office:value-type="float" office:value="0.191426" calcext:value-type="float">
            <text:p>0.191426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bb601bc-d59a-42e4-ab0e-6868d6e68d5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3.312</text:p>
          </table:table-cell>
          <table:table-cell office:value-type="float" office:value="0.290718" calcext:value-type="float">
            <text:p>0.290718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489b2f9-1845-45bf-8fb1-6dbeba55df6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3.532</text:p>
          </table:table-cell>
          <table:table-cell office:value-type="float" office:value="0.171001" calcext:value-type="float">
            <text:p>0.17100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9b02caa-6767-48db-9016-82d3c29483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3.741</text:p>
          </table:table-cell>
          <table:table-cell office:value-type="float" office:value="0.101567" calcext:value-type="float">
            <text:p>0.10156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7fea50c-3a08-46a3-b3fd-c3e1b135f5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3.972</text:p>
          </table:table-cell>
          <table:table-cell office:value-type="float" office:value="0.10177" calcext:value-type="float">
            <text:p>0.10177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3b77fce-7182-4986-9db1-0cd70b4370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3.994</text:p>
          </table:table-cell>
          <table:table-cell office:value-type="float" office:value="0.180364" calcext:value-type="float">
            <text:p>0.180364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ac4fb6c-6304-4b8f-b354-4c340d96e6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4.137</text:p>
          </table:table-cell>
          <table:table-cell office:value-type="float" office:value="0.137292" calcext:value-type="float">
            <text:p>0.13729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d42c7d5-263c-434a-80f9-4417a82a87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4.301</text:p>
          </table:table-cell>
          <table:table-cell office:value-type="float" office:value="0.101815" calcext:value-type="float">
            <text:p>0.10181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b9e9a26-5ad1-42ac-8c24-e8ffba807c1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4.311</text:p>
          </table:table-cell>
          <table:table-cell office:value-type="float" office:value="0.191624" calcext:value-type="float">
            <text:p>0.19162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5964ebc-e965-4358-9982-d3a9c6b1e9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4.312</text:p>
          </table:table-cell>
          <table:table-cell office:value-type="float" office:value="0.290788" calcext:value-type="float">
            <text:p>0.290788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2e5b0d1-19c6-4f47-98b9-4017786845f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4.533</text:p>
          </table:table-cell>
          <table:table-cell office:value-type="float" office:value="0.170787" calcext:value-type="float">
            <text:p>0.17078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70085d6-1c17-477e-8b1c-6e663db8e34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4.741</text:p>
          </table:table-cell>
          <table:table-cell office:value-type="float" office:value="0.101751" calcext:value-type="float">
            <text:p>0.10175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38144ef-e369-4e71-9caa-418888b24ff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4.972</text:p>
          </table:table-cell>
          <table:table-cell office:value-type="float" office:value="0.101722" calcext:value-type="float">
            <text:p>0.101722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7ac121c-a0dc-4407-b4e7-6db4fb83c0b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4.994</text:p>
          </table:table-cell>
          <table:table-cell office:value-type="float" office:value="0.180251" calcext:value-type="float">
            <text:p>0.180251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9be230b-3524-4a91-86c7-1d6c8752f8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5.137</text:p>
          </table:table-cell>
          <table:table-cell office:value-type="float" office:value="0.137126" calcext:value-type="float">
            <text:p>0.137126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5ee7110-bd96-4db3-bef6-65d1fb5f357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5.301</text:p>
          </table:table-cell>
          <table:table-cell office:value-type="float" office:value="0.101809" calcext:value-type="float">
            <text:p>0.101809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4f5e3bf-70f9-4e88-a67f-79423abe92d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5.311</text:p>
          </table:table-cell>
          <table:table-cell office:value-type="float" office:value="0.191541" calcext:value-type="float">
            <text:p>0.191541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f53f416-a38d-4612-a03c-6c33acac42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5.312</text:p>
          </table:table-cell>
          <table:table-cell office:value-type="float" office:value="0.290713" calcext:value-type="float">
            <text:p>0.290713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bca10eb-3499-423e-a984-553329a5bb8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5.532</text:p>
          </table:table-cell>
          <table:table-cell office:value-type="float" office:value="0.170861" calcext:value-type="float">
            <text:p>0.170861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46c9c38-ebd6-4696-b4b2-136d7c8c86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5.741</text:p>
          </table:table-cell>
          <table:table-cell office:value-type="float" office:value="0.101705" calcext:value-type="float">
            <text:p>0.1017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f728024-434b-4799-9b48-b5c36de2c0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5.972</text:p>
          </table:table-cell>
          <table:table-cell office:value-type="float" office:value="0.101733" calcext:value-type="float">
            <text:p>0.101733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07e2a97-3803-4679-956d-d7b0976cd1f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5.994</text:p>
          </table:table-cell>
          <table:table-cell office:value-type="float" office:value="0.180349" calcext:value-type="float">
            <text:p>0.18034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18124d9-c75f-4ce8-a1f3-d242f2458c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6.137</text:p>
          </table:table-cell>
          <table:table-cell office:value-type="float" office:value="0.137102" calcext:value-type="float">
            <text:p>0.13710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ac87924-70d4-4d69-9fc5-17d3a493bc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6.301</text:p>
          </table:table-cell>
          <table:table-cell office:value-type="float" office:value="0.101722" calcext:value-type="float">
            <text:p>0.101722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42dcf0e-1158-4206-ac93-41fd6a3dce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6.311</text:p>
          </table:table-cell>
          <table:table-cell office:value-type="float" office:value="0.191829" calcext:value-type="float">
            <text:p>0.191829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d4b452e-7146-440f-b6b1-cdeabc830d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6.312</text:p>
          </table:table-cell>
          <table:table-cell office:value-type="float" office:value="0.290964" calcext:value-type="float">
            <text:p>0.290964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f6e0036-4389-4c8f-bac1-a727c16422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6.532</text:p>
          </table:table-cell>
          <table:table-cell office:value-type="float" office:value="0.171105" calcext:value-type="float">
            <text:p>0.1711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a32e338-0888-4fd3-9c79-362102b6cb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6.741</text:p>
          </table:table-cell>
          <table:table-cell office:value-type="float" office:value="0.101673" calcext:value-type="float">
            <text:p>0.10167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117256b-2fb8-4f3e-8420-44dd33b5cd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6.972</text:p>
          </table:table-cell>
          <table:table-cell office:value-type="float" office:value="0.101681" calcext:value-type="float">
            <text:p>0.10168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7210fcf-9823-4b2d-9f7b-c7101643f51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6.994</text:p>
          </table:table-cell>
          <table:table-cell office:value-type="float" office:value="0.180189" calcext:value-type="float">
            <text:p>0.180189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5a21e67-9e7e-45ae-8be6-3931ce6209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7.137</text:p>
          </table:table-cell>
          <table:table-cell office:value-type="float" office:value="0.137148" calcext:value-type="float">
            <text:p>0.13714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4318b00-056b-48a3-9fa2-a79cc9c3b1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7.301</text:p>
          </table:table-cell>
          <table:table-cell office:value-type="float" office:value="0.101707" calcext:value-type="float">
            <text:p>0.101707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ba5351e-c912-4506-b3d4-44eba0a522e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7.311</text:p>
          </table:table-cell>
          <table:table-cell office:value-type="float" office:value="0.191369" calcext:value-type="float">
            <text:p>0.19136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762efd0-34b7-4a38-968d-f9a5e9b95ff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7.312</text:p>
          </table:table-cell>
          <table:table-cell office:value-type="float" office:value="0.290473" calcext:value-type="float">
            <text:p>0.290473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2f5598e-346d-47e6-9a60-7a88aa5f3d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7.532</text:p>
          </table:table-cell>
          <table:table-cell office:value-type="float" office:value="0.170546" calcext:value-type="float">
            <text:p>0.17054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9e0fccb-e5a3-4c90-851a-939f3da3c1f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7.741</text:p>
          </table:table-cell>
          <table:table-cell office:value-type="float" office:value="0.101267" calcext:value-type="float">
            <text:p>0.101267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6d54883-b1d4-46b0-86b3-0e2bd241f7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7.972</text:p>
          </table:table-cell>
          <table:table-cell office:value-type="float" office:value="0.10173" calcext:value-type="float">
            <text:p>0.10173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1d2324c-b481-4a8f-913e-3f3330a81f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7.994</text:p>
          </table:table-cell>
          <table:table-cell office:value-type="float" office:value="0.18016" calcext:value-type="float">
            <text:p>0.1801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7e76d5e-294d-49c4-9da6-bf89cb7022b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8.137</text:p>
          </table:table-cell>
          <table:table-cell office:value-type="float" office:value="0.136791" calcext:value-type="float">
            <text:p>0.136791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7453b0e-b520-4e1d-9326-7ee1b8c648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8.301</text:p>
          </table:table-cell>
          <table:table-cell office:value-type="float" office:value="0.101884" calcext:value-type="float">
            <text:p>0.101884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7453b0e-b520-4e1d-9326-7ee1b8c648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8.311</text:p>
          </table:table-cell>
          <table:table-cell office:value-type="float" office:value="0.191465" calcext:value-type="float">
            <text:p>0.19146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2f37e7a-1d31-4f3a-a3b3-b277e44ccb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8.312</text:p>
          </table:table-cell>
          <table:table-cell office:value-type="float" office:value="0.29072" calcext:value-type="float">
            <text:p>0.2907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b33e94e-c4d3-4b19-9044-b031fad940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8.532</text:p>
          </table:table-cell>
          <table:table-cell office:value-type="float" office:value="0.171006" calcext:value-type="float">
            <text:p>0.17100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d347959-5f42-4516-a04b-463e9e0f0c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8.741</text:p>
          </table:table-cell>
          <table:table-cell office:value-type="float" office:value="0.101709" calcext:value-type="float">
            <text:p>0.101709</text:p>
          </table:table-cell>
          <table:table-cell office:value-type="float" office:value="0.00008" calcext:value-type="float">
            <text:p>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0b6f187-dc0f-48c4-a8b3-43f3a33ab0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8.972</text:p>
          </table:table-cell>
          <table:table-cell office:value-type="float" office:value="0.101807" calcext:value-type="float">
            <text:p>0.10180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2303fd5-4cc2-45f6-a91b-207051011b0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8.994</text:p>
          </table:table-cell>
          <table:table-cell office:value-type="float" office:value="0.180575" calcext:value-type="float">
            <text:p>0.18057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53acc07-b835-4338-bd44-093cb161029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9.137</text:p>
          </table:table-cell>
          <table:table-cell office:value-type="float" office:value="0.137255" calcext:value-type="float">
            <text:p>0.13725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abf553e-f941-4030-8e40-18688d9c67e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9.301</text:p>
          </table:table-cell>
          <table:table-cell office:value-type="float" office:value="0.101828" calcext:value-type="float">
            <text:p>0.101828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50183bc-9b19-4361-884e-95d588ada09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9.311</text:p>
          </table:table-cell>
          <table:table-cell office:value-type="float" office:value="0.191638" calcext:value-type="float">
            <text:p>0.191638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abee577-b6aa-4589-8f32-3ae6fb2213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9.312</text:p>
          </table:table-cell>
          <table:table-cell office:value-type="float" office:value="0.290812" calcext:value-type="float">
            <text:p>0.29081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d3e85cd-609c-4f3b-9af9-c3b232c171f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9.532</text:p>
          </table:table-cell>
          <table:table-cell office:value-type="float" office:value="0.171105" calcext:value-type="float">
            <text:p>0.1711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bb0fb14-e51e-46f4-93fc-55b6f6512be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9.741</text:p>
          </table:table-cell>
          <table:table-cell office:value-type="float" office:value="0.101802" calcext:value-type="float">
            <text:p>0.101802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12d6dc1-1ae8-4476-9910-7f022efbc34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9.972</text:p>
          </table:table-cell>
          <table:table-cell office:value-type="float" office:value="0.101695" calcext:value-type="float">
            <text:p>0.10169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d5a723d-0f12-4b14-92cb-c9aa69f8cfb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19.994</text:p>
          </table:table-cell>
          <table:table-cell office:value-type="float" office:value="0.180174" calcext:value-type="float">
            <text:p>0.18017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cecc3ca-5eae-4bc2-a8ea-0d175179682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0.137</text:p>
          </table:table-cell>
          <table:table-cell office:value-type="float" office:value="0.136625" calcext:value-type="float">
            <text:p>0.13662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cb0d874-96ea-47fe-a088-22eb0966b7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0.301</text:p>
          </table:table-cell>
          <table:table-cell office:value-type="float" office:value="0.101597" calcext:value-type="float">
            <text:p>0.101597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5c706cb-3920-4a2c-8707-946f62a729b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0.311</text:p>
          </table:table-cell>
          <table:table-cell office:value-type="float" office:value="0.191415" calcext:value-type="float">
            <text:p>0.19141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c3508b4-5e90-4bb7-a3b0-6735a56887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0.312</text:p>
          </table:table-cell>
          <table:table-cell office:value-type="float" office:value="0.290548" calcext:value-type="float">
            <text:p>0.290548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acde5cf-82fc-48db-b899-87d04957031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0.532</text:p>
          </table:table-cell>
          <table:table-cell office:value-type="float" office:value="0.170768" calcext:value-type="float">
            <text:p>0.170768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732bc4e-bce5-4bd7-98b7-55757977d2d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0.741</text:p>
          </table:table-cell>
          <table:table-cell office:value-type="float" office:value="0.101789" calcext:value-type="float">
            <text:p>0.10178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5722656-4320-492e-b5b6-2c15d3bfc3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0.972</text:p>
          </table:table-cell>
          <table:table-cell office:value-type="float" office:value="0.101827" calcext:value-type="float">
            <text:p>0.101827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325ecc8-9d7a-437c-b7a1-b83116b4d7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0.994</text:p>
          </table:table-cell>
          <table:table-cell office:value-type="float" office:value="0.180281" calcext:value-type="float">
            <text:p>0.180281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494894d-675f-4265-9d00-d91c650bd9d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1.137</text:p>
          </table:table-cell>
          <table:table-cell office:value-type="float" office:value="0.13721" calcext:value-type="float">
            <text:p>0.1372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c156e4c-4af8-4edc-92bc-6cee95feb4e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1.301</text:p>
          </table:table-cell>
          <table:table-cell office:value-type="float" office:value="0.101744" calcext:value-type="float">
            <text:p>0.101744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ebd71ae-d0a1-4a1b-a816-170884f473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1.311</text:p>
          </table:table-cell>
          <table:table-cell office:value-type="float" office:value="0.191728" calcext:value-type="float">
            <text:p>0.191728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a04a23d-80c3-42c2-b76d-05f306200da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1.311</text:p>
          </table:table-cell>
          <table:table-cell office:value-type="float" office:value="0.291588" calcext:value-type="float">
            <text:p>0.29158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acd0a60-b05f-4eb2-be95-dd8ca983e2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1.313</text:p>
          </table:table-cell>
          <table:table-cell office:value-type="float" office:value="0.390347" calcext:value-type="float">
            <text:p>0.390347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d5c6837-6add-4a8d-a8c9-d887bb2a05f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1.532</text:p>
          </table:table-cell>
          <table:table-cell office:value-type="float" office:value="0.270943" calcext:value-type="float">
            <text:p>0.270943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b6dad52-212c-4b32-914d-9a38006ef7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1.575</text:p>
          </table:table-cell>
          <table:table-cell office:value-type="float" office:value="0.328943" calcext:value-type="float">
            <text:p>0.328943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3fc201a-4ec0-47fd-8869-63ffbb6e54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1.741</text:p>
          </table:table-cell>
          <table:table-cell office:value-type="float" office:value="0.262364" calcext:value-type="float">
            <text:p>0.262364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cc9c760-69c2-42ba-9341-bf366da902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1.972</text:p>
          </table:table-cell>
          <table:table-cell office:value-type="float" office:value="0.131541" calcext:value-type="float">
            <text:p>0.131541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6567aba-04b4-455b-b707-32a32355d6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1.994</text:p>
          </table:table-cell>
          <table:table-cell office:value-type="float" office:value="0.210087" calcext:value-type="float">
            <text:p>0.210087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4e6aff7-9d52-4b87-8b41-7c6eb542aea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2.137</text:p>
          </table:table-cell>
          <table:table-cell office:value-type="float" office:value="0.166609" calcext:value-type="float">
            <text:p>0.166609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aed15b9-adbd-4356-adb8-882bf443e4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2.301</text:p>
          </table:table-cell>
          <table:table-cell office:value-type="float" office:value="0.103422" calcext:value-type="float">
            <text:p>0.10342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36b9463-b69c-4fe3-9444-8cff3aedb62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2.311</text:p>
          </table:table-cell>
          <table:table-cell office:value-type="float" office:value="0.193397" calcext:value-type="float">
            <text:p>0.193397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7fcc371-d427-4b09-93c2-e91eaa93dd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2.311</text:p>
          </table:table-cell>
          <table:table-cell office:value-type="float" office:value="0.293294" calcext:value-type="float">
            <text:p>0.293294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0b9884c-0b7a-4793-a21c-a0cc47b113d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2.312</text:p>
          </table:table-cell>
          <table:table-cell office:value-type="float" office:value="0.392586" calcext:value-type="float">
            <text:p>0.392586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3af97a1-13ef-41e4-bee9-cf7e4b8141d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2.532</text:p>
          </table:table-cell>
          <table:table-cell office:value-type="float" office:value="0.272719" calcext:value-type="float">
            <text:p>0.272719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d4506ce-5832-47e1-89e1-a7743ce7139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2.575</text:p>
          </table:table-cell>
          <table:table-cell office:value-type="float" office:value="0.33061" calcext:value-type="float">
            <text:p>0.33061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64c082e-cb9d-4a67-81dd-c0747f512e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2.741</text:p>
          </table:table-cell>
          <table:table-cell office:value-type="float" office:value="0.263964" calcext:value-type="float">
            <text:p>0.263964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a1ec6f6-ca77-424c-a82f-2567daf4342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2.972</text:p>
          </table:table-cell>
          <table:table-cell office:value-type="float" office:value="0.133326" calcext:value-type="float">
            <text:p>0.13332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62583d3-f50e-4400-8aed-2d0db19fb3f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2.994</text:p>
          </table:table-cell>
          <table:table-cell office:value-type="float" office:value="0.211861" calcext:value-type="float">
            <text:p>0.211861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11b587a-4c62-406f-b13b-e8ababfa2f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3.137</text:p>
          </table:table-cell>
          <table:table-cell office:value-type="float" office:value="0.168361" calcext:value-type="float">
            <text:p>0.168361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0393c4b-2232-42c4-8680-0c9fdef0847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3.301</text:p>
          </table:table-cell>
          <table:table-cell office:value-type="float" office:value="0.104835" calcext:value-type="float">
            <text:p>0.10483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90d8cd3-4bbe-4d54-8b6e-a74366948b6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3.311</text:p>
          </table:table-cell>
          <table:table-cell office:value-type="float" office:value="0.194775" calcext:value-type="float">
            <text:p>0.19477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b3cf4aa-cbed-4f0d-885e-bf7d35cd6b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3.311</text:p>
          </table:table-cell>
          <table:table-cell office:value-type="float" office:value="0.294687" calcext:value-type="float">
            <text:p>0.29468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601ef41-ab37-437b-b0e0-003deda712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3.312</text:p>
          </table:table-cell>
          <table:table-cell office:value-type="float" office:value="0.393847" calcext:value-type="float">
            <text:p>0.393847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b0b539c-3f0e-4fbb-9bec-9ff5113594a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3.532</text:p>
          </table:table-cell>
          <table:table-cell office:value-type="float" office:value="0.273974" calcext:value-type="float">
            <text:p>0.27397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0607eef-3848-4f64-89c3-8defd3716ed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3.574</text:p>
          </table:table-cell>
          <table:table-cell office:value-type="float" office:value="0.332074" calcext:value-type="float">
            <text:p>0.332074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21a3099-a743-4e71-a7e1-39cf225809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3.741</text:p>
          </table:table-cell>
          <table:table-cell office:value-type="float" office:value="0.265293" calcext:value-type="float">
            <text:p>0.265293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2237c2a-07db-43c6-bb43-4e41ea059a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3.972</text:p>
          </table:table-cell>
          <table:table-cell office:value-type="float" office:value="0.134629" calcext:value-type="float">
            <text:p>0.134629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d31fc36-6249-454b-ab14-15d93890d4b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3.994</text:p>
          </table:table-cell>
          <table:table-cell office:value-type="float" office:value="0.213351" calcext:value-type="float">
            <text:p>0.21335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f731885-c1f9-45cb-98e7-81465569c4c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4.137</text:p>
          </table:table-cell>
          <table:table-cell office:value-type="float" office:value="0.169731" calcext:value-type="float">
            <text:p>0.16973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0a3eafe-74c5-4dd9-836f-389d1e63742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4.301</text:p>
          </table:table-cell>
          <table:table-cell office:value-type="float" office:value="0.10629" calcext:value-type="float">
            <text:p>0.10629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05f804e-5524-4cae-a210-69ccf8c3834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4.311</text:p>
          </table:table-cell>
          <table:table-cell office:value-type="float" office:value="0.196316" calcext:value-type="float">
            <text:p>0.19631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7a65d0f-7999-4707-8241-b2322744078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4.311</text:p>
          </table:table-cell>
          <table:table-cell office:value-type="float" office:value="0.296343" calcext:value-type="float">
            <text:p>0.296343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32025a3-6349-4e01-ac87-7102abe145e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4.312</text:p>
          </table:table-cell>
          <table:table-cell office:value-type="float" office:value="0.395484" calcext:value-type="float">
            <text:p>0.39548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095b8bd-4555-4dbe-a10d-d0e10a37881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4.533</text:p>
          </table:table-cell>
          <table:table-cell office:value-type="float" office:value="0.275485" calcext:value-type="float">
            <text:p>0.27548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ed4e0ba-b0ad-4e38-9ade-c82f41a6e7b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4.575</text:p>
          </table:table-cell>
          <table:table-cell office:value-type="float" office:value="0.333612" calcext:value-type="float">
            <text:p>0.333612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b174599-cb43-4b43-a4be-222b08dccea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4.741</text:p>
          </table:table-cell>
          <table:table-cell office:value-type="float" office:value="0.266932" calcext:value-type="float">
            <text:p>0.266932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05714ff-2e6a-4dee-a448-f02c389aa5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4.972</text:p>
          </table:table-cell>
          <table:table-cell office:value-type="float" office:value="0.136377" calcext:value-type="float">
            <text:p>0.13637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bcd1e44-66cc-4b66-b98f-d9be12cc8ea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4.994</text:p>
          </table:table-cell>
          <table:table-cell office:value-type="float" office:value="0.214819" calcext:value-type="float">
            <text:p>0.214819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935ad1f-6c2e-4649-91e6-0dc8472988f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5.137</text:p>
          </table:table-cell>
          <table:table-cell office:value-type="float" office:value="0.171325" calcext:value-type="float">
            <text:p>0.17132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2ea5dc0-c763-443c-a7cc-826de1ba6e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5.301</text:p>
          </table:table-cell>
          <table:table-cell office:value-type="float" office:value="0.107744" calcext:value-type="float">
            <text:p>0.10774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294a07a-6452-46d2-8aaa-73b20848a3b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5.311</text:p>
          </table:table-cell>
          <table:table-cell office:value-type="float" office:value="0.197663" calcext:value-type="float">
            <text:p>0.197663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a435801-70c0-45d0-ac0f-a6c883b261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5.311</text:p>
          </table:table-cell>
          <table:table-cell office:value-type="float" office:value="0.29767" calcext:value-type="float">
            <text:p>0.29767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801caa5-e65f-4ed0-8ab2-1fdc1ca6468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5.312</text:p>
          </table:table-cell>
          <table:table-cell office:value-type="float" office:value="0.396933" calcext:value-type="float">
            <text:p>0.396933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c92c798-6fa6-4b65-8f42-9914fca20b9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5.532</text:p>
          </table:table-cell>
          <table:table-cell office:value-type="float" office:value="0.277181" calcext:value-type="float">
            <text:p>0.27718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520d6a5-c8f5-4d3f-8778-670f6a20eb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5.574</text:p>
          </table:table-cell>
          <table:table-cell office:value-type="float" office:value="0.335375" calcext:value-type="float">
            <text:p>0.33537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11a31d2-f377-43dc-be94-031b9ef2c0d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5.741</text:p>
          </table:table-cell>
          <table:table-cell office:value-type="float" office:value="0.26849" calcext:value-type="float">
            <text:p>0.26849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c882d23-c6b9-494d-8c58-484a7e2bb26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5.972</text:p>
          </table:table-cell>
          <table:table-cell office:value-type="float" office:value="0.137925" calcext:value-type="float">
            <text:p>0.13792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18cd644-3dbf-478a-9692-c916a1a827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5.994</text:p>
          </table:table-cell>
          <table:table-cell office:value-type="float" office:value="0.216485" calcext:value-type="float">
            <text:p>0.21648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343d741-6829-43e6-86fe-61914f2ca9b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6.137</text:p>
          </table:table-cell>
          <table:table-cell office:value-type="float" office:value="0.173056" calcext:value-type="float">
            <text:p>0.173056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7aa78ed-1928-4ee1-ac8e-373e96ef2e0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6.301</text:p>
          </table:table-cell>
          <table:table-cell office:value-type="float" office:value="0.109624" calcext:value-type="float">
            <text:p>0.10962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2f6d697-826a-4945-ac84-c5a116b68b8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6.311</text:p>
          </table:table-cell>
          <table:table-cell office:value-type="float" office:value="0.199597" calcext:value-type="float">
            <text:p>0.19959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dc1bd35-e99f-4d5c-9dc3-2bf29ce387c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6.311</text:p>
          </table:table-cell>
          <table:table-cell office:value-type="float" office:value="0.299946" calcext:value-type="float">
            <text:p>0.29994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3bcda07-a32f-4fbe-b205-18db8513c7c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6.312</text:p>
          </table:table-cell>
          <table:table-cell office:value-type="float" office:value="0.398915" calcext:value-type="float">
            <text:p>0.39891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d78fd0f-50c9-4ccb-90fb-15f32a77a7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6.532</text:p>
          </table:table-cell>
          <table:table-cell office:value-type="float" office:value="0.279146" calcext:value-type="float">
            <text:p>0.279146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292cdde-4bed-4f48-b573-ec4eca87d5c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6.574</text:p>
          </table:table-cell>
          <table:table-cell office:value-type="float" office:value="0.337292" calcext:value-type="float">
            <text:p>0.337292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a56c0ac-00d8-46f0-b7d5-42131d0a974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6.741</text:p>
          </table:table-cell>
          <table:table-cell office:value-type="float" office:value="0.270601" calcext:value-type="float">
            <text:p>0.270601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eb3ce57-15c1-4905-a6f4-9ac9a93cee6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6.972</text:p>
          </table:table-cell>
          <table:table-cell office:value-type="float" office:value="0.139818" calcext:value-type="float">
            <text:p>0.13981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d329078-8875-455a-ad43-d8175032f2b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6.994</text:p>
          </table:table-cell>
          <table:table-cell office:value-type="float" office:value="0.218476" calcext:value-type="float">
            <text:p>0.21847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373efda-9d18-4ff3-8e1d-392a329659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7.137</text:p>
          </table:table-cell>
          <table:table-cell office:value-type="float" office:value="0.174804" calcext:value-type="float">
            <text:p>0.174804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7ed17f8-fd66-4b1c-ac18-6fbf86277d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7.301</text:p>
          </table:table-cell>
          <table:table-cell office:value-type="float" office:value="0.111635" calcext:value-type="float">
            <text:p>0.11163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56fcd52-8220-4518-8bc1-67cae4ba1e4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7.311</text:p>
          </table:table-cell>
          <table:table-cell office:value-type="float" office:value="0.201555" calcext:value-type="float">
            <text:p>0.20155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4316f11-658a-4fb1-9568-4c41e2b557e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7.311</text:p>
          </table:table-cell>
          <table:table-cell office:value-type="float" office:value="0.301457" calcext:value-type="float">
            <text:p>0.30145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b9802b5-eec8-4a02-b5c8-2831383a15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7.312</text:p>
          </table:table-cell>
          <table:table-cell office:value-type="float" office:value="0.400685" calcext:value-type="float">
            <text:p>0.40068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2b1c939-9646-4c87-836a-780fcd6a70e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7.532</text:p>
          </table:table-cell>
          <table:table-cell office:value-type="float" office:value="0.280722" calcext:value-type="float">
            <text:p>0.280722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66fceb7-2291-417e-91d8-d75975cfa5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7.574</text:p>
          </table:table-cell>
          <table:table-cell office:value-type="float" office:value="0.339079" calcext:value-type="float">
            <text:p>0.339079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252255f-691c-410a-8b8d-f54a8e4fc0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7.741</text:p>
          </table:table-cell>
          <table:table-cell office:value-type="float" office:value="0.272336" calcext:value-type="float">
            <text:p>0.272336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60f7bbd-a447-4b9c-92c5-bb5df7668f4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7.972</text:p>
          </table:table-cell>
          <table:table-cell office:value-type="float" office:value="0.141698" calcext:value-type="float">
            <text:p>0.14169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6d489b6-5420-4235-ae25-cdf55245600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7.994</text:p>
          </table:table-cell>
          <table:table-cell office:value-type="float" office:value="0.220093" calcext:value-type="float">
            <text:p>0.220093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3f5896e-c6fd-4fbc-b962-77fbf4de36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8.137</text:p>
          </table:table-cell>
          <table:table-cell office:value-type="float" office:value="0.176573" calcext:value-type="float">
            <text:p>0.176573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562d30b-a227-4b20-826d-b55b7da183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8.301</text:p>
          </table:table-cell>
          <table:table-cell office:value-type="float" office:value="0.113186" calcext:value-type="float">
            <text:p>0.113186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c7790ee-a28e-4434-8a74-9b8a0f2fbaf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8.311</text:p>
          </table:table-cell>
          <table:table-cell office:value-type="float" office:value="0.203381" calcext:value-type="float">
            <text:p>0.203381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9e86407-45d9-40fc-aeec-9dbfd30d195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8.311</text:p>
          </table:table-cell>
          <table:table-cell office:value-type="float" office:value="0.303121" calcext:value-type="float">
            <text:p>0.30312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3c09b4e-dcb6-405e-9b3d-5ae485910a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8.312</text:p>
          </table:table-cell>
          <table:table-cell office:value-type="float" office:value="0.402367" calcext:value-type="float">
            <text:p>0.402367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f302e4f-b911-4214-9167-eed15946a8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8.532</text:p>
          </table:table-cell>
          <table:table-cell office:value-type="float" office:value="0.282712" calcext:value-type="float">
            <text:p>0.28271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2e447c5-97b1-4036-a501-ea1d8ecad0d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8.575</text:p>
          </table:table-cell>
          <table:table-cell office:value-type="float" office:value="0.34069" calcext:value-type="float">
            <text:p>0.3406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4ddb828-dc6f-485f-9a67-7955bb4804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8.741</text:p>
          </table:table-cell>
          <table:table-cell office:value-type="float" office:value="0.274344" calcext:value-type="float">
            <text:p>0.274344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a7070ab-0c78-4e85-bef6-9f8b27b2b5a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8.973</text:p>
          </table:table-cell>
          <table:table-cell office:value-type="float" office:value="0.142772" calcext:value-type="float">
            <text:p>0.142772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792e251-28cc-4b53-994a-ec9b8ca7f8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8.994</text:p>
          </table:table-cell>
          <table:table-cell office:value-type="float" office:value="0.222176" calcext:value-type="float">
            <text:p>0.222176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00580ec-0552-4d73-8ba8-88c71cb1c85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9.137</text:p>
          </table:table-cell>
          <table:table-cell office:value-type="float" office:value="0.178584" calcext:value-type="float">
            <text:p>0.178584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5651724-c80b-4069-b4fe-c02bf78e52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9.301</text:p>
          </table:table-cell>
          <table:table-cell office:value-type="float" office:value="0.115215" calcext:value-type="float">
            <text:p>0.115215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f5fb904-9e72-4edc-9d2c-01b5ebd1c72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9.311</text:p>
          </table:table-cell>
          <table:table-cell office:value-type="float" office:value="0.205155" calcext:value-type="float">
            <text:p>0.20515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2415b5f-2fc7-42de-bf49-88324a74a9d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9.311</text:p>
          </table:table-cell>
          <table:table-cell office:value-type="float" office:value="0.305431" calcext:value-type="float">
            <text:p>0.30543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304d919-337f-4f6e-99d4-6d4320b920f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9.312</text:p>
          </table:table-cell>
          <table:table-cell office:value-type="float" office:value="0.404341" calcext:value-type="float">
            <text:p>0.404341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1451415-1037-4227-bc16-321b38870e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9.533</text:p>
          </table:table-cell>
          <table:table-cell office:value-type="float" office:value="0.28434" calcext:value-type="float">
            <text:p>0.2843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c752422-0243-4035-95cd-627e862005b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9.575</text:p>
          </table:table-cell>
          <table:table-cell office:value-type="float" office:value="0.342589" calcext:value-type="float">
            <text:p>0.34258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0f80c06-f8cb-496b-a4c0-b505234ee7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9.741</text:p>
          </table:table-cell>
          <table:table-cell office:value-type="float" office:value="0.276093" calcext:value-type="float">
            <text:p>0.276093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b8ac46e-f7f7-4510-85fd-c6308c24f2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9.972</text:p>
          </table:table-cell>
          <table:table-cell office:value-type="float" office:value="0.145736" calcext:value-type="float">
            <text:p>0.145736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20cdb06-58bd-4eb9-984d-ea3ac8cf7f6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29.994</text:p>
          </table:table-cell>
          <table:table-cell office:value-type="float" office:value="0.224176" calcext:value-type="float">
            <text:p>0.224176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45a3ffc-ea20-4953-8211-3594d4863e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0.137</text:p>
          </table:table-cell>
          <table:table-cell office:value-type="float" office:value="0.180476" calcext:value-type="float">
            <text:p>0.18047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5f99ddd-5238-4c8f-b98f-544e9521b95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0.301</text:p>
          </table:table-cell>
          <table:table-cell office:value-type="float" office:value="0.117069" calcext:value-type="float">
            <text:p>0.117069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ae4b6bf-b57d-46b0-9797-5f095abf93f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0.311</text:p>
          </table:table-cell>
          <table:table-cell office:value-type="float" office:value="0.206868" calcext:value-type="float">
            <text:p>0.206868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30355a7-4ba5-4bc2-a1ba-de0fe93828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0.311</text:p>
          </table:table-cell>
          <table:table-cell office:value-type="float" office:value="0.307055" calcext:value-type="float">
            <text:p>0.30705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1c10902-5de7-43c2-892e-0069a645d8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0.312</text:p>
          </table:table-cell>
          <table:table-cell office:value-type="float" office:value="0.406292" calcext:value-type="float">
            <text:p>0.406292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422e936-4b70-4b83-8821-98bf27b6e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0.532</text:p>
          </table:table-cell>
          <table:table-cell office:value-type="float" office:value="0.286533" calcext:value-type="float">
            <text:p>0.28653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c5d7123-282b-4c78-b6ee-a40425175bb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0.574</text:p>
          </table:table-cell>
          <table:table-cell office:value-type="float" office:value="0.344629" calcext:value-type="float">
            <text:p>0.344629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ba9142a-36e9-4f15-a903-3c244fc9da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0.741</text:p>
          </table:table-cell>
          <table:table-cell office:value-type="float" office:value="0.278015" calcext:value-type="float">
            <text:p>0.27801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57c915e-dd1f-4475-8ff5-e0dc32bc4a2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0.972</text:p>
          </table:table-cell>
          <table:table-cell office:value-type="float" office:value="0.147302" calcext:value-type="float">
            <text:p>0.147302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5d00e9a-7ad7-4cd4-a89a-0daa95bb8f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0.994</text:p>
          </table:table-cell>
          <table:table-cell office:value-type="float" office:value="0.225753" calcext:value-type="float">
            <text:p>0.225753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781f938-4de4-45e7-ac21-164ff17449f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1.137</text:p>
          </table:table-cell>
          <table:table-cell office:value-type="float" office:value="0.182334" calcext:value-type="float">
            <text:p>0.182334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83e7f96-14a4-45de-81c1-623a8d797af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1.146</text:p>
          </table:table-cell>
          <table:table-cell office:value-type="float" office:value="0.273993" calcext:value-type="float">
            <text:p>0.27399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a956235-489b-4bc4-875d-0b811a8ae6d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1.301</text:p>
          </table:table-cell>
          <table:table-cell office:value-type="float" office:value="0.219083" calcext:value-type="float">
            <text:p>0.21908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b1668c0-97e7-40ff-b6a7-3091b1b8b33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1.311</text:p>
          </table:table-cell>
          <table:table-cell office:value-type="float" office:value="0.30931" calcext:value-type="float">
            <text:p>0.3093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a2ff348-6568-49f8-84d2-e5f695590f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1.311</text:p>
          </table:table-cell>
          <table:table-cell office:value-type="float" office:value="0.409366" calcext:value-type="float">
            <text:p>0.40936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cfe6a96-4adc-4351-ba5f-452f1ea064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1.312</text:p>
          </table:table-cell>
          <table:table-cell office:value-type="float" office:value="0.508559" calcext:value-type="float">
            <text:p>0.508559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f078992-e9db-4ea9-aef8-4cff34db87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1.532</text:p>
          </table:table-cell>
          <table:table-cell office:value-type="float" office:value="0.388578" calcext:value-type="float">
            <text:p>0.388578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e08f436-5b14-4986-8501-559a50ca8e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1.575</text:p>
          </table:table-cell>
          <table:table-cell office:value-type="float" office:value="0.446312" calcext:value-type="float">
            <text:p>0.446312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aa8987e-0fbd-4949-b473-c4fbb75243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1.664</text:p>
          </table:table-cell>
          <table:table-cell office:value-type="float" office:value="0.457202" calcext:value-type="float">
            <text:p>0.457202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8b60db0-464a-4506-b81f-7df6b64c567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1.741</text:p>
          </table:table-cell>
          <table:table-cell office:value-type="float" office:value="0.480189" calcext:value-type="float">
            <text:p>0.480189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3e7b25f-a544-4c7c-8eee-151133de42a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1.972</text:p>
          </table:table-cell>
          <table:table-cell office:value-type="float" office:value="0.348987" calcext:value-type="float">
            <text:p>0.348987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dafa027-e899-4045-af2f-a8eced2c29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1.994</text:p>
          </table:table-cell>
          <table:table-cell office:value-type="float" office:value="0.428028" calcext:value-type="float">
            <text:p>0.428028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7bf8541-95d1-4149-a8a7-b7fb5fbe4c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2.138</text:p>
          </table:table-cell>
          <table:table-cell office:value-type="float" office:value="0.384328" calcext:value-type="float">
            <text:p>0.384328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c661750-34cf-488a-80de-0f84c379fa6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2.146</text:p>
          </table:table-cell>
          <table:table-cell office:value-type="float" office:value="0.476273" calcext:value-type="float">
            <text:p>0.476273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f9fbf50-cbdb-4028-bb28-9c1d83a50a6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2.301</text:p>
          </table:table-cell>
          <table:table-cell office:value-type="float" office:value="0.421374" calcext:value-type="float">
            <text:p>0.42137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17d79db-2a69-4857-a91a-7a150124ad4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2.311</text:p>
          </table:table-cell>
          <table:table-cell office:value-type="float" office:value="0.511426" calcext:value-type="float">
            <text:p>0.51142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866a484-7db5-4628-9701-85ca91385e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2.311</text:p>
          </table:table-cell>
          <table:table-cell office:value-type="float" office:value="0.611563" calcext:value-type="float">
            <text:p>0.611563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8cf89a2-97c7-4a28-97be-64d1e78b67d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2.313</text:p>
          </table:table-cell>
          <table:table-cell office:value-type="float" office:value="0.709881" calcext:value-type="float">
            <text:p>0.709881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57ffab3-e031-4871-945e-7d84501b59b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2.532</text:p>
          </table:table-cell>
          <table:table-cell office:value-type="float" office:value="0.590561" calcext:value-type="float">
            <text:p>0.59056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3222a71-a379-4324-8025-eff4e55daef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2.575</text:p>
          </table:table-cell>
          <table:table-cell office:value-type="float" office:value="0.648471" calcext:value-type="float">
            <text:p>0.64847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645c2d9-5b64-420b-a1c2-d6c6489e20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2.664</text:p>
          </table:table-cell>
          <table:table-cell office:value-type="float" office:value="0.65933" calcext:value-type="float">
            <text:p>0.6593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d2de664-4fc3-496d-b2d4-4dedee2e4e0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2.741</text:p>
          </table:table-cell>
          <table:table-cell office:value-type="float" office:value="0.682524" calcext:value-type="float">
            <text:p>0.68252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9bc07a1-d98d-47c1-838e-8c0381137c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2.972</text:p>
          </table:table-cell>
          <table:table-cell office:value-type="float" office:value="0.551217" calcext:value-type="float">
            <text:p>0.551217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d98a352-da22-4369-8ce6-850a013aa4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2.994</text:p>
          </table:table-cell>
          <table:table-cell office:value-type="float" office:value="0.629753" calcext:value-type="float">
            <text:p>0.629753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4e440a8-7f35-46c2-80ee-32340ea3ca6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3.137</text:p>
          </table:table-cell>
          <table:table-cell office:value-type="float" office:value="0.586878" calcext:value-type="float">
            <text:p>0.586878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967de6b-9d46-4cc2-b2d8-1aac4e4076c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3.146</text:p>
          </table:table-cell>
          <table:table-cell office:value-type="float" office:value="0.678307" calcext:value-type="float">
            <text:p>0.678307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ddde949-ab21-4e99-ad02-3c5681d2d2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3.301</text:p>
          </table:table-cell>
          <table:table-cell office:value-type="float" office:value="0.62373" calcext:value-type="float">
            <text:p>0.62373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8a0a6ec-2120-4fdd-9440-c3ff492a35e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3.311</text:p>
          </table:table-cell>
          <table:table-cell office:value-type="float" office:value="0.713447" calcext:value-type="float">
            <text:p>0.713447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792c69-0024-4e8e-8ffb-de4dc22b6b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3.313</text:p>
          </table:table-cell>
          <table:table-cell office:value-type="float" office:value="0.812354" calcext:value-type="float">
            <text:p>0.81235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f1dea21-7924-4cb6-bbe4-446ff65c12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3.311</text:p>
          </table:table-cell>
          <table:table-cell office:value-type="float" office:value="0.913889" calcext:value-type="float">
            <text:p>0.913889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4d1c17f-8a31-4114-9a5b-b377ee76a4a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3.532</text:p>
          </table:table-cell>
          <table:table-cell office:value-type="float" office:value="0.792707" calcext:value-type="float">
            <text:p>0.79270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479c13b-96cf-4e4d-91d6-d4e84f231b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3.574</text:p>
          </table:table-cell>
          <table:table-cell office:value-type="float" office:value="0.851193" calcext:value-type="float">
            <text:p>0.85119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ef66230-3aa4-4461-a6d3-b01f74ddef9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3.664</text:p>
          </table:table-cell>
          <table:table-cell office:value-type="float" office:value="0.861703" calcext:value-type="float">
            <text:p>0.861703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6c71f39-ac90-45d0-b5f9-9f277effeaf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3.741</text:p>
          </table:table-cell>
          <table:table-cell office:value-type="float" office:value="0.884759" calcext:value-type="float">
            <text:p>0.884759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ee1a82c-bd39-4dd3-b8c9-922153f73be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3.972</text:p>
          </table:table-cell>
          <table:table-cell office:value-type="float" office:value="0.75374" calcext:value-type="float">
            <text:p>0.7537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6b4d777-2b1c-4829-8f0a-0c3ac6fc44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3.994</text:p>
          </table:table-cell>
          <table:table-cell office:value-type="float" office:value="0.832498" calcext:value-type="float">
            <text:p>0.83249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facc204-90e7-46c8-9a44-d6f9857e42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4.137</text:p>
          </table:table-cell>
          <table:table-cell office:value-type="float" office:value="0.789221" calcext:value-type="float">
            <text:p>0.789221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d7a625f-0952-4ea9-a02d-f156f5632b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4.146</text:p>
          </table:table-cell>
          <table:table-cell office:value-type="float" office:value="0.880367" calcext:value-type="float">
            <text:p>0.880367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d20f764-839f-4acc-9e69-e6fadc37ab7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4.301</text:p>
          </table:table-cell>
          <table:table-cell office:value-type="float" office:value="0.825708" calcext:value-type="float">
            <text:p>0.82570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4e64b1e-8efc-45d7-9039-61163e5746e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4.311</text:p>
          </table:table-cell>
          <table:table-cell office:value-type="float" office:value="0.915708" calcext:value-type="float">
            <text:p>0.915708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b5b04f6-f460-4728-8b68-8d877f85b6a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4.311</text:p>
          </table:table-cell>
          <table:table-cell office:value-type="float" office:value="1.015534" calcext:value-type="float">
            <text:p>1.015534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49addca-e4ee-4708-976c-230939aa420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4.312</text:p>
          </table:table-cell>
          <table:table-cell office:value-type="float" office:value="1.114753" calcext:value-type="float">
            <text:p>1.114753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544dfbe-427c-4896-a70e-a3de0ee165b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4.532</text:p>
          </table:table-cell>
          <table:table-cell office:value-type="float" office:value="0.994873" calcext:value-type="float">
            <text:p>0.994873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e5db801-b581-493a-8f44-e2e87979c5e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4.575</text:p>
          </table:table-cell>
          <table:table-cell office:value-type="float" office:value="1.052866" calcext:value-type="float">
            <text:p>1.05286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6743caa-176e-4537-8551-15a91851c45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4.664</text:p>
          </table:table-cell>
          <table:table-cell office:value-type="float" office:value="1.063933" calcext:value-type="float">
            <text:p>1.063933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5036e52-34f8-43fc-8ba5-82edd88d47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4.741</text:p>
          </table:table-cell>
          <table:table-cell office:value-type="float" office:value="1.086688" calcext:value-type="float">
            <text:p>1.08668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944b3b0-9f86-4474-a2f2-00fa8698193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4.972</text:p>
          </table:table-cell>
          <table:table-cell office:value-type="float" office:value="0.955888" calcext:value-type="float">
            <text:p>0.955888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093bf05-673c-416f-b2f7-00fd5f6b2a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4.994</text:p>
          </table:table-cell>
          <table:table-cell office:value-type="float" office:value="1.034516" calcext:value-type="float">
            <text:p>1.03451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9e75a46-030c-4613-bf8c-73c1a205a0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5.137</text:p>
          </table:table-cell>
          <table:table-cell office:value-type="float" office:value="0.991198" calcext:value-type="float">
            <text:p>0.991198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6283102-2DF6-4B73-A929-873225A9F72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5.146</text:p>
          </table:table-cell>
          <table:table-cell office:value-type="float" office:value="1.08256" calcext:value-type="float">
            <text:p>1.0825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ec8ded0-4b9e-4418-a752-759aa386bd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5.301</text:p>
          </table:table-cell>
          <table:table-cell office:value-type="float" office:value="1.027391" calcext:value-type="float">
            <text:p>1.02739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14c1fdb-53f8-44f8-bb90-9e97e6fe043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5.311</text:p>
          </table:table-cell>
          <table:table-cell office:value-type="float" office:value="1.117711" calcext:value-type="float">
            <text:p>1.11771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eb6eddd-9d69-49b1-a68b-954a4c5ab3d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5.311</text:p>
          </table:table-cell>
          <table:table-cell office:value-type="float" office:value="1.217815" calcext:value-type="float">
            <text:p>1.21781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035c3a3-c81f-483c-b273-4f030fc74a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5.313</text:p>
          </table:table-cell>
          <table:table-cell office:value-type="float" office:value="1.316594" calcext:value-type="float">
            <text:p>1.31659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bacc920-a538-44ba-8534-eb69a0256dd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5.532</text:p>
          </table:table-cell>
          <table:table-cell office:value-type="float" office:value="1.197177" calcext:value-type="float">
            <text:p>1.19717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c28f89e-cebc-4118-8927-e90e1adb3a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5.574</text:p>
          </table:table-cell>
          <table:table-cell office:value-type="float" office:value="1.25523" calcext:value-type="float">
            <text:p>1.25523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87cb1ae-d5b2-4e9b-a099-56e488420a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5.664</text:p>
          </table:table-cell>
          <table:table-cell office:value-type="float" office:value="1.26597" calcext:value-type="float">
            <text:p>1.26597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2c20585-f28b-44d4-b91b-2528fadb69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5.741</text:p>
          </table:table-cell>
          <table:table-cell office:value-type="float" office:value="1.288804" calcext:value-type="float">
            <text:p>1.288804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ff373db-44d2-4b78-938f-add4202d08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5.972</text:p>
          </table:table-cell>
          <table:table-cell office:value-type="float" office:value="1.158217" calcext:value-type="float">
            <text:p>1.15821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aa46626-08e8-4ade-8d20-b0e53a7c2b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5.994</text:p>
          </table:table-cell>
          <table:table-cell office:value-type="float" office:value="1.236907" calcext:value-type="float">
            <text:p>1.236907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7e0a0ab-0b80-4c87-8914-8b4a11743f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6.137</text:p>
          </table:table-cell>
          <table:table-cell office:value-type="float" office:value="1.193191" calcext:value-type="float">
            <text:p>1.193191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fcf938d-10d2-4e0e-a9b1-51a2a41620d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6.146</text:p>
          </table:table-cell>
          <table:table-cell office:value-type="float" office:value="1.284909" calcext:value-type="float">
            <text:p>1.284909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78ae853-9bc0-49c4-9162-b8a758a18b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6.301</text:p>
          </table:table-cell>
          <table:table-cell office:value-type="float" office:value="1.230022" calcext:value-type="float">
            <text:p>1.230022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ab3d205-c727-423f-9220-7ed5696150a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6.311</text:p>
          </table:table-cell>
          <table:table-cell office:value-type="float" office:value="1.320179" calcext:value-type="float">
            <text:p>1.320179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b959b74-3437-4391-90a1-94b63610cd6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6.311</text:p>
          </table:table-cell>
          <table:table-cell office:value-type="float" office:value="1.420326" calcext:value-type="float">
            <text:p>1.420326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76a8a94-6cc5-4427-a195-d8a02634f9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6.312</text:p>
          </table:table-cell>
          <table:table-cell office:value-type="float" office:value="1.519344" calcext:value-type="float">
            <text:p>1.519344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eeee3cf-9296-4190-bc68-914a6e0314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6.532</text:p>
          </table:table-cell>
          <table:table-cell office:value-type="float" office:value="1.399482" calcext:value-type="float">
            <text:p>1.39948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14f580a-b8f7-4d2b-918c-d0da628c9c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6.574</text:p>
          </table:table-cell>
          <table:table-cell office:value-type="float" office:value="1.457639" calcext:value-type="float">
            <text:p>1.457639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bb05fa4-dead-4cc8-a804-017bc7b57e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6.664</text:p>
          </table:table-cell>
          <table:table-cell office:value-type="float" office:value="1.46836" calcext:value-type="float">
            <text:p>1.4683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7959b6a-cba0-41cd-b293-8be7a7c9584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6.741</text:p>
          </table:table-cell>
          <table:table-cell office:value-type="float" office:value="1.49161" calcext:value-type="float">
            <text:p>1.49161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2f7a99a-c876-4571-b973-a92049a8b1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6.972</text:p>
          </table:table-cell>
          <table:table-cell office:value-type="float" office:value="1.360312" calcext:value-type="float">
            <text:p>1.360312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0ed29fb-1dc8-42b2-9de2-62990f8c28d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6.994</text:p>
          </table:table-cell>
          <table:table-cell office:value-type="float" office:value="1.439148" calcext:value-type="float">
            <text:p>1.439148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b559ab2-aa39-4983-ad29-fc9ceceacbf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7.137</text:p>
          </table:table-cell>
          <table:table-cell office:value-type="float" office:value="1.395647" calcext:value-type="float">
            <text:p>1.395647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d9c4e24-06e7-44f7-8763-b9eae472135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7.146</text:p>
          </table:table-cell>
          <table:table-cell office:value-type="float" office:value="1.487294" calcext:value-type="float">
            <text:p>1.487294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571feb5-0938-41e1-a7d9-91c3e3d30be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7.301</text:p>
          </table:table-cell>
          <table:table-cell office:value-type="float" office:value="1.432412" calcext:value-type="float">
            <text:p>1.432412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c90dc0f-aeb0-4627-afbf-af8f966008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7.311</text:p>
          </table:table-cell>
          <table:table-cell office:value-type="float" office:value="1.522382" calcext:value-type="float">
            <text:p>1.522382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1e891cc-028c-44ca-b5fc-966d6699d2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7.311</text:p>
          </table:table-cell>
          <table:table-cell office:value-type="float" office:value="1.622579" calcext:value-type="float">
            <text:p>1.622579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3ca76b7-faf8-4b4d-acc7-f3f12740f0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7.312</text:p>
          </table:table-cell>
          <table:table-cell office:value-type="float" office:value="1.721409" calcext:value-type="float">
            <text:p>1.721409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ce8ea2e-d4d1-40c6-ba5d-4935d868a0c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7.532</text:p>
          </table:table-cell>
          <table:table-cell office:value-type="float" office:value="1.601884" calcext:value-type="float">
            <text:p>1.60188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c49b2c5-d129-4264-8399-1490fb213db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7.574</text:p>
          </table:table-cell>
          <table:table-cell office:value-type="float" office:value="1.660043" calcext:value-type="float">
            <text:p>1.660043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de53b7d-193e-4d66-8360-f4e82c5e4ba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7.664</text:p>
          </table:table-cell>
          <table:table-cell office:value-type="float" office:value="1.670573" calcext:value-type="float">
            <text:p>1.670573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99fc92d-a598-453a-8a40-8edbe197f8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7.741</text:p>
          </table:table-cell>
          <table:table-cell office:value-type="float" office:value="1.693534" calcext:value-type="float">
            <text:p>1.693534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9ce90d5-8292-4f4d-8fd0-045a9723ba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7.972</text:p>
          </table:table-cell>
          <table:table-cell office:value-type="float" office:value="1.562448" calcext:value-type="float">
            <text:p>1.56244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34eda6e-be41-42d7-9fa6-fc9036afd1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7.994</text:p>
          </table:table-cell>
          <table:table-cell office:value-type="float" office:value="1.641302" calcext:value-type="float">
            <text:p>1.64130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ff3fab6-9d6e-4136-8dff-b122261608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8.137</text:p>
          </table:table-cell>
          <table:table-cell office:value-type="float" office:value="1.598152" calcext:value-type="float">
            <text:p>1.598152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b03ba7c-fd14-4699-ac8c-b390838942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8.146</text:p>
          </table:table-cell>
          <table:table-cell office:value-type="float" office:value="1.689296" calcext:value-type="float">
            <text:p>1.689296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1403717-4e6c-4817-9aa4-bc73ea1107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8.301</text:p>
          </table:table-cell>
          <table:table-cell office:value-type="float" office:value="1.63473" calcext:value-type="float">
            <text:p>1.63473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ccbc36b-1f27-4ab6-9fac-ff84831d85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8.311</text:p>
          </table:table-cell>
          <table:table-cell office:value-type="float" office:value="1.724644" calcext:value-type="float">
            <text:p>1.724644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419b60a-19b8-4f77-8b2c-a22499519e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8.311</text:p>
          </table:table-cell>
          <table:table-cell office:value-type="float" office:value="1.824885" calcext:value-type="float">
            <text:p>1.82488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ad8e237-0334-4217-86a6-87e4564ce81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8.312</text:p>
          </table:table-cell>
          <table:table-cell office:value-type="float" office:value="1.924062" calcext:value-type="float">
            <text:p>1.92406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9e0e1dc-8dc1-4be1-b0ff-ecf9c52e69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8.532</text:p>
          </table:table-cell>
          <table:table-cell office:value-type="float" office:value="1.804139" calcext:value-type="float">
            <text:p>1.804139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59a21f9-7905-4018-85b7-a4589067ca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8.574</text:p>
          </table:table-cell>
          <table:table-cell office:value-type="float" office:value="1.862314" calcext:value-type="float">
            <text:p>1.862314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b430304-53b0-4708-8aee-3f972bcf33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8.664</text:p>
          </table:table-cell>
          <table:table-cell office:value-type="float" office:value="1.872757" calcext:value-type="float">
            <text:p>1.87275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5c06302-502a-4b7a-b499-6f6a1d69a8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8.741</text:p>
          </table:table-cell>
          <table:table-cell office:value-type="float" office:value="1.895817" calcext:value-type="float">
            <text:p>1.895817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85bd9a6-3cac-4822-bf21-f9c15a761d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8.972</text:p>
          </table:table-cell>
          <table:table-cell office:value-type="float" office:value="1.765055" calcext:value-type="float">
            <text:p>1.76505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b4748cd-45a9-4017-990d-cd5edd1125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8.994</text:p>
          </table:table-cell>
          <table:table-cell office:value-type="float" office:value="1.843627" calcext:value-type="float">
            <text:p>1.843627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4f1eafb-e9c0-400b-8ce3-4a0cda4bb9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9.137</text:p>
          </table:table-cell>
          <table:table-cell office:value-type="float" office:value="1.80059" calcext:value-type="float">
            <text:p>1.80059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50cba06-7dd0-4812-80a7-d938f6568ff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9.146</text:p>
          </table:table-cell>
          <table:table-cell office:value-type="float" office:value="1.891877" calcext:value-type="float">
            <text:p>1.89187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d472dfb-2a2b-4f49-882d-10c4e2e995d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9.301</text:p>
          </table:table-cell>
          <table:table-cell office:value-type="float" office:value="1.837088" calcext:value-type="float">
            <text:p>1.837088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42e50b8-bde2-4f41-964d-6450dca7b4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9.311</text:p>
          </table:table-cell>
          <table:table-cell office:value-type="float" office:value="1.926995" calcext:value-type="float">
            <text:p>1.92699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34580a9-6246-4554-a2f3-7c9a18805db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9.311</text:p>
          </table:table-cell>
          <table:table-cell office:value-type="float" office:value="2.027245" calcext:value-type="float">
            <text:p>2.02724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f4c32cf-2871-4449-a7da-186e2979839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9.312</text:p>
          </table:table-cell>
          <table:table-cell office:value-type="float" office:value="2.126389" calcext:value-type="float">
            <text:p>2.12638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4ebd623-560a-4717-ac68-6a9e108e7a8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9.532</text:p>
          </table:table-cell>
          <table:table-cell office:value-type="float" office:value="2.006167" calcext:value-type="float">
            <text:p>2.006167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747743f-4089-46a3-9343-2c972cc9a4f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9.575</text:p>
          </table:table-cell>
          <table:table-cell office:value-type="float" office:value="2.064461" calcext:value-type="float">
            <text:p>2.06446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97c0820-5a7a-4096-87a2-3ffea6c062c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9.664</text:p>
          </table:table-cell>
          <table:table-cell office:value-type="float" office:value="2.075515" calcext:value-type="float">
            <text:p>2.07551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31f89e9-7726-4ef2-9691-031c5e52f15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9.741</text:p>
          </table:table-cell>
          <table:table-cell office:value-type="float" office:value="2.098339" calcext:value-type="float">
            <text:p>2.098339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7fb6267-8dc5-472d-9510-2d304a7244c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9.972</text:p>
          </table:table-cell>
          <table:table-cell office:value-type="float" office:value="1.967635" calcext:value-type="float">
            <text:p>1.96763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63854af-e4d6-4337-8899-743a26b1e9f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39.994</text:p>
          </table:table-cell>
          <table:table-cell office:value-type="float" office:value="2.045938" calcext:value-type="float">
            <text:p>2.04593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d716a15-150a-4d04-a0ec-43133613e94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0.137</text:p>
          </table:table-cell>
          <table:table-cell office:value-type="float" office:value="2.002624" calcext:value-type="float">
            <text:p>2.00262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5860423-d99f-4f08-8eda-fa22e300cd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0.146</text:p>
          </table:table-cell>
          <table:table-cell office:value-type="float" office:value="2.094235" calcext:value-type="float">
            <text:p>2.09423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7e0b59d-3e44-447a-a1a7-aaed1c73b6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0.301</text:p>
          </table:table-cell>
          <table:table-cell office:value-type="float" office:value="2.039142" calcext:value-type="float">
            <text:p>2.039142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426e7e9-c298-4ebb-b768-13de405808a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0.311</text:p>
          </table:table-cell>
          <table:table-cell office:value-type="float" office:value="2.129375" calcext:value-type="float">
            <text:p>2.12937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7ed2cdb-7858-4ebb-b6c8-aa84edcc46f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0.311</text:p>
          </table:table-cell>
          <table:table-cell office:value-type="float" office:value="2.22929" calcext:value-type="float">
            <text:p>2.22929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ab7e9ef-0f2c-44bf-9faf-8fe5af6104e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0.312</text:p>
          </table:table-cell>
          <table:table-cell office:value-type="float" office:value="2.32837" calcext:value-type="float">
            <text:p>2.3283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39a8260-1397-45d2-a352-b51a3d0ce3d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0.533</text:p>
          </table:table-cell>
          <table:table-cell office:value-type="float" office:value="2.208499" calcext:value-type="float">
            <text:p>2.20849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2f7dee9-5bfc-477a-a243-38f7d064e5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0.575</text:p>
          </table:table-cell>
          <table:table-cell office:value-type="float" office:value="2.266723" calcext:value-type="float">
            <text:p>2.266723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0a51223-1dad-41dc-96f6-e327c30482b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0.664</text:p>
          </table:table-cell>
          <table:table-cell office:value-type="float" office:value="2.277783" calcext:value-type="float">
            <text:p>2.277783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057643b-9c4d-467b-80d0-153fed06251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0.741</text:p>
          </table:table-cell>
          <table:table-cell office:value-type="float" office:value="2.300555" calcext:value-type="float">
            <text:p>2.30055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f943f90-dd09-4e19-b26c-75df9ad7c8a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0.972</text:p>
          </table:table-cell>
          <table:table-cell office:value-type="float" office:value="2.169391" calcext:value-type="float">
            <text:p>2.16939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86d64b9-8f40-4bfd-81b4-f5ec052997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0.994</text:p>
          </table:table-cell>
          <table:table-cell office:value-type="float" office:value="2.248191" calcext:value-type="float">
            <text:p>2.248191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bbeaa48-00ca-4396-89c4-ada19dc04f4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1.049</text:p>
          </table:table-cell>
          <table:table-cell office:value-type="float" office:value="2.292653" calcext:value-type="float">
            <text:p>2.29265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446fff0-a88e-4f9f-ba71-2fe951af946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1.137</text:p>
          </table:table-cell>
          <table:table-cell office:value-type="float" office:value="2.305115" calcext:value-type="float">
            <text:p>2.30511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9d9b5cb-47c5-4432-9a12-5efdc4e2b3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1.146</text:p>
          </table:table-cell>
          <table:table-cell office:value-type="float" office:value="2.396517" calcext:value-type="float">
            <text:p>2.39651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ba8f8e0-a8c0-4d49-b9ab-f188d29515a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1.290</text:p>
          </table:table-cell>
          <table:table-cell office:value-type="float" office:value="2.352862" calcext:value-type="float">
            <text:p>2.352862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2d83f87-8f6e-4227-878b-0e61924b0b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1.301</text:p>
          </table:table-cell>
          <table:table-cell office:value-type="float" office:value="2.441775" calcext:value-type="float">
            <text:p>2.44177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680b390-f23d-454e-9bd2-b58f44bdabb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1.311</text:p>
          </table:table-cell>
          <table:table-cell office:value-type="float" office:value="2.531865" calcext:value-type="float">
            <text:p>2.53186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f67c729-8fd9-4dc6-9b7e-21927055e0c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1.311</text:p>
          </table:table-cell>
          <table:table-cell office:value-type="float" office:value="2.632056" calcext:value-type="float">
            <text:p>2.632056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957a84b-e035-44be-94ce-b308a7b1fce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1.312</text:p>
          </table:table-cell>
          <table:table-cell office:value-type="float" office:value="2.731158" calcext:value-type="float">
            <text:p>2.731158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30f1e03-7b20-4b24-b9be-4e9cb91df6d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1.533</text:p>
          </table:table-cell>
          <table:table-cell office:value-type="float" office:value="2.610867" calcext:value-type="float">
            <text:p>2.610867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7b77321-1974-4d1e-ba9f-ba655da7622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1.575</text:p>
          </table:table-cell>
          <table:table-cell office:value-type="float" office:value="2.669135" calcext:value-type="float">
            <text:p>2.66913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699c244-273b-48c6-bdfc-3357f442d52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1.664</text:p>
          </table:table-cell>
          <table:table-cell office:value-type="float" office:value="2.68024" calcext:value-type="float">
            <text:p>2.6802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0481cba-c268-4de3-8367-7ccfbad56ce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1.741</text:p>
          </table:table-cell>
          <table:table-cell office:value-type="float" office:value="2.703353" calcext:value-type="float">
            <text:p>2.703353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7d3a6ea-cefd-4631-9ab9-6b323aef9dc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1.972</text:p>
          </table:table-cell>
          <table:table-cell office:value-type="float" office:value="2.57258" calcext:value-type="float">
            <text:p>2.57258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7da5f35-0fc2-479f-9570-dacf3a45d9d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1.994</text:p>
          </table:table-cell>
          <table:table-cell office:value-type="float" office:value="2.651108" calcext:value-type="float">
            <text:p>2.651108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eb2bce9-814f-41a2-adfc-4414ecdd91f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2.049</text:p>
          </table:table-cell>
          <table:table-cell office:value-type="float" office:value="2.69547" calcext:value-type="float">
            <text:p>2.6954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571feb5-0938-41e1-a7d9-91c3e3d30be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2.137</text:p>
          </table:table-cell>
          <table:table-cell office:value-type="float" office:value="2.707579" calcext:value-type="float">
            <text:p>2.707579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64fa522-a25c-4c14-ae47-c713acfcf2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2.146</text:p>
          </table:table-cell>
          <table:table-cell office:value-type="float" office:value="2.799312" calcext:value-type="float">
            <text:p>2.79931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3c53b74-2ac9-420f-bf2b-3c2ce8b4748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2.290</text:p>
          </table:table-cell>
          <table:table-cell office:value-type="float" office:value="2.75557" calcext:value-type="float">
            <text:p>2.7555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a466a43-e1ce-40e2-a0bf-aae9ccbb9ee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2.301</text:p>
          </table:table-cell>
          <table:table-cell office:value-type="float" office:value="2.844361" calcext:value-type="float">
            <text:p>2.844361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a3ff0f4-6bb9-44d4-8fa5-5b6cf6c0f2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2.311</text:p>
          </table:table-cell>
          <table:table-cell office:value-type="float" office:value="2.934608" calcext:value-type="float">
            <text:p>2.934608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08fceb6-b48b-4e10-819c-d1942412b9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2.313</text:p>
          </table:table-cell>
          <table:table-cell office:value-type="float" office:value="3.033436" calcext:value-type="float">
            <text:p>3.033436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7a1ccb4-3215-456a-b6bc-7c287d72a2b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2.311</text:p>
          </table:table-cell>
          <table:table-cell office:value-type="float" office:value="3.135063" calcext:value-type="float">
            <text:p>3.13506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7ec6b1d-b6a7-4768-b13d-7e0c159baf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2.533</text:p>
          </table:table-cell>
          <table:table-cell office:value-type="float" office:value="3.013592" calcext:value-type="float">
            <text:p>3.013592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bc251f6-80ef-4e11-9f0a-cb97db4a2a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2.575</text:p>
          </table:table-cell>
          <table:table-cell office:value-type="float" office:value="3.071951" calcext:value-type="float">
            <text:p>3.071951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fa14d13-3773-41e8-aa5a-a0377d8ae99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2.664</text:p>
          </table:table-cell>
          <table:table-cell office:value-type="float" office:value="3.082581" calcext:value-type="float">
            <text:p>3.082581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272c5b3-5afb-407d-8093-6edb552763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2.741</text:p>
          </table:table-cell>
          <table:table-cell office:value-type="float" office:value="3.10593" calcext:value-type="float">
            <text:p>3.10593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e86d2cb-a67a-4b30-9ad8-2dda518ac0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2.972</text:p>
          </table:table-cell>
          <table:table-cell office:value-type="float" office:value="2.974941" calcext:value-type="float">
            <text:p>2.974941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6110156-1d77-4265-837c-f83ab1bb620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2.994</text:p>
          </table:table-cell>
          <table:table-cell office:value-type="float" office:value="3.053675" calcext:value-type="float">
            <text:p>3.05367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8b7981e-7053-4d8b-9734-30bc518e3bb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3.050</text:p>
          </table:table-cell>
          <table:table-cell office:value-type="float" office:value="3.097672" calcext:value-type="float">
            <text:p>3.097672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b81038c-a563-4233-aff1-0b5ab0f850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3.137</text:p>
          </table:table-cell>
          <table:table-cell office:value-type="float" office:value="3.110421" calcext:value-type="float">
            <text:p>3.11042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66334a8-353e-4979-b1cd-341e9cf09ce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3.146</text:p>
          </table:table-cell>
          <table:table-cell office:value-type="float" office:value="3.201826" calcext:value-type="float">
            <text:p>3.20182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21970d7-f662-49d8-9f80-1e2230bf7c7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3.290</text:p>
          </table:table-cell>
          <table:table-cell office:value-type="float" office:value="3.158134" calcext:value-type="float">
            <text:p>3.15813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8dd4f64-b957-426b-9f52-a2eec24503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3.301</text:p>
          </table:table-cell>
          <table:table-cell office:value-type="float" office:value="3.247407" calcext:value-type="float">
            <text:p>3.247407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353562e-0fc3-4b4d-a412-2253a7fe18c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3.311</text:p>
          </table:table-cell>
          <table:table-cell office:value-type="float" office:value="3.337168" calcext:value-type="float">
            <text:p>3.33716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cd11e89-c7f9-4d02-8040-8a29912e948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3.311</text:p>
          </table:table-cell>
          <table:table-cell office:value-type="float" office:value="3.437384" calcext:value-type="float">
            <text:p>3.437384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0de57b2-0067-45be-b2a6-99d63e6686d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3.313</text:p>
          </table:table-cell>
          <table:table-cell office:value-type="float" office:value="3.536073" calcext:value-type="float">
            <text:p>3.536073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93c600e-ac82-43d9-b586-1c9c818d12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3.532</text:p>
          </table:table-cell>
          <table:table-cell office:value-type="float" office:value="3.41664" calcext:value-type="float">
            <text:p>3.41664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f698c63-047c-4dbb-b6f8-b49c7d37bd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3.575</text:p>
          </table:table-cell>
          <table:table-cell office:value-type="float" office:value="3.474789" calcext:value-type="float">
            <text:p>3.474789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192c043-21ad-4250-93cf-f80c208ce0d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3.664</text:p>
          </table:table-cell>
          <table:table-cell office:value-type="float" office:value="3.4855" calcext:value-type="float">
            <text:p>3.485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a3e9d52-dd64-4d3b-8b6e-b90c6888438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3.741</text:p>
          </table:table-cell>
          <table:table-cell office:value-type="float" office:value="3.508545" calcext:value-type="float">
            <text:p>3.50854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646b1af-6454-4c37-9225-e9961c9e517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3.972</text:p>
          </table:table-cell>
          <table:table-cell office:value-type="float" office:value="3.377735" calcext:value-type="float">
            <text:p>3.37773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7ad3a9b-bf2b-45cc-9e1b-f3b58a071d6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3.994</text:p>
          </table:table-cell>
          <table:table-cell office:value-type="float" office:value="3.456291" calcext:value-type="float">
            <text:p>3.45629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30b8aea-350f-4163-90f0-fa7a9985fac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4.050</text:p>
          </table:table-cell>
          <table:table-cell office:value-type="float" office:value="3.500286" calcext:value-type="float">
            <text:p>3.50028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3c6742d-1f94-4e90-b7c4-e305981cf0f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4.137</text:p>
          </table:table-cell>
          <table:table-cell office:value-type="float" office:value="3.51332" calcext:value-type="float">
            <text:p>3.5133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75c004d-182b-45bd-9592-93cc59ec25a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4.146</text:p>
          </table:table-cell>
          <table:table-cell office:value-type="float" office:value="3.604456" calcext:value-type="float">
            <text:p>3.604456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ee0635e-838a-4f37-b857-577ec08b4c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4.290</text:p>
          </table:table-cell>
          <table:table-cell office:value-type="float" office:value="3.561014" calcext:value-type="float">
            <text:p>3.561014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2f79a71-4bd8-4629-9cd3-5f2a2bc788c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4.301</text:p>
          </table:table-cell>
          <table:table-cell office:value-type="float" office:value="3.65013" calcext:value-type="float">
            <text:p>3.65013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7ae91c7-9d91-4f62-b1b7-3135f84b53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4.311</text:p>
          </table:table-cell>
          <table:table-cell office:value-type="float" office:value="3.739649" calcext:value-type="float">
            <text:p>3.739649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e6e64cb-22ef-4e58-9849-e67b5f52dd1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4.311</text:p>
          </table:table-cell>
          <table:table-cell office:value-type="float" office:value="3.839872" calcext:value-type="float">
            <text:p>3.839872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9aa742c-76b4-4fb2-8799-1fb289254fa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4.312</text:p>
          </table:table-cell>
          <table:table-cell office:value-type="float" office:value="3.938851" calcext:value-type="float">
            <text:p>3.93885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dc5ee79-43f5-4e3c-ba7c-be407f4d32e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4.533</text:p>
          </table:table-cell>
          <table:table-cell office:value-type="float" office:value="3.819033" calcext:value-type="float">
            <text:p>3.819033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7809b9e-037d-4edb-8491-6c8112924e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4.574</text:p>
          </table:table-cell>
          <table:table-cell office:value-type="float" office:value="3.877239" calcext:value-type="float">
            <text:p>3.877239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87b7142-93b9-46ce-8d86-3c6012cbb26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4.664</text:p>
          </table:table-cell>
          <table:table-cell office:value-type="float" office:value="3.888064" calcext:value-type="float">
            <text:p>3.888064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c0de50a-0895-4513-a8e3-56d21d3c89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4.741</text:p>
          </table:table-cell>
          <table:table-cell office:value-type="float" office:value="3.910941" calcext:value-type="float">
            <text:p>3.91094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68e1a75-b478-4d0d-9fc0-39ea6c5420b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4.972</text:p>
          </table:table-cell>
          <table:table-cell office:value-type="float" office:value="3.780212" calcext:value-type="float">
            <text:p>3.78021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d03312d-a304-4810-acc5-a2e32f6176e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4.994</text:p>
          </table:table-cell>
          <table:table-cell office:value-type="float" office:value="3.858767" calcext:value-type="float">
            <text:p>3.858767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0c2a5a9-4292-4d13-be16-14bda273dfd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5.049</text:p>
          </table:table-cell>
          <table:table-cell office:value-type="float" office:value="3.903365" calcext:value-type="float">
            <text:p>3.90336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4c0bce0-c326-4f8e-a1b4-87f8ad92a85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5.137</text:p>
          </table:table-cell>
          <table:table-cell office:value-type="float" office:value="3.915294" calcext:value-type="float">
            <text:p>3.915294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816b368-0f17-4d42-a52d-bf63bf445ad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5.146</text:p>
          </table:table-cell>
          <table:table-cell office:value-type="float" office:value="4.006841" calcext:value-type="float">
            <text:p>4.00684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3a35bd6-0b79-4f00-b3c1-4f27d5f19f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5.290</text:p>
          </table:table-cell>
          <table:table-cell office:value-type="float" office:value="3.963097" calcext:value-type="float">
            <text:p>3.963097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d43ed70-5b36-4139-af9e-88ea6348c2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5.301</text:p>
          </table:table-cell>
          <table:table-cell office:value-type="float" office:value="4.052391" calcext:value-type="float">
            <text:p>4.052391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f2879a6-d4c1-412e-90a5-3c820db1e1c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5.311</text:p>
          </table:table-cell>
          <table:table-cell office:value-type="float" office:value="4.142439" calcext:value-type="float">
            <text:p>4.142439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78d1790-e6b0-4271-bce5-1fb5994447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5.311</text:p>
          </table:table-cell>
          <table:table-cell office:value-type="float" office:value="4.242463" calcext:value-type="float">
            <text:p>4.242463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d0e28b7-b070-4e84-be8d-dad0a7666d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5.312</text:p>
          </table:table-cell>
          <table:table-cell office:value-type="float" office:value="4.341362" calcext:value-type="float">
            <text:p>4.34136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668eef8-79ac-4d46-93e3-f1d2104dfc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5.533</text:p>
          </table:table-cell>
          <table:table-cell office:value-type="float" office:value="4.221304" calcext:value-type="float">
            <text:p>4.221304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ba933df-198e-425b-9238-9f523c1803b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5.575</text:p>
          </table:table-cell>
          <table:table-cell office:value-type="float" office:value="4.279632" calcext:value-type="float">
            <text:p>4.279632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0844ac2-bc5a-45f7-a2f6-0a325a4a2ec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5.664</text:p>
          </table:table-cell>
          <table:table-cell office:value-type="float" office:value="4.290601" calcext:value-type="float">
            <text:p>4.290601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7e49616-865d-4fb6-9992-bd27f25f64a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5.741</text:p>
          </table:table-cell>
          <table:table-cell office:value-type="float" office:value="4.313178" calcext:value-type="float">
            <text:p>4.31317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ae69182-b3fe-4c84-b40b-a7b52010d5f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5.972</text:p>
          </table:table-cell>
          <table:table-cell office:value-type="float" office:value="4.182382" calcext:value-type="float">
            <text:p>4.182382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37e9449-f054-4837-ac0f-008d17b585a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5.994</text:p>
          </table:table-cell>
          <table:table-cell office:value-type="float" office:value="4.260974" calcext:value-type="float">
            <text:p>4.26097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c3d7105-7fed-49b2-81f4-111d7dbcc03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6.050</text:p>
          </table:table-cell>
          <table:table-cell office:value-type="float" office:value="4.305509" calcext:value-type="float">
            <text:p>4.30550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3ade707-32b2-4f2b-a8ec-01a34bf45eb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6.137</text:p>
          </table:table-cell>
          <table:table-cell office:value-type="float" office:value="4.318187" calcext:value-type="float">
            <text:p>4.31818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9008be4-e366-42f5-b438-ff1f0b851e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6.146</text:p>
          </table:table-cell>
          <table:table-cell office:value-type="float" office:value="4.409503" calcext:value-type="float">
            <text:p>4.409503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e6f3ed9-f083-407f-8198-2092a019f6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6.290</text:p>
          </table:table-cell>
          <table:table-cell office:value-type="float" office:value="4.365808" calcext:value-type="float">
            <text:p>4.365808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bf23562-0a2f-4fb9-8451-0c92c12ec61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6.301</text:p>
          </table:table-cell>
          <table:table-cell office:value-type="float" office:value="4.455092" calcext:value-type="float">
            <text:p>4.455092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6f78edc-989a-492f-87d9-5ecbe361aca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6.311</text:p>
          </table:table-cell>
          <table:table-cell office:value-type="float" office:value="4.545084" calcext:value-type="float">
            <text:p>4.54508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87e0e75-2927-4760-b6a5-dbc1a73531e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6.311</text:p>
          </table:table-cell>
          <table:table-cell office:value-type="float" office:value="4.645059" calcext:value-type="float">
            <text:p>4.645059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7e49616-865d-4fb6-9992-bd27f25f64a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6.312</text:p>
          </table:table-cell>
          <table:table-cell office:value-type="float" office:value="4.743877" calcext:value-type="float">
            <text:p>4.74387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d61ec52-2db1-455d-9d30-0eb0677f9cb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6.533</text:p>
          </table:table-cell>
          <table:table-cell office:value-type="float" office:value="4.62372" calcext:value-type="float">
            <text:p>4.62372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d637101-ab5e-4f7a-b573-54edaac392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6.575</text:p>
          </table:table-cell>
          <table:table-cell office:value-type="float" office:value="4.682041" calcext:value-type="float">
            <text:p>4.682041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a2c7bf1-f8f6-4380-b3ff-a193db4db6f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6.664</text:p>
          </table:table-cell>
          <table:table-cell office:value-type="float" office:value="4.693131" calcext:value-type="float">
            <text:p>4.693131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5d68921-b72c-4856-af14-151ef9c13c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6.741</text:p>
          </table:table-cell>
          <table:table-cell office:value-type="float" office:value="4.715976" calcext:value-type="float">
            <text:p>4.715976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9a85e19-ba0a-42cf-a8ad-00a81b6e39e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6.972</text:p>
          </table:table-cell>
          <table:table-cell office:value-type="float" office:value="4.585203" calcext:value-type="float">
            <text:p>4.585203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9a85e19-ba0a-42cf-a8ad-00a81b6e39e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6.994</text:p>
          </table:table-cell>
          <table:table-cell office:value-type="float" office:value="4.663633" calcext:value-type="float">
            <text:p>4.663633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c91f92c-b7e2-43e7-838f-59f350581a2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7.049</text:p>
          </table:table-cell>
          <table:table-cell office:value-type="float" office:value="4.708327" calcext:value-type="float">
            <text:p>4.708327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95758ad-8944-4e19-a8e1-68054936e55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7.137</text:p>
          </table:table-cell>
          <table:table-cell office:value-type="float" office:value="4.720663" calcext:value-type="float">
            <text:p>4.720663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80e7a8a-e543-433d-9fc0-460b5a49de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7.146</text:p>
          </table:table-cell>
          <table:table-cell office:value-type="float" office:value="4.81213" calcext:value-type="float">
            <text:p>4.8121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15db9f0-27ec-4e2b-9884-1e7ec716a7b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7.290</text:p>
          </table:table-cell>
          <table:table-cell office:value-type="float" office:value="4.767999" calcext:value-type="float">
            <text:p>4.767999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ce4116d-e948-40f1-b22e-68c15c552e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7.301</text:p>
          </table:table-cell>
          <table:table-cell office:value-type="float" office:value="4.857256" calcext:value-type="float">
            <text:p>4.857256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49f8493-85d5-4a22-88b1-2684f5abbd8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7.311</text:p>
          </table:table-cell>
          <table:table-cell office:value-type="float" office:value="4.947223" calcext:value-type="float">
            <text:p>4.947223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6f20490-aa84-4354-a96d-c14d882fe4c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7.311</text:p>
          </table:table-cell>
          <table:table-cell office:value-type="float" office:value="5.047376" calcext:value-type="float">
            <text:p>5.047376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3da9a21-8a20-487f-85cc-66e7809459e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7.312</text:p>
          </table:table-cell>
          <table:table-cell office:value-type="float" office:value="5.146456" calcext:value-type="float">
            <text:p>5.146456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a77e897-c598-498c-a83e-0f407063f6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7.532</text:p>
          </table:table-cell>
          <table:table-cell office:value-type="float" office:value="5.026869" calcext:value-type="float">
            <text:p>5.026869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70c88db-700a-47a2-b28e-0630bb0cd54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7.575</text:p>
          </table:table-cell>
          <table:table-cell office:value-type="float" office:value="5.084988" calcext:value-type="float">
            <text:p>5.084988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6fdf34b-0495-473d-946a-687cb76753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7.664</text:p>
          </table:table-cell>
          <table:table-cell office:value-type="float" office:value="5.095657" calcext:value-type="float">
            <text:p>5.095657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8c5832e-092a-4250-a6bb-e8a5945cd5d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7.741</text:p>
          </table:table-cell>
          <table:table-cell office:value-type="float" office:value="5.118843" calcext:value-type="float">
            <text:p>5.118843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aa6607f-c540-4603-9bc4-8169ff007cb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7.972</text:p>
          </table:table-cell>
          <table:table-cell office:value-type="float" office:value="4.987666" calcext:value-type="float">
            <text:p>4.987666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02bf8d4-ef23-40c9-8650-d918004ab0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7.994</text:p>
          </table:table-cell>
          <table:table-cell office:value-type="float" office:value="5.065895" calcext:value-type="float">
            <text:p>5.06589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c8ceecc-fb23-4c3f-bae0-ec53b7b21c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8.050</text:p>
          </table:table-cell>
          <table:table-cell office:value-type="float" office:value="5.110191" calcext:value-type="float">
            <text:p>5.11019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62f2114-5f5d-4a2f-8a3e-b6ec92f9bad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8.137</text:p>
          </table:table-cell>
          <table:table-cell office:value-type="float" office:value="5.122902" calcext:value-type="float">
            <text:p>5.122902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dab0b4d-21b4-4dd7-9cb7-4925cc3334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8.146</text:p>
          </table:table-cell>
          <table:table-cell office:value-type="float" office:value="5.215505" calcext:value-type="float">
            <text:p>5.2155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1b4a0d0-0bb4-4908-86e7-1a6caf95b6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8.290</text:p>
          </table:table-cell>
          <table:table-cell office:value-type="float" office:value="5.170599" calcext:value-type="float">
            <text:p>5.170599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0b2d1c1-9195-4f97-a9bf-aa434455801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8.301</text:p>
          </table:table-cell>
          <table:table-cell office:value-type="float" office:value="5.259783" calcext:value-type="float">
            <text:p>5.25978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2368847-28e3-45d3-b025-58a695deb6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8.311</text:p>
          </table:table-cell>
          <table:table-cell office:value-type="float" office:value="5.349664" calcext:value-type="float">
            <text:p>5.349664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e5d8a1d-c447-4f34-8196-334c70cbbe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8.311</text:p>
          </table:table-cell>
          <table:table-cell office:value-type="float" office:value="5.449812" calcext:value-type="float">
            <text:p>5.44981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450273d-3d9d-4ae4-bd63-9878be90684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8.312</text:p>
          </table:table-cell>
          <table:table-cell office:value-type="float" office:value="5.548986" calcext:value-type="float">
            <text:p>5.54898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9431e26-0f48-415b-a33f-1ffcad00ba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8.533</text:p>
          </table:table-cell>
          <table:table-cell office:value-type="float" office:value="5.428882" calcext:value-type="float">
            <text:p>5.42888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4c75c41-7bbd-4752-99b3-09cff478a5f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8.575</text:p>
          </table:table-cell>
          <table:table-cell office:value-type="float" office:value="5.486714" calcext:value-type="float">
            <text:p>5.486714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b7b0670-2dc4-41e1-b159-5577277f6e8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8.664</text:p>
          </table:table-cell>
          <table:table-cell office:value-type="float" office:value="5.497738" calcext:value-type="float">
            <text:p>5.49773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fb5dde8-158d-4b78-a27c-b2e601858a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8.741</text:p>
          </table:table-cell>
          <table:table-cell office:value-type="float" office:value="5.520821" calcext:value-type="float">
            <text:p>5.52082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6b68a11-0c7c-4bf4-b19e-6f5014fe09f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8.972</text:p>
          </table:table-cell>
          <table:table-cell office:value-type="float" office:value="5.390041" calcext:value-type="float">
            <text:p>5.390041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971e26f-7a6b-4ed3-a293-7463592d34b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8.994</text:p>
          </table:table-cell>
          <table:table-cell office:value-type="float" office:value="5.468443" calcext:value-type="float">
            <text:p>5.468443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2adc103-8b44-4596-9c87-c8d996383c8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9.050</text:p>
          </table:table-cell>
          <table:table-cell office:value-type="float" office:value="5.51298" calcext:value-type="float">
            <text:p>5.51298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b66a40d-6318-45b3-a9c2-a53e960ff3d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9.137</text:p>
          </table:table-cell>
          <table:table-cell office:value-type="float" office:value="5.525435" calcext:value-type="float">
            <text:p>5.52543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1eea92a-b08e-43e7-aa3f-b2742af34c8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9.146</text:p>
          </table:table-cell>
          <table:table-cell office:value-type="float" office:value="5.616868" calcext:value-type="float">
            <text:p>5.616868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06385df-7408-424a-9359-e1e2757993e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9.290</text:p>
          </table:table-cell>
          <table:table-cell office:value-type="float" office:value="5.573351" calcext:value-type="float">
            <text:p>5.573351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8dc3cde-52b1-4aed-bc45-c5f3aad39b3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9.301</text:p>
          </table:table-cell>
          <table:table-cell office:value-type="float" office:value="5.662682" calcext:value-type="float">
            <text:p>5.662682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4493b74-292a-4785-b7ae-5350751847c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9.311</text:p>
          </table:table-cell>
          <table:table-cell office:value-type="float" office:value="5.752096" calcext:value-type="float">
            <text:p>5.752096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e573ff2-587c-4b50-9b6b-8a563ef766a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9.311</text:p>
          </table:table-cell>
          <table:table-cell office:value-type="float" office:value="5.85237" calcext:value-type="float">
            <text:p>5.85237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0889b5f-c37e-4276-ac00-e792b10d70f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9.312</text:p>
          </table:table-cell>
          <table:table-cell office:value-type="float" office:value="5.951429" calcext:value-type="float">
            <text:p>5.951429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58660ca-9e01-4067-a0f7-17a5dbc66f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9.533</text:p>
          </table:table-cell>
          <table:table-cell office:value-type="float" office:value="5.831598" calcext:value-type="float">
            <text:p>5.831598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5005354-e6df-4d88-954e-f38c08c3084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9.575</text:p>
          </table:table-cell>
          <table:table-cell office:value-type="float" office:value="5.889753" calcext:value-type="float">
            <text:p>5.889753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cfabbc3-bb7d-4507-b106-62e361c60a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9.664</text:p>
          </table:table-cell>
          <table:table-cell office:value-type="float" office:value="5.900776" calcext:value-type="float">
            <text:p>5.90077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b9b0f5d-19bf-4602-986e-ce2f9fe27dd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9.741</text:p>
          </table:table-cell>
          <table:table-cell office:value-type="float" office:value="5.923701" calcext:value-type="float">
            <text:p>5.9237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08655D7-F02A-4AAA-AE33-2ABD4F78BE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9.972</text:p>
          </table:table-cell>
          <table:table-cell office:value-type="float" office:value="5.7929" calcext:value-type="float">
            <text:p>5.792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f29afe7-d459-4546-afd4-0a020ffb8a8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49.994</text:p>
          </table:table-cell>
          <table:table-cell office:value-type="float" office:value="5.871306" calcext:value-type="float">
            <text:p>5.87130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d405e58-24ff-4bfa-899d-496346dec89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0.050</text:p>
          </table:table-cell>
          <table:table-cell office:value-type="float" office:value="5.915929" calcext:value-type="float">
            <text:p>5.915929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e32e993-bf78-4994-933f-628b4f590ad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0.137</text:p>
          </table:table-cell>
          <table:table-cell office:value-type="float" office:value="5.92812" calcext:value-type="float">
            <text:p>5.92812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bb3f2c5-ee38-4ecb-82a8-1453cd0b63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0.146</text:p>
          </table:table-cell>
          <table:table-cell office:value-type="float" office:value="6.019505" calcext:value-type="float">
            <text:p>6.0195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2f0f343-8b1c-4ebe-abab-b0b11e7de7d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0.290</text:p>
          </table:table-cell>
          <table:table-cell office:value-type="float" office:value="5.975894" calcext:value-type="float">
            <text:p>5.975894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52bd89b-bd43-41f3-b997-99259f9c60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0.301</text:p>
          </table:table-cell>
          <table:table-cell office:value-type="float" office:value="6.065345" calcext:value-type="float">
            <text:p>6.06534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374c521-5639-4af9-b05d-87d7bc206d1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0.311</text:p>
          </table:table-cell>
          <table:table-cell office:value-type="float" office:value="6.155207" calcext:value-type="float">
            <text:p>6.15520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17bfa1e-e8a1-4924-949e-230f496b9e0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0.311</text:p>
          </table:table-cell>
          <table:table-cell office:value-type="float" office:value="6.254953" calcext:value-type="float">
            <text:p>6.254953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316c761-6612-4b6d-8dc7-47b0f1e974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0.312</text:p>
          </table:table-cell>
          <table:table-cell office:value-type="float" office:value="6.354027" calcext:value-type="float">
            <text:p>6.354027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6B4B34C-86A4-4D50-812D-2CA2B6B3F30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0.533</text:p>
          </table:table-cell>
          <table:table-cell office:value-type="float" office:value="6.234158" calcext:value-type="float">
            <text:p>6.234158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8a6fc97-b1f0-45d2-b14b-0dda70349c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0.575</text:p>
          </table:table-cell>
          <table:table-cell office:value-type="float" office:value="6.292255" calcext:value-type="float">
            <text:p>6.29225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dfa0712-218c-4132-8578-5a319f7a23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0.664</text:p>
          </table:table-cell>
          <table:table-cell office:value-type="float" office:value="6.303159" calcext:value-type="float">
            <text:p>6.303159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1a549ec-94c6-412e-a1f9-04d62e37a2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0.741</text:p>
          </table:table-cell>
          <table:table-cell office:value-type="float" office:value="6.326286" calcext:value-type="float">
            <text:p>6.326286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f7486c2-b10b-4aea-98b2-1d6f9c408cf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0.972</text:p>
          </table:table-cell>
          <table:table-cell office:value-type="float" office:value="6.19507" calcext:value-type="float">
            <text:p>6.19507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26bcf28-8f7d-433d-b47f-9314e67130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0.994</text:p>
          </table:table-cell>
          <table:table-cell office:value-type="float" office:value="6.273824" calcext:value-type="float">
            <text:p>6.273824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e23b681-8cb9-4673-bac6-c206bb05c6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.050</text:p>
          </table:table-cell>
          <table:table-cell office:value-type="float" office:value="6.318284" calcext:value-type="float">
            <text:p>6.318284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dc73e51-51f1-42c1-9ef3-abf6b23b4f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.137</text:p>
          </table:table-cell>
          <table:table-cell office:value-type="float" office:value="6.330728" calcext:value-type="float">
            <text:p>6.330728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b97ea2d-1c44-4026-b76b-424ddd6ebf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.146</text:p>
          </table:table-cell>
          <table:table-cell office:value-type="float" office:value="6.42228" calcext:value-type="float">
            <text:p>6.4222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074d25a-92f8-4dc2-b02b-d7985d17b4d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.290</text:p>
          </table:table-cell>
          <table:table-cell office:value-type="float" office:value="6.378345" calcext:value-type="float">
            <text:p>6.37834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7c9c3ce-b067-4d2b-b958-d2925515ced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.301</text:p>
          </table:table-cell>
          <table:table-cell office:value-type="float" office:value="6.467779" calcext:value-type="float">
            <text:p>6.467779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ff10ac3-4bc4-4d06-a9d1-109b3fd0513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.311</text:p>
          </table:table-cell>
          <table:table-cell office:value-type="float" office:value="6.557527" calcext:value-type="float">
            <text:p>6.557527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5613dcd-32b3-4c83-b41e-bfe3e3e4015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.311</text:p>
          </table:table-cell>
          <table:table-cell office:value-type="float" office:value="6.657804" calcext:value-type="float">
            <text:p>6.657804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267ab95-de62-440c-b06a-18edb7fe2cf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.313</text:p>
          </table:table-cell>
          <table:table-cell office:value-type="float" office:value="6.756009" calcext:value-type="float">
            <text:p>6.756009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a60e6f1-488a-4462-94b0-55ea99d137a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.395</text:p>
          </table:table-cell>
          <table:table-cell office:value-type="float" office:value="6.774539" calcext:value-type="float">
            <text:p>6.77453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afb8242-0d29-4ec4-8701-36f23604e1f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.533</text:p>
          </table:table-cell>
          <table:table-cell office:value-type="float" office:value="6.737001" calcext:value-type="float">
            <text:p>6.7370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03a5aa9-de88-4d37-84e2-8bed357d0b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.575</text:p>
          </table:table-cell>
          <table:table-cell office:value-type="float" office:value="6.7951" calcext:value-type="float">
            <text:p>6.7951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2cf0e9a-1a4d-499f-80fc-313fa3d7dcf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.593</text:p>
          </table:table-cell>
          <table:table-cell office:value-type="float" office:value="6.877382" calcext:value-type="float">
            <text:p>6.87738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7fc5bf3-d2f0-4c7d-a15d-0459e9b282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.664</text:p>
          </table:table-cell>
          <table:table-cell office:value-type="float" office:value="6.906341" calcext:value-type="float">
            <text:p>6.906341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4ac664d-3086-446a-afca-c340a9b65ff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.741</text:p>
          </table:table-cell>
          <table:table-cell office:value-type="float" office:value="6.928897" calcext:value-type="float">
            <text:p>6.92889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c751b26-7288-4807-9a54-35f09fcdc5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.972</text:p>
          </table:table-cell>
          <table:table-cell office:value-type="float" office:value="6.798453" calcext:value-type="float">
            <text:p>6.798453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615799a-8c80-4cc8-8142-1a8d5a8a5b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1.994</text:p>
          </table:table-cell>
          <table:table-cell office:value-type="float" office:value="6.876968" calcext:value-type="float">
            <text:p>6.876968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c5fb224-80da-4f98-8cab-347391c97a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.049</text:p>
          </table:table-cell>
          <table:table-cell office:value-type="float" office:value="6.921366" calcext:value-type="float">
            <text:p>6.921366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1ebb75f-e65b-478c-b99a-02ebd79a1b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.137</text:p>
          </table:table-cell>
          <table:table-cell office:value-type="float" office:value="6.933858" calcext:value-type="float">
            <text:p>6.933858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39a6294-0b60-4668-8097-51a5a69ac6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.146</text:p>
          </table:table-cell>
          <table:table-cell office:value-type="float" office:value="7.025234" calcext:value-type="float">
            <text:p>7.025234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8dd28c2-b2eb-4cd3-b6b8-3bffb5da15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.290</text:p>
          </table:table-cell>
          <table:table-cell office:value-type="float" office:value="6.981637" calcext:value-type="float">
            <text:p>6.981637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8b8481c-3979-4478-bdec-28de8f7751c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.301</text:p>
          </table:table-cell>
          <table:table-cell office:value-type="float" office:value="7.070759" calcext:value-type="float">
            <text:p>7.070759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6ad9b01-ce9d-42a9-8555-9c7031e1add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.311</text:p>
          </table:table-cell>
          <table:table-cell office:value-type="float" office:value="7.160669" calcext:value-type="float">
            <text:p>7.160669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925db0d-2175-49bb-a265-daac8f2d253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.312</text:p>
          </table:table-cell>
          <table:table-cell office:value-type="float" office:value="7.259788" calcext:value-type="float">
            <text:p>7.259788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b0b7572-5682-4e7a-bd3d-8170b5bc05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.311</text:p>
          </table:table-cell>
          <table:table-cell office:value-type="float" office:value="7.360869" calcext:value-type="float">
            <text:p>7.36086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A7B0844-92A9-476F-96CB-E2EE2522D6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.395</text:p>
          </table:table-cell>
          <table:table-cell office:value-type="float" office:value="7.378034" calcext:value-type="float">
            <text:p>7.37803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0fd8ff4-65d7-4171-83af-9c41f264eba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.533</text:p>
          </table:table-cell>
          <table:table-cell office:value-type="float" office:value="7.340119" calcext:value-type="float">
            <text:p>7.340119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67bc232-ad3d-48b2-95a8-c1c3b9962ae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.575</text:p>
          </table:table-cell>
          <table:table-cell office:value-type="float" office:value="7.39823" calcext:value-type="float">
            <text:p>7.39823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3589a88-95c0-4c9f-afcf-bfdd5145d7a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.592</text:p>
          </table:table-cell>
          <table:table-cell office:value-type="float" office:value="7.480629" calcext:value-type="float">
            <text:p>7.480629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ca3e3f8-d180-4f5a-99b6-01e47e91cab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.664</text:p>
          </table:table-cell>
          <table:table-cell office:value-type="float" office:value="7.509283" calcext:value-type="float">
            <text:p>7.509283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88316af-5a65-4429-ba23-276a8194c6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.741</text:p>
          </table:table-cell>
          <table:table-cell office:value-type="float" office:value="7.532455" calcext:value-type="float">
            <text:p>7.53245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26058da-6ebb-408c-8d53-3b3109cd24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.972</text:p>
          </table:table-cell>
          <table:table-cell office:value-type="float" office:value="7.401447" calcext:value-type="float">
            <text:p>7.40144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54114aa-68d1-4216-b418-c3dee8fb497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2.994</text:p>
          </table:table-cell>
          <table:table-cell office:value-type="float" office:value="7.479899" calcext:value-type="float">
            <text:p>7.479899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313952f-d190-4bb5-a7b0-b8ae0a88a3e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.050</text:p>
          </table:table-cell>
          <table:table-cell office:value-type="float" office:value="7.524462" calcext:value-type="float">
            <text:p>7.524462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a1f48d6-9ad9-48eb-babb-d49070c4c78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.137</text:p>
          </table:table-cell>
          <table:table-cell office:value-type="float" office:value="7.536629" calcext:value-type="float">
            <text:p>7.53662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2625573-f5fa-48ff-9484-418bcc8c46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.146</text:p>
          </table:table-cell>
          <table:table-cell office:value-type="float" office:value="7.628234" calcext:value-type="float">
            <text:p>7.628234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6163888-bc7c-4d49-8b69-1f09d90554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.290</text:p>
          </table:table-cell>
          <table:table-cell office:value-type="float" office:value="7.584649" calcext:value-type="float">
            <text:p>7.584649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7e2c326-8904-4f9b-9f06-7d38adbc02d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.301</text:p>
          </table:table-cell>
          <table:table-cell office:value-type="float" office:value="7.673493" calcext:value-type="float">
            <text:p>7.673493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fdbb4ed-a5b5-4aa6-a294-68487fd1add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.311</text:p>
          </table:table-cell>
          <table:table-cell office:value-type="float" office:value="7.763668" calcext:value-type="float">
            <text:p>7.763668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8c06af1-424b-4ac0-b86f-55f219fabd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.311</text:p>
          </table:table-cell>
          <table:table-cell office:value-type="float" office:value="7.863733" calcext:value-type="float">
            <text:p>7.863733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60d9cf3-8286-46f3-a517-7aecae7123a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.313</text:p>
          </table:table-cell>
          <table:table-cell office:value-type="float" office:value="7.962596" calcext:value-type="float">
            <text:p>7.962596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027097d-1761-4b45-b55f-659d0c1db5c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.394</text:p>
          </table:table-cell>
          <table:table-cell office:value-type="float" office:value="7.981172" calcext:value-type="float">
            <text:p>7.981172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7169dd3-d8cb-4454-a3d3-2d320eccf2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.532</text:p>
          </table:table-cell>
          <table:table-cell office:value-type="float" office:value="7.943149" calcext:value-type="float">
            <text:p>7.943149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e927afa-4824-42af-94dc-3061e5b703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.574</text:p>
          </table:table-cell>
          <table:table-cell office:value-type="float" office:value="8.001277" calcext:value-type="float">
            <text:p>8.00127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7023c19-7b59-4ba0-8798-404705a34f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.592</text:p>
          </table:table-cell>
          <table:table-cell office:value-type="float" office:value="8.083237" calcext:value-type="float">
            <text:p>8.083237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432ed55-19ec-4e6e-87d0-ba97330470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.664</text:p>
          </table:table-cell>
          <table:table-cell office:value-type="float" office:value="8.112264" calcext:value-type="float">
            <text:p>8.11226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9ff6747-a3c6-4e61-817c-d6648b6e2de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.741</text:p>
          </table:table-cell>
          <table:table-cell office:value-type="float" office:value="8.135113" calcext:value-type="float">
            <text:p>8.135113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2be3134-c16a-4a79-b6d3-cd2f143552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.972</text:p>
          </table:table-cell>
          <table:table-cell office:value-type="float" office:value="8.003803" calcext:value-type="float">
            <text:p>8.00380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5e7d4ac-903d-42a1-915a-77bde19c2f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3.994</text:p>
          </table:table-cell>
          <table:table-cell office:value-type="float" office:value="8.08219" calcext:value-type="float">
            <text:p>8.0821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6b031ac-5679-4d7e-8ef0-e3c6b63a11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.050</text:p>
          </table:table-cell>
          <table:table-cell office:value-type="float" office:value="8.126786" calcext:value-type="float">
            <text:p>8.126786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eb3ea18-c040-42d5-9164-bfed0d3c63c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.137</text:p>
          </table:table-cell>
          <table:table-cell office:value-type="float" office:value="8.13961" calcext:value-type="float">
            <text:p>8.13961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42d417c-7c49-4967-b7f9-6194d8ffb21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.146</text:p>
          </table:table-cell>
          <table:table-cell office:value-type="float" office:value="8.230935" calcext:value-type="float">
            <text:p>8.23093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321e513-307b-47ae-9784-262b52ca766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.290</text:p>
          </table:table-cell>
          <table:table-cell office:value-type="float" office:value="8.187348" calcext:value-type="float">
            <text:p>8.187348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c2d9847-a2a2-4d47-ab04-5c490e9af18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.301</text:p>
          </table:table-cell>
          <table:table-cell office:value-type="float" office:value="8.276107" calcext:value-type="float">
            <text:p>8.276107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91858d0-939a-47f6-9c19-7637dd4dfc4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.311</text:p>
          </table:table-cell>
          <table:table-cell office:value-type="float" office:value="8.365806" calcext:value-type="float">
            <text:p>8.3658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e247afd-c34c-4e7b-bd96-879d9d64a37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.311</text:p>
          </table:table-cell>
          <table:table-cell office:value-type="float" office:value="8.466402" calcext:value-type="float">
            <text:p>8.466402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d5a1390-1fb9-4cb1-be28-17c8ea70eb7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.312</text:p>
          </table:table-cell>
          <table:table-cell office:value-type="float" office:value="8.565342" calcext:value-type="float">
            <text:p>8.56534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62e9f7d-f6ca-4d72-8254-1233b66d8c3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.395</text:p>
          </table:table-cell>
          <table:table-cell office:value-type="float" office:value="8.583013" calcext:value-type="float">
            <text:p>8.58301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3edc938-2348-4155-8e00-05180dfacba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.532</text:p>
          </table:table-cell>
          <table:table-cell office:value-type="float" office:value="8.545198" calcext:value-type="float">
            <text:p>8.545198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17e1f36-9634-4c2c-bb33-cdb1dd0b03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.575</text:p>
          </table:table-cell>
          <table:table-cell office:value-type="float" office:value="8.602746" calcext:value-type="float">
            <text:p>8.60274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5cba5d8-98a3-4b6c-8fe5-1846ad6104b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.592</text:p>
          </table:table-cell>
          <table:table-cell office:value-type="float" office:value="8.685909" calcext:value-type="float">
            <text:p>8.685909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67595f2-e4d7-43a0-936c-3a0c113ab5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.664</text:p>
          </table:table-cell>
          <table:table-cell office:value-type="float" office:value="8.714702" calcext:value-type="float">
            <text:p>8.714702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a40d624-fd32-4055-a801-37c3ef56e6a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.741</text:p>
          </table:table-cell>
          <table:table-cell office:value-type="float" office:value="8.737649" calcext:value-type="float">
            <text:p>8.737649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9bd13f1-1ccd-4a2c-9993-ce24ee17a1f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.972</text:p>
          </table:table-cell>
          <table:table-cell office:value-type="float" office:value="8.606404" calcext:value-type="float">
            <text:p>8.606404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e7fee00-5553-492f-81db-f7e5365469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4.994</text:p>
          </table:table-cell>
          <table:table-cell office:value-type="float" office:value="8.684617" calcext:value-type="float">
            <text:p>8.684617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46b2435-de9f-46ab-bc1f-ea232cef9ed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.050</text:p>
          </table:table-cell>
          <table:table-cell office:value-type="float" office:value="8.729593" calcext:value-type="float">
            <text:p>8.729593</text:p>
          </table:table-cell>
          <table:table-cell office:value-type="float" office:value="0.002276" calcext:value-type="float">
            <text:p>0.00227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12a6f35-69af-4bf5-9143-2718d86429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.137</text:p>
          </table:table-cell>
          <table:table-cell office:value-type="float" office:value="8.742024" calcext:value-type="float">
            <text:p>8.742024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8fe52c8-dce4-4be8-93c3-92825dd474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.146</text:p>
          </table:table-cell>
          <table:table-cell office:value-type="float" office:value="8.833272" calcext:value-type="float">
            <text:p>8.833272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79629D1-B64B-4660-AF80-FE5B8C3AD9A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.290</text:p>
          </table:table-cell>
          <table:table-cell office:value-type="float" office:value="8.789281" calcext:value-type="float">
            <text:p>8.78928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948eaef-3f54-433e-be24-96e321fcedd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.301</text:p>
          </table:table-cell>
          <table:table-cell office:value-type="float" office:value="8.878734" calcext:value-type="float">
            <text:p>8.87873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51aea01-9d7a-4fa7-ab42-047cf19b4e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.311</text:p>
          </table:table-cell>
          <table:table-cell office:value-type="float" office:value="8.968776" calcext:value-type="float">
            <text:p>8.96877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fb85288-12ca-4eb0-b0b2-a0b3fce2657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.311</text:p>
          </table:table-cell>
          <table:table-cell office:value-type="float" office:value="9.068903" calcext:value-type="float">
            <text:p>9.068903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69e1dcf-1842-47e1-bfc4-f6f644edd1c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.312</text:p>
          </table:table-cell>
          <table:table-cell office:value-type="float" office:value="9.167914" calcext:value-type="float">
            <text:p>9.167914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b350488-87cf-4850-8b39-4706b8e2692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.394</text:p>
          </table:table-cell>
          <table:table-cell office:value-type="float" office:value="9.185726" calcext:value-type="float">
            <text:p>9.18572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38edcf3-4f94-4b17-8338-aa929dabca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.533</text:p>
          </table:table-cell>
          <table:table-cell office:value-type="float" office:value="9.14769" calcext:value-type="float">
            <text:p>9.14769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b054d27-937e-4f6f-9156-9b264a398a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.575</text:p>
          </table:table-cell>
          <table:table-cell office:value-type="float" office:value="9.206135" calcext:value-type="float">
            <text:p>9.20613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e4d08b7-6b34-4c64-8bc2-49698408dbd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.593</text:p>
          </table:table-cell>
          <table:table-cell office:value-type="float" office:value="9.28841" calcext:value-type="float">
            <text:p>9.2884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8160072-85f0-4cb7-bac8-127b69741d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.664</text:p>
          </table:table-cell>
          <table:table-cell office:value-type="float" office:value="9.316978" calcext:value-type="float">
            <text:p>9.316978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fb1d5ef-f94f-4f29-bf43-3ff20a6950c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.741</text:p>
          </table:table-cell>
          <table:table-cell office:value-type="float" office:value="9.339884" calcext:value-type="float">
            <text:p>9.339884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0814f20-fba6-4fce-b62a-7c5a4c8a3c3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.972</text:p>
          </table:table-cell>
          <table:table-cell office:value-type="float" office:value="9.209281" calcext:value-type="float">
            <text:p>9.209281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adb5019-e552-4fe3-a6d1-3a92f17394c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5.994</text:p>
          </table:table-cell>
          <table:table-cell office:value-type="float" office:value="9.287983" calcext:value-type="float">
            <text:p>9.287983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6da4e9d-f2aa-45d6-856e-68d39c41c29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.049</text:p>
          </table:table-cell>
          <table:table-cell office:value-type="float" office:value="9.332394" calcext:value-type="float">
            <text:p>9.332394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5f484c2-3ba0-4547-98ac-9138d8f4469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.137</text:p>
          </table:table-cell>
          <table:table-cell office:value-type="float" office:value="9.345172" calcext:value-type="float">
            <text:p>9.34517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5633290-9ca0-43c9-96b3-d2d1e99bb5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.146</text:p>
          </table:table-cell>
          <table:table-cell office:value-type="float" office:value="9.436152" calcext:value-type="float">
            <text:p>9.43615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d36eb7f-c4c4-4e37-9271-e45d448617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.290</text:p>
          </table:table-cell>
          <table:table-cell office:value-type="float" office:value="9.392186" calcext:value-type="float">
            <text:p>9.392186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2b371a8-6cfd-4a42-ac5c-9cdecdc5a4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.301</text:p>
          </table:table-cell>
          <table:table-cell office:value-type="float" office:value="9.481597" calcext:value-type="float">
            <text:p>9.481597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299c96e-0b68-44d6-a11f-115f946787d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.311</text:p>
          </table:table-cell>
          <table:table-cell office:value-type="float" office:value="9.571652" calcext:value-type="float">
            <text:p>9.571652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295658f-e41e-433a-9131-efe2d63e9a8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.311</text:p>
          </table:table-cell>
          <table:table-cell office:value-type="float" office:value="9.671332" calcext:value-type="float">
            <text:p>9.671332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394ae7b-7c46-42f0-9770-c02c07275d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.312</text:p>
          </table:table-cell>
          <table:table-cell office:value-type="float" office:value="9.770394" calcext:value-type="float">
            <text:p>9.770394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913ae1f-481e-424c-beb0-5b33f86a8bc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.394</text:p>
          </table:table-cell>
          <table:table-cell office:value-type="float" office:value="9.788767" calcext:value-type="float">
            <text:p>9.78876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e2d9102-b0c9-4069-b911-7356ad2c94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.533</text:p>
          </table:table-cell>
          <table:table-cell office:value-type="float" office:value="9.750839" calcext:value-type="float">
            <text:p>9.75083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7613bba-2cdc-49c4-aaf5-c8015fe44c2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.574</text:p>
          </table:table-cell>
          <table:table-cell office:value-type="float" office:value="9.809075" calcext:value-type="float">
            <text:p>9.80907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96d631d-dd7f-480a-9f0d-5f95b3d9247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.592</text:p>
          </table:table-cell>
          <table:table-cell office:value-type="float" office:value="9.891564" calcext:value-type="float">
            <text:p>9.891564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6a524b2-08d2-4596-946c-855622712a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.664</text:p>
          </table:table-cell>
          <table:table-cell office:value-type="float" office:value="9.91994" calcext:value-type="float">
            <text:p>9.91994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39130fa-d55d-4068-8fd9-ec83afa5d3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.741</text:p>
          </table:table-cell>
          <table:table-cell office:value-type="float" office:value="9.94268" calcext:value-type="float">
            <text:p>9.94268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7f254dc-2c40-4204-bd95-ca1fa4d885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.972</text:p>
          </table:table-cell>
          <table:table-cell office:value-type="float" office:value="9.812109" calcext:value-type="float">
            <text:p>9.812109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d31463d-c4e8-4a7f-a446-b3a62d589fe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6.994</text:p>
          </table:table-cell>
          <table:table-cell office:value-type="float" office:value="9.890579" calcext:value-type="float">
            <text:p>9.890579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9b8c5f8-da02-4222-9748-69837cc6e2b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.050</text:p>
          </table:table-cell>
          <table:table-cell office:value-type="float" office:value="9.934657" calcext:value-type="float">
            <text:p>9.93465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71d6ce6-4d64-4ba8-83e3-54679b56c45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.137</text:p>
          </table:table-cell>
          <table:table-cell office:value-type="float" office:value="9.947413" calcext:value-type="float">
            <text:p>9.94741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a57408e-38d5-40ef-9ce2-3e7bfc6c4b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.146</text:p>
          </table:table-cell>
          <table:table-cell office:value-type="float" office:value="10.038627" calcext:value-type="float">
            <text:p>10.038627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3fbbc9c-0e17-45d6-ba8d-56b62698941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.290</text:p>
          </table:table-cell>
          <table:table-cell office:value-type="float" office:value="9.994912" calcext:value-type="float">
            <text:p>9.99491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dc1e521-9846-4725-af3e-2d9fe307cf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.301</text:p>
          </table:table-cell>
          <table:table-cell office:value-type="float" office:value="10.084291" calcext:value-type="float">
            <text:p>10.084291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2ddbb9b-7253-4d4f-ae6e-d69a648d1bf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.311</text:p>
          </table:table-cell>
          <table:table-cell office:value-type="float" office:value="10.174165" calcext:value-type="float">
            <text:p>10.17416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5c32d10-8c7a-4751-80b9-ce880e40bd9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.311</text:p>
          </table:table-cell>
          <table:table-cell office:value-type="float" office:value="10.274352" calcext:value-type="float">
            <text:p>10.27435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c595958-a070-4647-9846-94a692de13f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.312</text:p>
          </table:table-cell>
          <table:table-cell office:value-type="float" office:value="10.37299" calcext:value-type="float">
            <text:p>10.37299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6c2613e-ea0c-4587-8d76-4e7069db50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.394</text:p>
          </table:table-cell>
          <table:table-cell office:value-type="float" office:value="10.391505" calcext:value-type="float">
            <text:p>10.3915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4b5d35d-efe3-450a-83f2-b9be564d6af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.533</text:p>
          </table:table-cell>
          <table:table-cell office:value-type="float" office:value="10.353511" calcext:value-type="float">
            <text:p>10.353511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2e23f00-6763-4fdb-85f1-cffd22a481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.574</text:p>
          </table:table-cell>
          <table:table-cell office:value-type="float" office:value="10.411526" calcext:value-type="float">
            <text:p>10.41152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e9f7419-79c7-4bc6-88a9-11e3e6462ca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.592</text:p>
          </table:table-cell>
          <table:table-cell office:value-type="float" office:value="10.49386" calcext:value-type="float">
            <text:p>10.4938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09db924-5cbf-411e-bcc4-8859f282965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.664</text:p>
          </table:table-cell>
          <table:table-cell office:value-type="float" office:value="10.522686" calcext:value-type="float">
            <text:p>10.52268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5227f08-2e46-4bc9-a899-0a23ae180c8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.741</text:p>
          </table:table-cell>
          <table:table-cell office:value-type="float" office:value="10.545638" calcext:value-type="float">
            <text:p>10.54563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646904b-7097-4038-bc76-bea083e209f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.972</text:p>
          </table:table-cell>
          <table:table-cell office:value-type="float" office:value="10.414727" calcext:value-type="float">
            <text:p>10.414727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e79078a-602a-4b62-8738-0414c8d9e7e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7.994</text:p>
          </table:table-cell>
          <table:table-cell office:value-type="float" office:value="10.493431" calcext:value-type="float">
            <text:p>10.493431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b9b3a71-0059-457a-a2d8-a60adffc342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.049</text:p>
          </table:table-cell>
          <table:table-cell office:value-type="float" office:value="10.537982" calcext:value-type="float">
            <text:p>10.53798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c19d7be-8302-4d38-9b89-6558a1f85c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.137</text:p>
          </table:table-cell>
          <table:table-cell office:value-type="float" office:value="10.550374" calcext:value-type="float">
            <text:p>10.55037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0fc31b7-d2e3-439b-9f3f-e7a091e0abe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.146</text:p>
          </table:table-cell>
          <table:table-cell office:value-type="float" office:value="10.641749" calcext:value-type="float">
            <text:p>10.641749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f253bd8-b494-48cd-bd13-994777d2a46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.290</text:p>
          </table:table-cell>
          <table:table-cell office:value-type="float" office:value="10.598127" calcext:value-type="float">
            <text:p>10.598127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39f4285-e67b-4ade-891b-9c43b508580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.301</text:p>
          </table:table-cell>
          <table:table-cell office:value-type="float" office:value="10.686891" calcext:value-type="float">
            <text:p>10.68689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5bfbc08-91ce-4679-a332-1ff3762ca5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.311</text:p>
          </table:table-cell>
          <table:table-cell office:value-type="float" office:value="10.776956" calcext:value-type="float">
            <text:p>10.776956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33b9c93-a62b-4b6f-9562-96c7c7c2e6c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.311</text:p>
          </table:table-cell>
          <table:table-cell office:value-type="float" office:value="10.876944" calcext:value-type="float">
            <text:p>10.87694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e8048f7-b7a3-428d-a0d2-1891cc30b1d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.312</text:p>
          </table:table-cell>
          <table:table-cell office:value-type="float" office:value="10.975832" calcext:value-type="float">
            <text:p>10.97583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f876ddf-e9d5-45cf-8287-00706dd9a19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.394</text:p>
          </table:table-cell>
          <table:table-cell office:value-type="float" office:value="10.994183" calcext:value-type="float">
            <text:p>10.994183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35be850-ed3a-4c00-91c2-f38b289a3b6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.533</text:p>
          </table:table-cell>
          <table:table-cell office:value-type="float" office:value="10.956288" calcext:value-type="float">
            <text:p>10.956288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3c2affa-f9d4-4586-a832-cc9a26ec1c0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.574</text:p>
          </table:table-cell>
          <table:table-cell office:value-type="float" office:value="11.014451" calcext:value-type="float">
            <text:p>11.014451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de59038-33e2-4493-b091-8ec78c7ab53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.592</text:p>
          </table:table-cell>
          <table:table-cell office:value-type="float" office:value="11.096951" calcext:value-type="float">
            <text:p>11.09695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e2dccd6-3860-43b4-8994-94c8b929f7a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.664</text:p>
          </table:table-cell>
          <table:table-cell office:value-type="float" office:value="11.125777" calcext:value-type="float">
            <text:p>11.12577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2ba0972-3ccb-4c07-880d-266a2b60f56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.741</text:p>
          </table:table-cell>
          <table:table-cell office:value-type="float" office:value="11.148781" calcext:value-type="float">
            <text:p>11.148781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db0724a-24cf-4871-95eb-dfa977e519a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.972</text:p>
          </table:table-cell>
          <table:table-cell office:value-type="float" office:value="11.017668" calcext:value-type="float">
            <text:p>11.01766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0c4450f-320a-49c8-8a2e-f2909b608b5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8.994</text:p>
          </table:table-cell>
          <table:table-cell office:value-type="float" office:value="11.096292" calcext:value-type="float">
            <text:p>11.09629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8eb0e93-a437-400c-8e3c-7e31d6b542f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.049</text:p>
          </table:table-cell>
          <table:table-cell office:value-type="float" office:value="11.140616" calcext:value-type="float">
            <text:p>11.14061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44bceb8-1500-4715-8d2c-85cbf52220d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.137</text:p>
          </table:table-cell>
          <table:table-cell office:value-type="float" office:value="11.153161" calcext:value-type="float">
            <text:p>11.153161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cb0d1c3-4dde-4c34-ac26-c873d2dff0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.146</text:p>
          </table:table-cell>
          <table:table-cell office:value-type="float" office:value="11.244723" calcext:value-type="float">
            <text:p>11.24472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f65da5a-5f85-4e08-afb6-85eee2988a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.290</text:p>
          </table:table-cell>
          <table:table-cell office:value-type="float" office:value="11.20104" calcext:value-type="float">
            <text:p>11.2010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2c7360f-524b-46d8-a38a-bfa5345b4ef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.301</text:p>
          </table:table-cell>
          <table:table-cell office:value-type="float" office:value="11.289701" calcext:value-type="float">
            <text:p>11.28970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92e35cc-7a2a-4303-ad13-892a5cd75a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.311</text:p>
          </table:table-cell>
          <table:table-cell office:value-type="float" office:value="11.379609" calcext:value-type="float">
            <text:p>11.379609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3380cd0-6496-45da-883c-e002a4ce32f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.311</text:p>
          </table:table-cell>
          <table:table-cell office:value-type="float" office:value="11.480127" calcext:value-type="float">
            <text:p>11.48012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dcfa9ba-ecf6-427f-8b4b-d7a165338e8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.312</text:p>
          </table:table-cell>
          <table:table-cell office:value-type="float" office:value="11.578884" calcext:value-type="float">
            <text:p>11.57888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509e7dd-b988-47ae-95cd-5839315fda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.395</text:p>
          </table:table-cell>
          <table:table-cell office:value-type="float" office:value="11.595947" calcext:value-type="float">
            <text:p>11.595947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3cd250b-5459-4e6e-a82e-a81ca04120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.533</text:p>
          </table:table-cell>
          <table:table-cell office:value-type="float" office:value="11.558905" calcext:value-type="float">
            <text:p>11.5589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a444a82-1999-4c98-8ea4-e5ba5a900a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.575</text:p>
          </table:table-cell>
          <table:table-cell office:value-type="float" office:value="11.61712" calcext:value-type="float">
            <text:p>11.61712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b53ca7c-761e-4271-8c36-2c249d6d9ee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.592</text:p>
          </table:table-cell>
          <table:table-cell office:value-type="float" office:value="11.699407" calcext:value-type="float">
            <text:p>11.69940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2039677-1eb7-4932-90bf-395f61cd492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.664</text:p>
          </table:table-cell>
          <table:table-cell office:value-type="float" office:value="11.728286" calcext:value-type="float">
            <text:p>11.72828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378e711-3cf5-4626-9843-48ec2f555a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.741</text:p>
          </table:table-cell>
          <table:table-cell office:value-type="float" office:value="11.751298" calcext:value-type="float">
            <text:p>11.75129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bd8f24f-3c17-4ac4-9e58-d676898174c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.972</text:p>
          </table:table-cell>
          <table:table-cell office:value-type="float" office:value="11.620151" calcext:value-type="float">
            <text:p>11.62015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9658c60-2824-4519-abab-5021f0ad566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09:59.994</text:p>
          </table:table-cell>
          <table:table-cell office:value-type="float" office:value="11.698606" calcext:value-type="float">
            <text:p>11.698606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a182d6d-eb08-489c-959b-fdc4892903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.049</text:p>
          </table:table-cell>
          <table:table-cell office:value-type="float" office:value="11.743385" calcext:value-type="float">
            <text:p>11.74338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c54f43f-e492-42f6-9f85-ada36dc7309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.137</text:p>
          </table:table-cell>
          <table:table-cell office:value-type="float" office:value="11.755868" calcext:value-type="float">
            <text:p>11.755868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f33fc68-0f42-4a36-9973-47c42ab5d98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.146</text:p>
          </table:table-cell>
          <table:table-cell office:value-type="float" office:value="11.847476" calcext:value-type="float">
            <text:p>11.84747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c6509f7-d033-4c6b-8f2d-da358f795d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.290</text:p>
          </table:table-cell>
          <table:table-cell office:value-type="float" office:value="11.803597" calcext:value-type="float">
            <text:p>11.803597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1d50a1f-631f-4a97-af55-c2bc15d164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.301</text:p>
          </table:table-cell>
          <table:table-cell office:value-type="float" office:value="11.892907" calcext:value-type="float">
            <text:p>11.892907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f7ea2ca-059a-4354-8627-e11d3922e8f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.311</text:p>
          </table:table-cell>
          <table:table-cell office:value-type="float" office:value="11.982394" calcext:value-type="float">
            <text:p>11.982394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b908c70-28a0-4cd4-98bf-ab2c7c51165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.311</text:p>
          </table:table-cell>
          <table:table-cell office:value-type="float" office:value="12.08287" calcext:value-type="float">
            <text:p>12.08287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f1d8b90-9a62-4568-90a0-195e66dae1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.312</text:p>
          </table:table-cell>
          <table:table-cell office:value-type="float" office:value="12.181679" calcext:value-type="float">
            <text:p>12.181679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92451c6-c7fe-4f7d-9246-f2b8d15aad8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.395</text:p>
          </table:table-cell>
          <table:table-cell office:value-type="float" office:value="12.199559" calcext:value-type="float">
            <text:p>12.199559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ac4ff5a-fa54-4b21-a213-e6e773149b9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.532</text:p>
          </table:table-cell>
          <table:table-cell office:value-type="float" office:value="12.16191" calcext:value-type="float">
            <text:p>12.1619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e4e1650-40b0-4f9d-86d4-aa90ad1e788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.574</text:p>
          </table:table-cell>
          <table:table-cell office:value-type="float" office:value="12.220143" calcext:value-type="float">
            <text:p>12.220143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04dd0fb-9e9f-42bf-8046-5da3c0594af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.592</text:p>
          </table:table-cell>
          <table:table-cell office:value-type="float" office:value="12.302203" calcext:value-type="float">
            <text:p>12.30220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6c31f4d-fe5e-4cb8-affd-f654d4ea0c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.664</text:p>
          </table:table-cell>
          <table:table-cell office:value-type="float" office:value="12.330763" calcext:value-type="float">
            <text:p>12.330763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fd99fdc-5227-48b4-9cfe-c873b4866d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.741</text:p>
          </table:table-cell>
          <table:table-cell office:value-type="float" office:value="12.353997" calcext:value-type="float">
            <text:p>12.353997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46f7f91-8e42-4086-a6db-3fdf4838d1b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.972</text:p>
          </table:table-cell>
          <table:table-cell office:value-type="float" office:value="12.223044" calcext:value-type="float">
            <text:p>12.223044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62d858d-e503-4549-9090-8a13bf14071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0.994</text:p>
          </table:table-cell>
          <table:table-cell office:value-type="float" office:value="12.301473" calcext:value-type="float">
            <text:p>12.301473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9e1b085-f59c-4946-a37a-89e24f8f42f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050</text:p>
          </table:table-cell>
          <table:table-cell office:value-type="float" office:value="12.345834" calcext:value-type="float">
            <text:p>12.34583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5a6e324-9f0e-4f48-8240-82d471834e7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137</text:p>
          </table:table-cell>
          <table:table-cell office:value-type="float" office:value="12.358627" calcext:value-type="float">
            <text:p>12.35862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fd9edf0-a3aa-4ee0-ac67-af4e6ce467c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146</text:p>
          </table:table-cell>
          <table:table-cell office:value-type="float" office:value="12.449597" calcext:value-type="float">
            <text:p>12.449597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ae17de0-447a-49e7-bfbb-94c7574fda2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290</text:p>
          </table:table-cell>
          <table:table-cell office:value-type="float" office:value="12.406022" calcext:value-type="float">
            <text:p>12.40602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d5d5ff7-eb70-49d9-ad67-3f4184a269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301</text:p>
          </table:table-cell>
          <table:table-cell office:value-type="float" office:value="12.495419" calcext:value-type="float">
            <text:p>12.495419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0a859b8-af44-465e-8515-fe618bab86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311</text:p>
          </table:table-cell>
          <table:table-cell office:value-type="float" office:value="12.584813" calcext:value-type="float">
            <text:p>12.584813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7f34f08-5010-4958-b552-464b23df07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313</text:p>
          </table:table-cell>
          <table:table-cell office:value-type="float" office:value="12.683457" calcext:value-type="float">
            <text:p>12.68345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313802a-36f8-4d1c-9055-6ae0f8d62fc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311</text:p>
          </table:table-cell>
          <table:table-cell office:value-type="float" office:value="12.78564" calcext:value-type="float">
            <text:p>12.78564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6d2ecea-3b6d-4615-8319-8094adefa0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395</text:p>
          </table:table-cell>
          <table:table-cell office:value-type="float" office:value="12.802207" calcext:value-type="float">
            <text:p>12.80220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30c62be-2656-4768-9da1-43b725b1a9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533</text:p>
          </table:table-cell>
          <table:table-cell office:value-type="float" office:value="12.764237" calcext:value-type="float">
            <text:p>12.764237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f7511fb-1503-49a2-ac88-e4d2925fdd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575</text:p>
          </table:table-cell>
          <table:table-cell office:value-type="float" office:value="12.822244" calcext:value-type="float">
            <text:p>12.82224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edbb152-ed14-4297-998a-78234ca711e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593</text:p>
          </table:table-cell>
          <table:table-cell office:value-type="float" office:value="12.904705" calcext:value-type="float">
            <text:p>12.9047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0435d92-1ca4-428b-8f14-0c0b40e64ff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641</text:p>
          </table:table-cell>
          <table:table-cell office:value-type="float" office:value="12.956623" calcext:value-type="float">
            <text:p>12.956623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6253486-272c-4c26-b8bc-f49e10a6ce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644</text:p>
          </table:table-cell>
          <table:table-cell office:value-type="float" office:value="13.053541" calcext:value-type="float">
            <text:p>13.05354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e164eb8-5b13-4990-bae3-615d96954e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664</text:p>
          </table:table-cell>
          <table:table-cell office:value-type="float" office:value="13.134048" calcext:value-type="float">
            <text:p>13.134048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0cc9eab-6e60-40b6-b805-d63306cdc48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741</text:p>
          </table:table-cell>
          <table:table-cell office:value-type="float" office:value="13.156637" calcext:value-type="float">
            <text:p>13.156637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c131de3-1c27-4014-b44b-7030d9ed1e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973</text:p>
          </table:table-cell>
          <table:table-cell office:value-type="float" office:value="13.025221" calcext:value-type="float">
            <text:p>13.025221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1dfb46b-9b0c-4d4b-b3dd-5d3f428eed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1.994</text:p>
          </table:table-cell>
          <table:table-cell office:value-type="float" office:value="13.104639" calcext:value-type="float">
            <text:p>13.104639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36d7d59-97da-4009-8b0c-79e9de133cd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049</text:p>
          </table:table-cell>
          <table:table-cell office:value-type="float" office:value="13.149103" calcext:value-type="float">
            <text:p>13.149103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49e96c2-ccb5-4e06-8ed7-8708b2edb6f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137</text:p>
          </table:table-cell>
          <table:table-cell office:value-type="float" office:value="13.161367" calcext:value-type="float">
            <text:p>13.16136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69a8297-f39b-4299-ae4b-c43c7b1f1ec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146</text:p>
          </table:table-cell>
          <table:table-cell office:value-type="float" office:value="13.252526" calcext:value-type="float">
            <text:p>13.25252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fcd6826-dd1c-4370-8123-d40172a676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290</text:p>
          </table:table-cell>
          <table:table-cell office:value-type="float" office:value="13.209028" calcext:value-type="float">
            <text:p>13.209028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0c92358-feb9-4486-9f8f-a485250ef8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301</text:p>
          </table:table-cell>
          <table:table-cell office:value-type="float" office:value="13.297878" calcext:value-type="float">
            <text:p>13.297878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282ad4f-e9e2-4a55-8ea3-e0ec0914a1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311</text:p>
          </table:table-cell>
          <table:table-cell office:value-type="float" office:value="13.387756" calcext:value-type="float">
            <text:p>13.387756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0355514-2763-438d-9003-4b56d64c84a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311</text:p>
          </table:table-cell>
          <table:table-cell office:value-type="float" office:value="13.488014" calcext:value-type="float">
            <text:p>13.488014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e3147bc-a548-4eba-b435-0dd336a2fe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313</text:p>
          </table:table-cell>
          <table:table-cell office:value-type="float" office:value="13.586964" calcext:value-type="float">
            <text:p>13.586964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4600e20-736f-475f-bd80-10631cc8c4f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394</text:p>
          </table:table-cell>
          <table:table-cell office:value-type="float" office:value="13.605065" calcext:value-type="float">
            <text:p>13.60506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3ea022f-cb5d-4254-9126-a127c6a740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533</text:p>
          </table:table-cell>
          <table:table-cell office:value-type="float" office:value="13.567377" calcext:value-type="float">
            <text:p>13.567377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465503-2820-42fa-ba95-709099ebd7c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575</text:p>
          </table:table-cell>
          <table:table-cell office:value-type="float" office:value="13.625296" calcext:value-type="float">
            <text:p>13.62529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f5583c1-449b-4503-8fff-8caf2e11ab6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592</text:p>
          </table:table-cell>
          <table:table-cell office:value-type="float" office:value="13.707882" calcext:value-type="float">
            <text:p>13.707882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0b4d7f5-35e4-4583-8ad6-7b3536524c3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641</text:p>
          </table:table-cell>
          <table:table-cell office:value-type="float" office:value="13.759811" calcext:value-type="float">
            <text:p>13.759811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0a63c0d-6060-49ce-8615-9c14618309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644</text:p>
          </table:table-cell>
          <table:table-cell office:value-type="float" office:value="13.85643" calcext:value-type="float">
            <text:p>13.85643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64c01f0-2874-4515-af17-a32a75cf1b7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664</text:p>
          </table:table-cell>
          <table:table-cell office:value-type="float" office:value="13.937202" calcext:value-type="float">
            <text:p>13.937202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fd4353b-03ae-4217-8f8a-6dc19033c0c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741</text:p>
          </table:table-cell>
          <table:table-cell office:value-type="float" office:value="13.959832" calcext:value-type="float">
            <text:p>13.95983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fd4353b-03ae-4217-8f8a-6dc19033c0c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972</text:p>
          </table:table-cell>
          <table:table-cell office:value-type="float" office:value="13.829178" calcext:value-type="float">
            <text:p>13.829178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25b47eb-1cb2-4d4f-9c25-2450ff8d2aa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2.994</text:p>
          </table:table-cell>
          <table:table-cell office:value-type="float" office:value="13.907665" calcext:value-type="float">
            <text:p>13.90766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9462e4c-5467-4995-949b-b429074f59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049</text:p>
          </table:table-cell>
          <table:table-cell office:value-type="float" office:value="13.952167" calcext:value-type="float">
            <text:p>13.95216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47c018f-ddfc-4cc4-8902-8bc8dfdc95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137</text:p>
          </table:table-cell>
          <table:table-cell office:value-type="float" office:value="13.964593" calcext:value-type="float">
            <text:p>13.964593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a752649-1806-4a74-a70c-fd056b9e32e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146</text:p>
          </table:table-cell>
          <table:table-cell office:value-type="float" office:value="14.056034" calcext:value-type="float">
            <text:p>14.05603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b5f8295-3ae7-43b9-a2f2-b2cfbb8a7f0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290</text:p>
          </table:table-cell>
          <table:table-cell office:value-type="float" office:value="14.012477" calcext:value-type="float">
            <text:p>14.012477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65ec6d7-f3ed-4ae8-8aaa-ed56bb5b84f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301</text:p>
          </table:table-cell>
          <table:table-cell office:value-type="float" office:value="14.101612" calcext:value-type="float">
            <text:p>14.101612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e433498-8aee-46eb-91eb-1e1bb94bff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311</text:p>
          </table:table-cell>
          <table:table-cell office:value-type="float" office:value="14.191398" calcext:value-type="float">
            <text:p>14.19139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5120a69-abe5-4323-b3b1-4b9b56429b6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311</text:p>
          </table:table-cell>
          <table:table-cell office:value-type="float" office:value="14.291626" calcext:value-type="float">
            <text:p>14.291626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3f62f00-d98d-42a3-ab1c-6f21df11f7a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312</text:p>
          </table:table-cell>
          <table:table-cell office:value-type="float" office:value="14.390675" calcext:value-type="float">
            <text:p>14.39067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f4ce765-e6cd-4d18-aacc-c81511c505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394</text:p>
          </table:table-cell>
          <table:table-cell office:value-type="float" office:value="14.40893" calcext:value-type="float">
            <text:p>14.40893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20dda21-7517-4526-8f21-722333734ff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532</text:p>
          </table:table-cell>
          <table:table-cell office:value-type="float" office:value="14.371065" calcext:value-type="float">
            <text:p>14.37106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aa9a7e2-e99d-43a0-8eb6-ced77f6b66f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575</text:p>
          </table:table-cell>
          <table:table-cell office:value-type="float" office:value="14.429072" calcext:value-type="float">
            <text:p>14.429072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2a3ce58-95af-4305-af7a-8193e8581bf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592</text:p>
          </table:table-cell>
          <table:table-cell office:value-type="float" office:value="14.511678" calcext:value-type="float">
            <text:p>14.511678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ddd2552-a5ec-468d-ae3f-e2f3d9872b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640</text:p>
          </table:table-cell>
          <table:table-cell office:value-type="float" office:value="14.563661" calcext:value-type="float">
            <text:p>14.563661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b7fa0f9-2a1c-4cc7-8c58-39ea7e1d3a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644</text:p>
          </table:table-cell>
          <table:table-cell office:value-type="float" office:value="14.660166" calcext:value-type="float">
            <text:p>14.66016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006d458-d576-4c26-b4b3-6e0bba79c07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664</text:p>
          </table:table-cell>
          <table:table-cell office:value-type="float" office:value="14.740877" calcext:value-type="float">
            <text:p>14.740877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f2dc8b7-ccb3-45be-9956-95c6b34c3c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741</text:p>
          </table:table-cell>
          <table:table-cell office:value-type="float" office:value="14.763575" calcext:value-type="float">
            <text:p>14.76357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3bb8f88-057d-4fc4-a210-af204732545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972</text:p>
          </table:table-cell>
          <table:table-cell office:value-type="float" office:value="14.632717" calcext:value-type="float">
            <text:p>14.63271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28918f0-42b4-490e-a694-55aff263452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3.994</text:p>
          </table:table-cell>
          <table:table-cell office:value-type="float" office:value="14.711339" calcext:value-type="float">
            <text:p>14.711339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f7ad349-59ef-46a1-bbc6-eac8c8db4bd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049</text:p>
          </table:table-cell>
          <table:table-cell office:value-type="float" office:value="14.755708" calcext:value-type="float">
            <text:p>14.755708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c430a66-9ddc-42a6-a66e-cfc6d43edb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137</text:p>
          </table:table-cell>
          <table:table-cell office:value-type="float" office:value="14.768276" calcext:value-type="float">
            <text:p>14.768276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216b05f-2e8a-4472-8235-46ced61a529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146</text:p>
          </table:table-cell>
          <table:table-cell office:value-type="float" office:value="14.859598" calcext:value-type="float">
            <text:p>14.859598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a11d880-22db-4eaf-b51d-ceb82ed217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290</text:p>
          </table:table-cell>
          <table:table-cell office:value-type="float" office:value="14.815665" calcext:value-type="float">
            <text:p>14.81566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f4baf50-18cb-4c98-a6a9-207c5acd03d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301</text:p>
          </table:table-cell>
          <table:table-cell office:value-type="float" office:value="14.90519" calcext:value-type="float">
            <text:p>14.90519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650810d-2a54-4f77-bdda-729601760d2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311</text:p>
          </table:table-cell>
          <table:table-cell office:value-type="float" office:value="14.995044" calcext:value-type="float">
            <text:p>14.995044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e7aac7e-dfdf-46fa-a6e8-2c7ae66931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311</text:p>
          </table:table-cell>
          <table:table-cell office:value-type="float" office:value="15.095176" calcext:value-type="float">
            <text:p>15.09517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829796e-e8f1-4b8d-9923-77dbbf1781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313</text:p>
          </table:table-cell>
          <table:table-cell office:value-type="float" office:value="15.193702" calcext:value-type="float">
            <text:p>15.193702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9c7a83b-be47-4eac-a84f-2d399c6574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394</text:p>
          </table:table-cell>
          <table:table-cell office:value-type="float" office:value="15.21233" calcext:value-type="float">
            <text:p>15.21233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a913d8a-55c9-48a3-a7f7-c01f0c4554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533</text:p>
          </table:table-cell>
          <table:table-cell office:value-type="float" office:value="15.17427" calcext:value-type="float">
            <text:p>15.1742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d769061-9f77-476a-a35b-4d746abb03d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575</text:p>
          </table:table-cell>
          <table:table-cell office:value-type="float" office:value="15.232572" calcext:value-type="float">
            <text:p>15.23257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fa042dc-c5f7-490c-b491-6ece00ee1f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593</text:p>
          </table:table-cell>
          <table:table-cell office:value-type="float" office:value="15.31496" calcext:value-type="float">
            <text:p>15.3149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a4f3712-7e3e-4732-bbf7-f050989df21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641</text:p>
          </table:table-cell>
          <table:table-cell office:value-type="float" office:value="15.366976" calcext:value-type="float">
            <text:p>15.366976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26f6f4d-1df7-45d1-a596-e14733445c6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644</text:p>
          </table:table-cell>
          <table:table-cell office:value-type="float" office:value="15.463766" calcext:value-type="float">
            <text:p>15.463766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bcd8440-d5a3-412d-8626-f04f0ab7a09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664</text:p>
          </table:table-cell>
          <table:table-cell office:value-type="float" office:value="15.544462" calcext:value-type="float">
            <text:p>15.544462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687a6da-2a6e-46ac-9b30-8c441fea73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741</text:p>
          </table:table-cell>
          <table:table-cell office:value-type="float" office:value="15.567154" calcext:value-type="float">
            <text:p>15.567154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d87f961-4f5e-4e3f-84b7-cc84b9fbc6a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972</text:p>
          </table:table-cell>
          <table:table-cell office:value-type="float" office:value="15.436336" calcext:value-type="float">
            <text:p>15.436336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6503178-f691-4808-93e1-a68378c7fb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4.994</text:p>
          </table:table-cell>
          <table:table-cell office:value-type="float" office:value="15.514863" calcext:value-type="float">
            <text:p>15.51486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f25c787-9af5-437d-a218-b4ac379dbe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049</text:p>
          </table:table-cell>
          <table:table-cell office:value-type="float" office:value="15.559402" calcext:value-type="float">
            <text:p>15.559402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b22e23d-2506-4a8e-845d-dd10c2c6e52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137</text:p>
          </table:table-cell>
          <table:table-cell office:value-type="float" office:value="15.571804" calcext:value-type="float">
            <text:p>15.57180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5ed4335-9c11-4614-82d1-ca26398808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146</text:p>
          </table:table-cell>
          <table:table-cell office:value-type="float" office:value="15.663281" calcext:value-type="float">
            <text:p>15.663281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ace7cb2-4150-4e76-90c3-69eb2f411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290</text:p>
          </table:table-cell>
          <table:table-cell office:value-type="float" office:value="15.619694" calcext:value-type="float">
            <text:p>15.619694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09db924-5cbf-411e-bcc4-8859f282965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301</text:p>
          </table:table-cell>
          <table:table-cell office:value-type="float" office:value="15.708777" calcext:value-type="float">
            <text:p>15.708777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88ea877-5a3d-4123-b313-21e155c151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311</text:p>
          </table:table-cell>
          <table:table-cell office:value-type="float" office:value="15.798705" calcext:value-type="float">
            <text:p>15.7987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9b4514-2248-4950-8265-1103a2352d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311</text:p>
          </table:table-cell>
          <table:table-cell office:value-type="float" office:value="15.898837" calcext:value-type="float">
            <text:p>15.898837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d367f62-74e9-4fa9-ab69-6b6bba385d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312</text:p>
          </table:table-cell>
          <table:table-cell office:value-type="float" office:value="15.997875" calcext:value-type="float">
            <text:p>15.99787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6ff2aa8-ed26-4d92-840d-e24649372c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394</text:p>
          </table:table-cell>
          <table:table-cell office:value-type="float" office:value="16.016156" calcext:value-type="float">
            <text:p>16.016156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a85552d-e964-4c7d-a89c-85a38c8527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533</text:p>
          </table:table-cell>
          <table:table-cell office:value-type="float" office:value="15.978041" calcext:value-type="float">
            <text:p>15.978041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b64308a-75c4-421f-9543-d329ae6c95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575</text:p>
          </table:table-cell>
          <table:table-cell office:value-type="float" office:value="16.036246" calcext:value-type="float">
            <text:p>16.03624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7523133-7f0a-427d-90fb-4c7a8945b4e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593</text:p>
          </table:table-cell>
          <table:table-cell office:value-type="float" office:value="16.118447" calcext:value-type="float">
            <text:p>16.118447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2044e8f-31c8-405e-ab40-566a9676c3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641</text:p>
          </table:table-cell>
          <table:table-cell office:value-type="float" office:value="16.170568" calcext:value-type="float">
            <text:p>16.17056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f587391-20ce-49a3-bba0-3e9893263a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644</text:p>
          </table:table-cell>
          <table:table-cell office:value-type="float" office:value="16.267392" calcext:value-type="float">
            <text:p>16.267392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668d2df-94f1-41ee-bec3-196223bcd2c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664</text:p>
          </table:table-cell>
          <table:table-cell office:value-type="float" office:value="16.347679" calcext:value-type="float">
            <text:p>16.347679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053cae0-9881-47fe-a945-b76b7d7a466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741</text:p>
          </table:table-cell>
          <table:table-cell office:value-type="float" office:value="16.370587" calcext:value-type="float">
            <text:p>16.370587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eaedaf9-b292-4376-b08a-895dfc093d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972</text:p>
          </table:table-cell>
          <table:table-cell office:value-type="float" office:value="16.23967" calcext:value-type="float">
            <text:p>16.23967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4e620ae-a8aa-465e-a761-49da18ad0e4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5.994</text:p>
          </table:table-cell>
          <table:table-cell office:value-type="float" office:value="16.318282" calcext:value-type="float">
            <text:p>16.318282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1f6b607-b44e-46d4-b82e-88dffbd2eac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049</text:p>
          </table:table-cell>
          <table:table-cell office:value-type="float" office:value="16.362894" calcext:value-type="float">
            <text:p>16.36289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b9544f1-c3f8-4967-972d-a6af48d4dfe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137</text:p>
          </table:table-cell>
          <table:table-cell office:value-type="float" office:value="16.375319" calcext:value-type="float">
            <text:p>16.375319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0dfff93-191a-4bca-a36f-8c6a2d97d6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147</text:p>
          </table:table-cell>
          <table:table-cell office:value-type="float" office:value="16.46592" calcext:value-type="float">
            <text:p>16.46592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fcf55f5-bb61-4e30-b20a-0ec5f4d961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290</text:p>
          </table:table-cell>
          <table:table-cell office:value-type="float" office:value="16.422867" calcext:value-type="float">
            <text:p>16.42286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466b641-a645-4eda-ad40-c30c58be812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301</text:p>
          </table:table-cell>
          <table:table-cell office:value-type="float" office:value="16.511881" calcext:value-type="float">
            <text:p>16.51188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f5892cb-03cc-414b-a662-c1e891dc405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311</text:p>
          </table:table-cell>
          <table:table-cell office:value-type="float" office:value="16.601943" calcext:value-type="float">
            <text:p>16.60194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ef85868-17eb-4205-9d04-caeedd7a71e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311</text:p>
          </table:table-cell>
          <table:table-cell office:value-type="float" office:value="16.702098" calcext:value-type="float">
            <text:p>16.702098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c1368a0-907c-4aac-9899-bfe8f3f78e4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313</text:p>
          </table:table-cell>
          <table:table-cell office:value-type="float" office:value="16.800853" calcext:value-type="float">
            <text:p>16.800853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afc4d63-b950-4f86-8750-22eba020dbc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394</text:p>
          </table:table-cell>
          <table:table-cell office:value-type="float" office:value="16.819201" calcext:value-type="float">
            <text:p>16.81920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b3abf5c-e05c-4110-a16b-eb125d6300a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533</text:p>
          </table:table-cell>
          <table:table-cell office:value-type="float" office:value="16.781198" calcext:value-type="float">
            <text:p>16.781198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9bba2f5-f017-4d2b-8957-3589ac03143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575</text:p>
          </table:table-cell>
          <table:table-cell office:value-type="float" office:value="16.839508" calcext:value-type="float">
            <text:p>16.83950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813479a-d44c-4551-b1d9-f0d2c814c9f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592</text:p>
          </table:table-cell>
          <table:table-cell office:value-type="float" office:value="16.921703" calcext:value-type="float">
            <text:p>16.921703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61dc409-a2c2-48f9-a496-fbf6683b1c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641</text:p>
          </table:table-cell>
          <table:table-cell office:value-type="float" office:value="16.973777" calcext:value-type="float">
            <text:p>16.973777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7c4ffe3-b39d-46bd-85ab-9b51f390a8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644</text:p>
          </table:table-cell>
          <table:table-cell office:value-type="float" office:value="17.070381" calcext:value-type="float">
            <text:p>17.07038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c20d813-0320-45fe-a1ed-5dad626978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664</text:p>
          </table:table-cell>
          <table:table-cell office:value-type="float" office:value="17.150864" calcext:value-type="float">
            <text:p>17.15086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8e25c59-865b-4873-8aa9-215bb0fb47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741</text:p>
          </table:table-cell>
          <table:table-cell office:value-type="float" office:value="17.173818" calcext:value-type="float">
            <text:p>17.173818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a86133d-c002-4cff-a497-0975141964d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972</text:p>
          </table:table-cell>
          <table:table-cell office:value-type="float" office:value="17.042889" calcext:value-type="float">
            <text:p>17.04288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2ce2af3-3945-4013-8f56-b0196c80f42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6.994</text:p>
          </table:table-cell>
          <table:table-cell office:value-type="float" office:value="17.121453" calcext:value-type="float">
            <text:p>17.121453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dac11c3-1591-44a7-b7f8-523f5053cb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050</text:p>
          </table:table-cell>
          <table:table-cell office:value-type="float" office:value="17.165882" calcext:value-type="float">
            <text:p>17.165882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e080d3f-2282-43e3-85f3-5b9e772adff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137</text:p>
          </table:table-cell>
          <table:table-cell office:value-type="float" office:value="17.178304" calcext:value-type="float">
            <text:p>17.178304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ede6d9b-fa71-41b1-8b2c-d64da07d1ab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146</text:p>
          </table:table-cell>
          <table:table-cell office:value-type="float" office:value="17.269882" calcext:value-type="float">
            <text:p>17.269882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f3c96f9-c1bc-498c-aff9-05ce3b80f2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290</text:p>
          </table:table-cell>
          <table:table-cell office:value-type="float" office:value="17.225978" calcext:value-type="float">
            <text:p>17.225978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39e24f9-6bf0-49af-8894-1fb0d1e770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301</text:p>
          </table:table-cell>
          <table:table-cell office:value-type="float" office:value="17.315132" calcext:value-type="float">
            <text:p>17.315132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118e662-b875-499b-99d5-d473dbf11d6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311</text:p>
          </table:table-cell>
          <table:table-cell office:value-type="float" office:value="17.405" calcext:value-type="float">
            <text:p>17.40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e1b23b3-8044-41ac-8347-7a23c141d5d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313</text:p>
          </table:table-cell>
          <table:table-cell office:value-type="float" office:value="17.503618" calcext:value-type="float">
            <text:p>17.503618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08f01eb-b880-462d-906d-1bac0da31ca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311</text:p>
          </table:table-cell>
          <table:table-cell office:value-type="float" office:value="17.605414" calcext:value-type="float">
            <text:p>17.605414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896f3e4-1cde-402a-9d72-f168fcd024f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394</text:p>
          </table:table-cell>
          <table:table-cell office:value-type="float" office:value="17.622159" calcext:value-type="float">
            <text:p>17.622159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71cb272-d374-45cd-a745-c7c75edd97d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533</text:p>
          </table:table-cell>
          <table:table-cell office:value-type="float" office:value="17.584394" calcext:value-type="float">
            <text:p>17.584394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857e044-929c-45ea-95d8-8443d7e538b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574</text:p>
          </table:table-cell>
          <table:table-cell office:value-type="float" office:value="17.642578" calcext:value-type="float">
            <text:p>17.642578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79629d1-b64b-4660-af80-fe5b8c3ad9a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592</text:p>
          </table:table-cell>
          <table:table-cell office:value-type="float" office:value="17.724611" calcext:value-type="float">
            <text:p>17.724611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afe1c9c-2d0c-4e6a-b183-0881f355527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641</text:p>
          </table:table-cell>
          <table:table-cell office:value-type="float" office:value="17.776767" calcext:value-type="float">
            <text:p>17.776767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3b62750-ed0d-439d-90c6-a5d26d9b71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644</text:p>
          </table:table-cell>
          <table:table-cell office:value-type="float" office:value="17.873549" calcext:value-type="float">
            <text:p>17.873549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6aec2c2-73b2-4fda-bde8-7c931291a84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664</text:p>
          </table:table-cell>
          <table:table-cell office:value-type="float" office:value="17.953941" calcext:value-type="float">
            <text:p>17.95394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7ca2762-a2d6-45a5-a42e-cac4f101aae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741</text:p>
          </table:table-cell>
          <table:table-cell office:value-type="float" office:value="17.976807" calcext:value-type="float">
            <text:p>17.97680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8db4db6-53c9-443e-927f-c93eb4fd164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972</text:p>
          </table:table-cell>
          <table:table-cell office:value-type="float" office:value="17.845889" calcext:value-type="float">
            <text:p>17.845889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3bca847-0a0d-44eb-ad9a-c1a47ab1e6f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7.994</text:p>
          </table:table-cell>
          <table:table-cell office:value-type="float" office:value="17.924432" calcext:value-type="float">
            <text:p>17.924432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ef1853d-b256-4b11-9137-9df822094ea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050</text:p>
          </table:table-cell>
          <table:table-cell office:value-type="float" office:value="17.968838" calcext:value-type="float">
            <text:p>17.968838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8db4db6-53c9-443e-927f-c93eb4fd164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137</text:p>
          </table:table-cell>
          <table:table-cell office:value-type="float" office:value="17.981226" calcext:value-type="float">
            <text:p>17.981226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8419325-87a7-468f-94a3-32580e70c2d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146</text:p>
          </table:table-cell>
          <table:table-cell office:value-type="float" office:value="18.072653" calcext:value-type="float">
            <text:p>18.07265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a6ece5d-649f-4262-bffa-0b82b906f1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290</text:p>
          </table:table-cell>
          <table:table-cell office:value-type="float" office:value="18.028917" calcext:value-type="float">
            <text:p>18.02891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67515c0-9e6b-41ce-8845-d7bb9ccc2dd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301</text:p>
          </table:table-cell>
          <table:table-cell office:value-type="float" office:value="18.11796" calcext:value-type="float">
            <text:p>18.11796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dfa324a-0243-4f83-94f1-d6756c4193b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311</text:p>
          </table:table-cell>
          <table:table-cell office:value-type="float" office:value="18.207926" calcext:value-type="float">
            <text:p>18.20792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5ae456d-4838-4073-87f0-4075e52962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312</text:p>
          </table:table-cell>
          <table:table-cell office:value-type="float" office:value="18.306979" calcext:value-type="float">
            <text:p>18.30697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e6a5731-11f7-47ec-a411-f579d2e31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311</text:p>
          </table:table-cell>
          <table:table-cell office:value-type="float" office:value="18.408323" calcext:value-type="float">
            <text:p>18.40832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bda0fe1-88d3-4b72-b806-e3925286ac2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394</text:p>
          </table:table-cell>
          <table:table-cell office:value-type="float" office:value="18.425333" calcext:value-type="float">
            <text:p>18.425333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263543c-c7a2-4cbe-92f5-41d8c92ceea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532</text:p>
          </table:table-cell>
          <table:table-cell office:value-type="float" office:value="18.387406" calcext:value-type="float">
            <text:p>18.38740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bbc5300-0fb5-4216-a037-b90317f8d0e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575</text:p>
          </table:table-cell>
          <table:table-cell office:value-type="float" office:value="18.445334" calcext:value-type="float">
            <text:p>18.44533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803debb-17f7-48c1-88a0-1b9b4c605a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592</text:p>
          </table:table-cell>
          <table:table-cell office:value-type="float" office:value="18.527822" calcext:value-type="float">
            <text:p>18.527822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623a421-fdc5-443b-8ea4-410374477b5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641</text:p>
          </table:table-cell>
          <table:table-cell office:value-type="float" office:value="18.579598" calcext:value-type="float">
            <text:p>18.579598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ad12863-91be-4253-91a5-282e869955f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644</text:p>
          </table:table-cell>
          <table:table-cell office:value-type="float" office:value="18.676352" calcext:value-type="float">
            <text:p>18.676352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4584221-acc5-46d0-94f8-1c57cbcafa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664</text:p>
          </table:table-cell>
          <table:table-cell office:value-type="float" office:value="18.7567" calcext:value-type="float">
            <text:p>18.7567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5bddf9f-cedf-4621-81ca-aa42841124a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741</text:p>
          </table:table-cell>
          <table:table-cell office:value-type="float" office:value="18.779415" calcext:value-type="float">
            <text:p>18.77941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006d2ec-4a15-44eb-8013-d19dfa03cc7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972</text:p>
          </table:table-cell>
          <table:table-cell office:value-type="float" office:value="18.648723" calcext:value-type="float">
            <text:p>18.64872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4644513-e52f-4a64-a8ba-7afd13cb1c7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8.994</text:p>
          </table:table-cell>
          <table:table-cell office:value-type="float" office:value="18.726994" calcext:value-type="float">
            <text:p>18.726994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a860991-0a52-4956-ab43-b8e7115145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049</text:p>
          </table:table-cell>
          <table:table-cell office:value-type="float" office:value="18.771688" calcext:value-type="float">
            <text:p>18.771688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5f0b29a-4761-4689-baae-9b5a343ba7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137</text:p>
          </table:table-cell>
          <table:table-cell office:value-type="float" office:value="18.784307" calcext:value-type="float">
            <text:p>18.784307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6e3ba80-8b84-4944-839f-35a7af7579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146</text:p>
          </table:table-cell>
          <table:table-cell office:value-type="float" office:value="18.875543" calcext:value-type="float">
            <text:p>18.875543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f878838-03bd-4fad-a1b9-a3622ceb7a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290</text:p>
          </table:table-cell>
          <table:table-cell office:value-type="float" office:value="18.832091" calcext:value-type="float">
            <text:p>18.83209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279846b-05ec-48e7-92c1-d6796ec3bbb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301</text:p>
          </table:table-cell>
          <table:table-cell office:value-type="float" office:value="18.92096" calcext:value-type="float">
            <text:p>18.92096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44833e4-9607-4a29-a6c4-3784ce775eb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311</text:p>
          </table:table-cell>
          <table:table-cell office:value-type="float" office:value="19.010847" calcext:value-type="float">
            <text:p>19.010847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e89fd9b-e568-44bc-b91a-368249f2f79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311</text:p>
          </table:table-cell>
          <table:table-cell office:value-type="float" office:value="19.111182" calcext:value-type="float">
            <text:p>19.111182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640ee3a-ce05-486f-bf80-105c57195e7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312</text:p>
          </table:table-cell>
          <table:table-cell office:value-type="float" office:value="19.209975" calcext:value-type="float">
            <text:p>19.209975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d1393f0-0c5e-4042-843b-55fdc737c4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395</text:p>
          </table:table-cell>
          <table:table-cell office:value-type="float" office:value="19.227939" calcext:value-type="float">
            <text:p>19.227939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aa68343-ae12-422b-a072-f74f2fa0d2a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533</text:p>
          </table:table-cell>
          <table:table-cell office:value-type="float" office:value="19.190241" calcext:value-type="float">
            <text:p>19.19024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6238987-26eb-4bbc-942a-b6a3fcbab8f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575</text:p>
          </table:table-cell>
          <table:table-cell office:value-type="float" office:value="19.248141" calcext:value-type="float">
            <text:p>19.248141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012365f-4294-451c-9092-7557233bbf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593</text:p>
          </table:table-cell>
          <table:table-cell office:value-type="float" office:value="19.330466" calcext:value-type="float">
            <text:p>19.330466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8b2cb22-039d-4ff5-b4a7-88f5767e98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641</text:p>
          </table:table-cell>
          <table:table-cell office:value-type="float" office:value="19.382536" calcext:value-type="float">
            <text:p>19.382536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84ca488-e2f0-4723-ad42-6e3160d3c5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644</text:p>
          </table:table-cell>
          <table:table-cell office:value-type="float" office:value="19.479544" calcext:value-type="float">
            <text:p>19.479544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9105a62-b077-4b05-95d7-e120e3130be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664</text:p>
          </table:table-cell>
          <table:table-cell office:value-type="float" office:value="19.559931" calcext:value-type="float">
            <text:p>19.55993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a3bea8b-757c-4af0-a549-0a1679eacbb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741</text:p>
          </table:table-cell>
          <table:table-cell office:value-type="float" office:value="19.582718" calcext:value-type="float">
            <text:p>19.582718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7bb4c5b-bad5-4300-b96f-e84d1ebfba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972</text:p>
          </table:table-cell>
          <table:table-cell office:value-type="float" office:value="19.451761" calcext:value-type="float">
            <text:p>19.451761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b42d13a-a6bc-4694-aa24-1caa0cefa0a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09.994</text:p>
          </table:table-cell>
          <table:table-cell office:value-type="float" office:value="19.530391" calcext:value-type="float">
            <text:p>19.53039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92df028-bf29-4dc0-90e5-8dd7bd435f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049</text:p>
          </table:table-cell>
          <table:table-cell office:value-type="float" office:value="19.574743" calcext:value-type="float">
            <text:p>19.574743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5ea9524-065c-4dc6-91de-75fafd079e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137</text:p>
          </table:table-cell>
          <table:table-cell office:value-type="float" office:value="19.587379" calcext:value-type="float">
            <text:p>19.587379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35fb366-9a88-4540-8d14-975639f764b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146</text:p>
          </table:table-cell>
          <table:table-cell office:value-type="float" office:value="19.678722" calcext:value-type="float">
            <text:p>19.67872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5a90359-c888-4d91-8640-15b3a899bb2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290</text:p>
          </table:table-cell>
          <table:table-cell office:value-type="float" office:value="19.635013" calcext:value-type="float">
            <text:p>19.635013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9913ece-ad57-4fa6-b43b-c498ead59c0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301</text:p>
          </table:table-cell>
          <table:table-cell office:value-type="float" office:value="19.724103" calcext:value-type="float">
            <text:p>19.724103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2bbb2d0-3f33-4216-a596-bc0c23f6026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311</text:p>
          </table:table-cell>
          <table:table-cell office:value-type="float" office:value="19.814033" calcext:value-type="float">
            <text:p>19.814033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65f638b-1a8a-47da-8a23-328c4386bb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311</text:p>
          </table:table-cell>
          <table:table-cell office:value-type="float" office:value="19.914272" calcext:value-type="float">
            <text:p>19.914272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7b16c96-eba9-45f1-a947-367f43a04aa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313</text:p>
          </table:table-cell>
          <table:table-cell office:value-type="float" office:value="20.012923" calcext:value-type="float">
            <text:p>20.012923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09aaa93-2457-4454-b610-25636ab215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395</text:p>
          </table:table-cell>
          <table:table-cell office:value-type="float" office:value="20.031315" calcext:value-type="float">
            <text:p>20.03131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25c366f-21fb-41e9-b1d2-2eb87570b1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533</text:p>
          </table:table-cell>
          <table:table-cell office:value-type="float" office:value="19.993421" calcext:value-type="float">
            <text:p>19.993421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2927318-3042-4195-b325-83cfb42621c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575</text:p>
          </table:table-cell>
          <table:table-cell office:value-type="float" office:value="20.051478" calcext:value-type="float">
            <text:p>20.051478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9c09119-2d53-4334-bdf6-dd2d5df1b0d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593</text:p>
          </table:table-cell>
          <table:table-cell office:value-type="float" office:value="20.133798" calcext:value-type="float">
            <text:p>20.133798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49beae9-5ba0-41cf-b203-230481f880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641</text:p>
          </table:table-cell>
          <table:table-cell office:value-type="float" office:value="20.185828" calcext:value-type="float">
            <text:p>20.185828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b5ab4f1-5202-4ef7-afae-e764f0c8d3f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644</text:p>
          </table:table-cell>
          <table:table-cell office:value-type="float" office:value="20.282781" calcext:value-type="float">
            <text:p>20.28278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c4a0d9c-3106-41e9-bb11-623ef7284cc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664</text:p>
          </table:table-cell>
          <table:table-cell office:value-type="float" office:value="20.362859" calcext:value-type="float">
            <text:p>20.36285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5236264-245d-453a-99cd-3607ddde3ef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741</text:p>
          </table:table-cell>
          <table:table-cell office:value-type="float" office:value="20.385935" calcext:value-type="float">
            <text:p>20.385935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d8b4649-0ebf-40c9-a0a2-e31f72f60bb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972</text:p>
          </table:table-cell>
          <table:table-cell office:value-type="float" office:value="20.255245" calcext:value-type="float">
            <text:p>20.255245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4a54b7f-6b27-49cc-9e06-87da3fcfd23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0.994</text:p>
          </table:table-cell>
          <table:table-cell office:value-type="float" office:value="20.333739" calcext:value-type="float">
            <text:p>20.333739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6e8dabe-5b5f-4beb-be0e-49534236b8e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049</text:p>
          </table:table-cell>
          <table:table-cell office:value-type="float" office:value="20.37839" calcext:value-type="float">
            <text:p>20.37839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f007920-d7a3-4c8f-ad96-3f9571d4662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137</text:p>
          </table:table-cell>
          <table:table-cell office:value-type="float" office:value="20.390531" calcext:value-type="float">
            <text:p>20.39053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c4ab4bd-ad73-4876-b200-ed750ef762b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146</text:p>
          </table:table-cell>
          <table:table-cell office:value-type="float" office:value="20.482163" calcext:value-type="float">
            <text:p>20.48216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ee4f9c8-4ce5-42c2-be3b-ce8bc9dd81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290</text:p>
          </table:table-cell>
          <table:table-cell office:value-type="float" office:value="20.438478" calcext:value-type="float">
            <text:p>20.438478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e3c9504-59af-4c6b-8983-30ffeb3973d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301</text:p>
          </table:table-cell>
          <table:table-cell office:value-type="float" office:value="20.527605" calcext:value-type="float">
            <text:p>20.527605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1ad6d28-1693-47df-ab90-745122ca0e5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311</text:p>
          </table:table-cell>
          <table:table-cell office:value-type="float" office:value="20.617387" calcext:value-type="float">
            <text:p>20.617387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3be9103-48b1-422a-96e4-c5fdd4e6e8a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311</text:p>
          </table:table-cell>
          <table:table-cell office:value-type="float" office:value="20.717398" calcext:value-type="float">
            <text:p>20.717398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f84317f-9b87-4d68-801e-fffaadfe9d4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313</text:p>
          </table:table-cell>
          <table:table-cell office:value-type="float" office:value="20.816449" calcext:value-type="float">
            <text:p>20.81644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f4cb8a3-1bb3-4ba7-b1b5-5126f2f9d8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395</text:p>
          </table:table-cell>
          <table:table-cell office:value-type="float" office:value="20.834616" calcext:value-type="float">
            <text:p>20.834616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22b60e4-eb4a-48a3-9ad4-9e33d25569d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533</text:p>
          </table:table-cell>
          <table:table-cell office:value-type="float" office:value="20.796671" calcext:value-type="float">
            <text:p>20.796671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79ba8e4-ceb9-4496-b0f9-25392cedb31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575</text:p>
          </table:table-cell>
          <table:table-cell office:value-type="float" office:value="20.85497" calcext:value-type="float">
            <text:p>20.85497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9b38d81-fc68-4553-95c3-9bb524e146f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592</text:p>
          </table:table-cell>
          <table:table-cell office:value-type="float" office:value="20.937258" calcext:value-type="float">
            <text:p>20.937258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9f051c0-026c-405f-aec1-ef39490c04f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641</text:p>
          </table:table-cell>
          <table:table-cell office:value-type="float" office:value="20.989212" calcext:value-type="float">
            <text:p>20.989212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e7b4c2a-c71c-4496-b629-833d9e525ed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644</text:p>
          </table:table-cell>
          <table:table-cell office:value-type="float" office:value="21.085945" calcext:value-type="float">
            <text:p>21.085945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5049f5b-d4ea-4b96-a70d-188e613f37a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664</text:p>
          </table:table-cell>
          <table:table-cell office:value-type="float" office:value="21.166471" calcext:value-type="float">
            <text:p>21.166471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bc6448c-e1e3-4aed-a8a5-30ba9e449e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741</text:p>
          </table:table-cell>
          <table:table-cell office:value-type="float" office:value="21.189427" calcext:value-type="float">
            <text:p>21.18942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a73c731-2815-4280-8e5e-538bc9fc51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870</text:p>
          </table:table-cell>
          <table:table-cell office:value-type="float" office:value="21.160571" calcext:value-type="float">
            <text:p>21.160571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1356047-68fd-4cb0-b9a3-3dbeba4945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899</text:p>
          </table:table-cell>
          <table:table-cell office:value-type="float" office:value="21.231941" calcext:value-type="float">
            <text:p>21.231941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ec3af14-e3bd-4c6e-ae9d-ce2c9c5504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972</text:p>
          </table:table-cell>
          <table:table-cell office:value-type="float" office:value="21.258805" calcext:value-type="float">
            <text:p>21.25880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5ed4335-9c11-4614-82d1-ca26398808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1.994</text:p>
          </table:table-cell>
          <table:table-cell office:value-type="float" office:value="21.337223" calcext:value-type="float">
            <text:p>21.33722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6b6927c-c5f6-473e-9ee6-fd30a0a7acc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049</text:p>
          </table:table-cell>
          <table:table-cell office:value-type="float" office:value="21.381699" calcext:value-type="float">
            <text:p>21.381699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0ac0f6c-8941-4e0c-b031-6110dbe036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137</text:p>
          </table:table-cell>
          <table:table-cell office:value-type="float" office:value="21.393929" calcext:value-type="float">
            <text:p>21.393929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928297c-1e1c-4f2d-b17f-d8c8fe198af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146</text:p>
          </table:table-cell>
          <table:table-cell office:value-type="float" office:value="21.485682" calcext:value-type="float">
            <text:p>21.485682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fc8916c-babb-47dc-b776-6c9e11b04dd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290</text:p>
          </table:table-cell>
          <table:table-cell office:value-type="float" office:value="21.441904" calcext:value-type="float">
            <text:p>21.44190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f3f977c-dc0f-49cc-8a1d-ffe41204b9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301</text:p>
          </table:table-cell>
          <table:table-cell office:value-type="float" office:value="21.531011" calcext:value-type="float">
            <text:p>21.531011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6cd2d01-3a9e-4de1-a869-462e388387f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311</text:p>
          </table:table-cell>
          <table:table-cell office:value-type="float" office:value="21.620962" calcext:value-type="float">
            <text:p>21.620962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8e31575-6c6a-49d7-94e7-655f6e43d88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311</text:p>
          </table:table-cell>
          <table:table-cell office:value-type="float" office:value="21.720961" calcext:value-type="float">
            <text:p>21.72096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17f0ea2-a3d8-4903-b7bb-1c3e795ec0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313</text:p>
          </table:table-cell>
          <table:table-cell office:value-type="float" office:value="21.819986" calcext:value-type="float">
            <text:p>21.819986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5bdd3de-d90c-4ccd-97c0-daddaa8c59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394</text:p>
          </table:table-cell>
          <table:table-cell office:value-type="float" office:value="21.838398" calcext:value-type="float">
            <text:p>21.838398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6fabcaf-6fa7-46c3-8ff4-a777651601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532</text:p>
          </table:table-cell>
          <table:table-cell office:value-type="float" office:value="21.800432" calcext:value-type="float">
            <text:p>21.800432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1e2ae33-d9c1-4bca-bcc6-7ffc0073ad0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574</text:p>
          </table:table-cell>
          <table:table-cell office:value-type="float" office:value="21.858634" calcext:value-type="float">
            <text:p>21.85863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1115015-74c5-4621-be27-ba1ee752ac3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593</text:p>
          </table:table-cell>
          <table:table-cell office:value-type="float" office:value="21.940669" calcext:value-type="float">
            <text:p>21.94066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0b81827-d3fa-4a62-a8eb-f49c25a0c1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641</text:p>
          </table:table-cell>
          <table:table-cell office:value-type="float" office:value="21.992925" calcext:value-type="float">
            <text:p>21.992925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9ebdcb1-0785-4235-9a6b-269f8a581cb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644</text:p>
          </table:table-cell>
          <table:table-cell office:value-type="float" office:value="22.08958" calcext:value-type="float">
            <text:p>22.0895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0ffba16-0aad-43b4-a75b-e44e0ab096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664</text:p>
          </table:table-cell>
          <table:table-cell office:value-type="float" office:value="22.170284" calcext:value-type="float">
            <text:p>22.170284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7351283-b166-4dad-ad1a-33228d0254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741</text:p>
          </table:table-cell>
          <table:table-cell office:value-type="float" office:value="22.193092" calcext:value-type="float">
            <text:p>22.193092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d7cfe20-45e8-4866-87f1-a3a30d9853c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870</text:p>
          </table:table-cell>
          <table:table-cell office:value-type="float" office:value="22.164345" calcext:value-type="float">
            <text:p>22.16434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e4e73cf-1ed7-467e-b57c-36136ff3e3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899</text:p>
          </table:table-cell>
          <table:table-cell office:value-type="float" office:value="22.235606" calcext:value-type="float">
            <text:p>22.23560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7c69599-4d9a-4361-b4fa-5bec879ca42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972</text:p>
          </table:table-cell>
          <table:table-cell office:value-type="float" office:value="22.262754" calcext:value-type="float">
            <text:p>22.262754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558c7b3-2578-4f1b-96fd-e20dbb8b79d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2.994</text:p>
          </table:table-cell>
          <table:table-cell office:value-type="float" office:value="22.341151" calcext:value-type="float">
            <text:p>22.341151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f7f81d0-02ee-4871-ba7e-06cbc876bf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049</text:p>
          </table:table-cell>
          <table:table-cell office:value-type="float" office:value="22.385631" calcext:value-type="float">
            <text:p>22.38563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2cf17cd-5969-410b-b248-7917bd6984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137</text:p>
          </table:table-cell>
          <table:table-cell office:value-type="float" office:value="22.39782" calcext:value-type="float">
            <text:p>22.3978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400ba2c-de79-42fd-8d93-4026ab2e575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146</text:p>
          </table:table-cell>
          <table:table-cell office:value-type="float" office:value="22.489557" calcext:value-type="float">
            <text:p>22.489557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bf38a7c-4d0b-4143-a779-3da69502e1f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290</text:p>
          </table:table-cell>
          <table:table-cell office:value-type="float" office:value="22.445892" calcext:value-type="float">
            <text:p>22.445892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101c1b6-f63f-45aa-867f-55265931be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301</text:p>
          </table:table-cell>
          <table:table-cell office:value-type="float" office:value="22.534846" calcext:value-type="float">
            <text:p>22.534846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48f0ddd-34b8-413c-9a4e-ea52dc16c13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311</text:p>
          </table:table-cell>
          <table:table-cell office:value-type="float" office:value="22.624894" calcext:value-type="float">
            <text:p>22.62489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1d32ec0-b11a-42a8-b24d-e7e29f21501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311</text:p>
          </table:table-cell>
          <table:table-cell office:value-type="float" office:value="22.724698" calcext:value-type="float">
            <text:p>22.724698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6462728-c7f4-4dbe-a157-d8e231ceedb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313</text:p>
          </table:table-cell>
          <table:table-cell office:value-type="float" office:value="22.823969" calcext:value-type="float">
            <text:p>22.823969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cd6d889-8f30-4fdc-8655-f5ed8a70a2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395</text:p>
          </table:table-cell>
          <table:table-cell office:value-type="float" office:value="22.842059" calcext:value-type="float">
            <text:p>22.842059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b3f8024-7c26-42b6-8249-75a72c439e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532</text:p>
          </table:table-cell>
          <table:table-cell office:value-type="float" office:value="22.804559" calcext:value-type="float">
            <text:p>22.804559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1bf42be-2734-4eef-b690-da0328be069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574</text:p>
          </table:table-cell>
          <table:table-cell office:value-type="float" office:value="22.862738" calcext:value-type="float">
            <text:p>22.862738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42e50b8-bde2-4f41-964d-6450dca7b4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592</text:p>
          </table:table-cell>
          <table:table-cell office:value-type="float" office:value="22.945107" calcext:value-type="float">
            <text:p>22.94510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f35379ce-16f6-4a07-84be-4d80f5eb6fd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641</text:p>
          </table:table-cell>
          <table:table-cell office:value-type="float" office:value="22.997078" calcext:value-type="float">
            <text:p>22.99707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0df1319-04b7-40ee-82d7-9b1e47cb6e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644</text:p>
          </table:table-cell>
          <table:table-cell office:value-type="float" office:value="23.093717" calcext:value-type="float">
            <text:p>23.093717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7b80bf3-c5c1-4b3b-9925-5aed26312c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664</text:p>
          </table:table-cell>
          <table:table-cell office:value-type="float" office:value="23.174251" calcext:value-type="float">
            <text:p>23.17425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01bb573-b767-490c-972c-8a28ee26bb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741</text:p>
          </table:table-cell>
          <table:table-cell office:value-type="float" office:value="23.197214" calcext:value-type="float">
            <text:p>23.197214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e6ce5f3-ead8-4a36-a018-19fab3f1f1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870</text:p>
          </table:table-cell>
          <table:table-cell office:value-type="float" office:value="23.168668" calcext:value-type="float">
            <text:p>23.168668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c02bb84-0e61-42be-b01c-63c4932efe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899</text:p>
          </table:table-cell>
          <table:table-cell office:value-type="float" office:value="23.239892" calcext:value-type="float">
            <text:p>23.23989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ad6ae94-8e72-4492-abe7-63f986b4eff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972</text:p>
          </table:table-cell>
          <table:table-cell office:value-type="float" office:value="23.266811" calcext:value-type="float">
            <text:p>23.266811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45841bf-fdf6-4c3c-88e5-06321f78e0d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3.994</text:p>
          </table:table-cell>
          <table:table-cell office:value-type="float" office:value="23.345176" calcext:value-type="float">
            <text:p>23.34517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5b1da8c-bcd4-4511-a062-74af62b8aac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050</text:p>
          </table:table-cell>
          <table:table-cell office:value-type="float" office:value="23.389775" calcext:value-type="float">
            <text:p>23.389775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362cb1d-10db-4167-ad98-3f4b8ef677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137</text:p>
          </table:table-cell>
          <table:table-cell office:value-type="float" office:value="23.402046" calcext:value-type="float">
            <text:p>23.402046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8c46e61-4559-4323-b837-2ed70c12534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146</text:p>
          </table:table-cell>
          <table:table-cell office:value-type="float" office:value="23.49363" calcext:value-type="float">
            <text:p>23.49363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963d315-f939-4231-a378-d853e071f9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290</text:p>
          </table:table-cell>
          <table:table-cell office:value-type="float" office:value="23.449927" calcext:value-type="float">
            <text:p>23.449927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457d012-b16c-464f-8be0-0f598de644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301</text:p>
          </table:table-cell>
          <table:table-cell office:value-type="float" office:value="23.539148" calcext:value-type="float">
            <text:p>23.539148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57a7f9a-90eb-4576-a932-942b65709fe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311</text:p>
          </table:table-cell>
          <table:table-cell office:value-type="float" office:value="23.628963" calcext:value-type="float">
            <text:p>23.62896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6de5a2e-20ac-4283-8da6-0a4ec7c14a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311</text:p>
          </table:table-cell>
          <table:table-cell office:value-type="float" office:value="23.729307" calcext:value-type="float">
            <text:p>23.72930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be8a5d7-91e6-4451-a90a-fab3e68f2b6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312</text:p>
          </table:table-cell>
          <table:table-cell office:value-type="float" office:value="23.828151" calcext:value-type="float">
            <text:p>23.82815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57a7f9a-90eb-4576-a932-942b65709fe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395</text:p>
          </table:table-cell>
          <table:table-cell office:value-type="float" office:value="23.846149" calcext:value-type="float">
            <text:p>23.84614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6d73eb3-3e4e-44db-8243-9efe82b2f1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533</text:p>
          </table:table-cell>
          <table:table-cell office:value-type="float" office:value="23.808464" calcext:value-type="float">
            <text:p>23.808464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7d97fc1-497a-469c-80c7-de04edb696a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575</text:p>
          </table:table-cell>
          <table:table-cell office:value-type="float" office:value="23.866671" calcext:value-type="float">
            <text:p>23.866671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02dee70-d5e7-4ba7-9fbb-b8c2ff1ce3f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592</text:p>
          </table:table-cell>
          <table:table-cell office:value-type="float" office:value="23.948863" calcext:value-type="float">
            <text:p>23.948863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8433125d-ce1d-45f1-9d17-c4c5306739f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641</text:p>
          </table:table-cell>
          <table:table-cell office:value-type="float" office:value="24.00092" calcext:value-type="float">
            <text:p>24.00092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a8db4db6-53c9-443e-927f-c93eb4fd164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644</text:p>
          </table:table-cell>
          <table:table-cell office:value-type="float" office:value="24.097774" calcext:value-type="float">
            <text:p>24.097774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5f5c6568-1024-43e7-8532-0852a52d74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664</text:p>
          </table:table-cell>
          <table:table-cell office:value-type="float" office:value="24.178227" calcext:value-type="float">
            <text:p>24.178227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6fc5075b-6ee0-41ad-a9c2-5b576d287a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741</text:p>
          </table:table-cell>
          <table:table-cell office:value-type="float" office:value="24.201081" calcext:value-type="float">
            <text:p>24.20108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fe8da37-fe6a-4d7d-80e9-58c94b9317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870</text:p>
          </table:table-cell>
          <table:table-cell office:value-type="float" office:value="24.172503" calcext:value-type="float">
            <text:p>24.172503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8fd7274-2ffd-400f-8f2e-9ef8f3599e2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899</text:p>
          </table:table-cell>
          <table:table-cell office:value-type="float" office:value="24.243685" calcext:value-type="float">
            <text:p>24.243685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579cfd-a90d-4f5f-b338-fcf3d8c100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972</text:p>
          </table:table-cell>
          <table:table-cell office:value-type="float" office:value="24.270671" calcext:value-type="float">
            <text:p>24.270671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3cb8d63b-8f5f-4fb3-873d-31613eab4f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4.994</text:p>
          </table:table-cell>
          <table:table-cell office:value-type="float" office:value="24.349106" calcext:value-type="float">
            <text:p>24.349106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215475a8-1b7d-40d9-9c24-16c187c466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.049</text:p>
          </table:table-cell>
          <table:table-cell office:value-type="float" office:value="24.393733" calcext:value-type="float">
            <text:p>24.393733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8c24f0f-b8f6-4a75-b3ae-5cd541ab77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.137</text:p>
          </table:table-cell>
          <table:table-cell office:value-type="float" office:value="24.406301" calcext:value-type="float">
            <text:p>24.406301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f52d0be-e641-4c33-a2fe-b61a180d62b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.146</text:p>
          </table:table-cell>
          <table:table-cell office:value-type="float" office:value="24.497655" calcext:value-type="float">
            <text:p>24.49765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9b5ed391-b7ec-4a03-9fcf-275ba60d897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.290</text:p>
          </table:table-cell>
          <table:table-cell office:value-type="float" office:value="24.454091" calcext:value-type="float">
            <text:p>24.454091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afd3373-7f7e-4897-a61e-75ef3b86e7d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.301</text:p>
          </table:table-cell>
          <table:table-cell office:value-type="float" office:value="24.543108" calcext:value-type="float">
            <text:p>24.543108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a46db3e-9fbf-40ff-bce6-acbeeeefddc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.311</text:p>
          </table:table-cell>
          <table:table-cell office:value-type="float" office:value="24.633104" calcext:value-type="float">
            <text:p>24.63310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d53a7b0-ab29-4e37-9fa9-09f738e3fe5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.311</text:p>
          </table:table-cell>
          <table:table-cell office:value-type="float" office:value="24.733085" calcext:value-type="float">
            <text:p>24.73308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1b38b59e-351f-4026-8cbb-38c09102fc8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.312</text:p>
          </table:table-cell>
          <table:table-cell office:value-type="float" office:value="24.832246" calcext:value-type="float">
            <text:p>24.832246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3d30bb2-a7f0-4ffa-bbeb-0ca4cdfead7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.395</text:p>
          </table:table-cell>
          <table:table-cell office:value-type="float" office:value="24.850306" calcext:value-type="float">
            <text:p>24.850306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abb2c0c-0421-4080-8fc9-43543411543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.533</text:p>
          </table:table-cell>
          <table:table-cell office:value-type="float" office:value="24.812409" calcext:value-type="float">
            <text:p>24.812409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f0ee7f9-e3fe-4e3e-a6e7-5dbd4935f59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.574</text:p>
          </table:table-cell>
          <table:table-cell office:value-type="float" office:value="24.870826" calcext:value-type="float">
            <text:p>24.870826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536c38c-85c2-4029-b07e-59b1ff3a61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.592</text:p>
          </table:table-cell>
          <table:table-cell office:value-type="float" office:value="24.953289" calcext:value-type="float">
            <text:p>24.953289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0d4f3445-4a85-44cd-80d8-b73c5cfd0dc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.641</text:p>
          </table:table-cell>
          <table:table-cell office:value-type="float" office:value="25.005051" calcext:value-type="float">
            <text:p>25.005051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d9751db6-bf23-419c-b6d2-d64964964f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.644</text:p>
          </table:table-cell>
          <table:table-cell office:value-type="float" office:value="25.101763" calcext:value-type="float">
            <text:p>25.101763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72b65ab4-3270-402b-963a-4a31f849f37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.664</text:p>
          </table:table-cell>
          <table:table-cell office:value-type="float" office:value="25.182202" calcext:value-type="float">
            <text:p>25.182202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e29ba69a-863c-4694-866d-13460648be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21:10:15.741</text:p>
          </table:table-cell>
          <table:table-cell office:value-type="float" office:value="25.205308" calcext:value-type="float">
            <text:p>25.205308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46569073-29bb-406d-b565-c556705976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4T21:21:57.618889916</dc:date>
    <meta:editing-duration>PT7M50S</meta:editing-duration>
    <meta:editing-cycles>2</meta:editing-cycles>
    <meta:generator>LibreOffice/5.4.0.3$Linux_X86_64 LibreOffice_project/7556cbc6811c9d992f4064ab9287069087d7f62c</meta:generator>
    <meta:document-statistic meta:table-count="2" meta:cell-count="96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05cm" chart:symbol-height="0.05cm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progress.G1:progress.G97 progress.C1:progress.D97" chart:data-source-has-labels="row" svg:x="0.32cm" svg:y="0.18cm" svg:width="13.361cm" svg:height="8.64cm">
          <chartooo:coordinate-region svg:x="0.941cm" svg:y="0.353cm" svg:width="12.553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ogress.C2:progress.C97" chart:label-cell-address="progress.C1:progress.C1" chart:class="chart:scatter">
            <chart:domain table:cell-range-address="progress.G2:progress.G97"/>
            <chart:data-point chart:repeated="75"/>
            <chart:data-point chart:style-name="ch7"/>
            <chart:data-point chart:repeated="9"/>
            <chart:data-point chart:style-name="ch7"/>
            <chart:data-point chart:repeated="10"/>
          </chart:series>
          <chart:series chart:style-name="ch8" chart:values-cell-range-address="progress.D2:progress.D97" chart:label-cell-address="progress.D1:progress.D1" chart:class="chart:scatter"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progress.C1:progress.C1</svg:desc>
                </draw:g>
              </table:table-cell>
              <table:table-cell office:value-type="string">
                <text:p>xfertime</text:p>
                <draw:g>
                  <svg:desc>progress.D1:progres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ogress.G2:progress.G97</svg:desc>
                </draw:g>
              </table:table-cell>
              <table:table-cell office:value-type="float" office:value="0.10355">
                <text:p>0.10355</text:p>
                <draw:g>
                  <svg:desc>progress.C2:progress.C97</svg:desc>
                </draw:g>
              </table:table-cell>
              <table:table-cell office:value-type="float" office:value="0.000112">
                <text:p>0.000112</text:p>
                <draw:g>
                  <svg:desc>progress.D2:progress.D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1252">
                <text:p>0.101252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01641">
                <text:p>0.101641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101625">
                <text:p>0.101625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01732">
                <text:p>0.101732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101658">
                <text:p>0.101658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101487">
                <text:p>0.101487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101718">
                <text:p>0.101718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101636">
                <text:p>0.101636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101833">
                <text:p>0.101833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101455">
                <text:p>0.101455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10117">
                <text:p>0.10117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101353">
                <text:p>0.101353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.101516">
                <text:p>0.101516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10161">
                <text:p>0.10161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101619">
                <text:p>0.101619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.1013">
                <text:p>0.1013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101708">
                <text:p>0.101708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101678">
                <text:p>0.101678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104455">
                <text:p>0.104455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117045">
                <text:p>0.117045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135435">
                <text:p>0.135435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13557">
                <text:p>0.13557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.135604">
                <text:p>0.135604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135646">
                <text:p>0.135646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0.135525">
                <text:p>0.135525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.135661">
                <text:p>0.135661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.135665">
                <text:p>0.135665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0.135622">
                <text:p>0.135622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135575">
                <text:p>0.135575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0.135149">
                <text:p>0.135149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0.159215">
                <text:p>0.159215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0.159358">
                <text:p>0.159358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0.159471">
                <text:p>0.159471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.159504">
                <text:p>0.159504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0.15948">
                <text:p>0.15948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0.159533">
                <text:p>0.159533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0.1593">
                <text:p>0.1593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0.159495">
                <text:p>0.159495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159539">
                <text:p>0.159539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.159356">
                <text:p>0.159356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23165">
                <text:p>0.23165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236179">
                <text:p>0.236179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237583">
                <text:p>0.237583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239139">
                <text:p>0.239139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.240679">
                <text:p>0.240679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242647">
                <text:p>0.242647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244406">
                <text:p>0.244406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246132">
                <text:p>0.246132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248166">
                <text:p>0.248166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0.249999">
                <text:p>0.249999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0.370995">
                <text:p>0.370995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0.573058">
                <text:p>0.573058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0.775434">
                <text:p>0.775434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0.977505">
                <text:p>0.977505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  <table:table-cell office:value-type="float" office:value="1.179631">
                <text:p>1.179631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1.382044">
                <text:p>1.382044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1.584292">
                <text:p>1.584292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1.786623">
                <text:p>1.786623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.98902">
                <text:p>1.98902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2.191181">
                <text:p>2.191181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2.540806">
                <text:p>2.540806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">
                <text:p>14</text:p>
              </table:table-cell>
              <table:table-cell office:value-type="float" office:value="2.943434">
                <text:p>2.943434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">
                <text:p>14</text:p>
              </table:table-cell>
              <table:table-cell office:value-type="float" office:value="3.346113">
                <text:p>3.346113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">
                <text:p>14</text:p>
              </table:table-cell>
              <table:table-cell office:value-type="float" office:value="3.748702">
                <text:p>3.748702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">
                <text:p>14</text:p>
              </table:table-cell>
              <table:table-cell office:value-type="float" office:value="4.151095">
                <text:p>4.15109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4.553702">
                <text:p>4.553702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4.956239">
                <text:p>4.956239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">
                <text:p>14</text:p>
              </table:table-cell>
              <table:table-cell office:value-type="float" office:value="5.358577">
                <text:p>5.358577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5.761232">
                <text:p>5.761232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6.163838">
                <text:p>6.163838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6.661465">
                <text:p>6.661465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  <table:table-cell office:value-type="float" office:value="7.264642">
                <text:p>7.264642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7.867479">
                <text:p>7.867479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">
                <text:p>16</text:p>
              </table:table-cell>
              <table:table-cell office:value-type="float" office:value="8.469911">
                <text:p>8.469911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">
                <text:p>16</text:p>
              </table:table-cell>
              <table:table-cell office:value-type="float" office:value="9.072537">
                <text:p>9.072537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">
                <text:p>16</text:p>
              </table:table-cell>
              <table:table-cell office:value-type="float" office:value="9.675402">
                <text:p>9.675402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10.278018">
                <text:p>10.278018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">
                <text:p>16</text:p>
              </table:table-cell>
              <table:table-cell office:value-type="float" office:value="10.880953">
                <text:p>10.880953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1.483599">
                <text:p>11.483599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12.086454">
                <text:p>12.086454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">
                <text:p>18</text:p>
              </table:table-cell>
              <table:table-cell office:value-type="float" office:value="12.768528">
                <text:p>12.768528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">
                <text:p>18</text:p>
              </table:table-cell>
              <table:table-cell office:value-type="float" office:value="13.571576">
                <text:p>13.571576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">
                <text:p>18</text:p>
              </table:table-cell>
              <table:table-cell office:value-type="float" office:value="14.375203">
                <text:p>14.375203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15.178669">
                <text:p>15.178669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15.982302">
                <text:p>15.982302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16.785476">
                <text:p>16.785476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">
                <text:p>18</text:p>
              </table:table-cell>
              <table:table-cell office:value-type="float" office:value="17.588574">
                <text:p>17.588574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18.391472">
                <text:p>18.39147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9.194459">
                <text:p>19.194459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19.997644">
                <text:p>19.997644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  <table:table-cell office:value-type="float" office:value="20.860576">
                <text:p>20.860576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21.8642">
                <text:p>21.8642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22.868229">
                <text:p>22.868229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23.872253">
                <text:p>23.872253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raw.B1:raw.D999" chart:data-source-has-labels="both" svg:x="0.32cm" svg:y="0.18cm" svg:width="13.361cm" svg:height="8.64cm">
          <chartooo:coordinate-region svg:x="1.845cm" svg:y="0.18cm" svg:width="11.836cm" svg:height="6.571cm"/>
          <chart:axis chart:dimension="x" chart:name="primary-x" chart:style-name="ch4" chartooo:axis-type="auto">
            <chartooo:date-scale/>
            <chart:categories table:cell-range-address="raw.B2:raw.B9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C2:raw.C999" chart:label-cell-address="raw.C1:raw.C1" chart:class="chart:bar">
            <chart:data-point chart:repeated="998"/>
          </chart:series>
          <chart:series chart:style-name="ch8" chart:values-cell-range-address="raw.D2:raw.D999" chart:label-cell-address="raw.D1:raw.D1" chart:class="chart:bar">
            <chart:data-point chart:repeated="9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raw.C1:raw.C1</svg:desc>
                </draw:g>
              </table:table-cell>
              <table:table-cell office:value-type="string">
                <text:p>xfertime</text:p>
                <draw:g>
                  <svg:desc>raw.D1:raw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1:08:40.994</text:p>
                <draw:g>
                  <svg:desc>raw.B2:raw.B999</svg:desc>
                </draw:g>
              </table:table-cell>
              <table:table-cell office:value-type="float" office:value="0.10355">
                <text:p>0.10355</text:p>
                <draw:g>
                  <svg:desc>raw.C2:raw.C999</svg:desc>
                </draw:g>
              </table:table-cell>
              <table:table-cell office:value-type="float" office:value="0.000112">
                <text:p>0.000112</text:p>
                <draw:g>
                  <svg:desc>raw.D2:raw.D999</svg:desc>
                </draw:g>
              </table:table-cell>
            </table:table-row>
            <table:table-row>
              <table:table-cell office:value-type="string">
                <text:p>21:08:41.301</text:p>
              </table:table-cell>
              <table:table-cell office:value-type="float" office:value="0.10155">
                <text:p>0.10155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21:08:41.994</text:p>
              </table:table-cell>
              <table:table-cell office:value-type="float" office:value="0.100955">
                <text:p>0.100955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21:08:42.301</text:p>
              </table:table-cell>
              <table:table-cell office:value-type="float" office:value="0.101625">
                <text:p>0.101625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21:08:42.994</text:p>
              </table:table-cell>
              <table:table-cell office:value-type="float" office:value="0.101657">
                <text:p>0.101657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8:43.301</text:p>
              </table:table-cell>
              <table:table-cell office:value-type="float" office:value="0.101611">
                <text:p>0.101611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21:08:43.994</text:p>
              </table:table-cell>
              <table:table-cell office:value-type="float" office:value="0.101638">
                <text:p>0.101638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1:08:44.301</text:p>
              </table:table-cell>
              <table:table-cell office:value-type="float" office:value="0.10175">
                <text:p>0.10175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8:44.994</text:p>
              </table:table-cell>
              <table:table-cell office:value-type="float" office:value="0.101714">
                <text:p>0.101714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8:45.301</text:p>
              </table:table-cell>
              <table:table-cell office:value-type="float" office:value="0.101634">
                <text:p>0.101634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8:45.994</text:p>
              </table:table-cell>
              <table:table-cell office:value-type="float" office:value="0.101682">
                <text:p>0.101682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1:08:46.301</text:p>
              </table:table-cell>
              <table:table-cell office:value-type="float" office:value="0.101609">
                <text:p>0.101609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8:46.994</text:p>
              </table:table-cell>
              <table:table-cell office:value-type="float" office:value="0.101365">
                <text:p>0.101365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21:08:47.301</text:p>
              </table:table-cell>
              <table:table-cell office:value-type="float" office:value="0.101718">
                <text:p>0.101718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8:47.994</text:p>
              </table:table-cell>
              <table:table-cell office:value-type="float" office:value="0.101717">
                <text:p>0.101717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8:48.301</text:p>
              </table:table-cell>
              <table:table-cell office:value-type="float" office:value="0.101702">
                <text:p>0.101702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8:48.994</text:p>
              </table:table-cell>
              <table:table-cell office:value-type="float" office:value="0.101571">
                <text:p>0.101571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21:08:49.301</text:p>
              </table:table-cell>
              <table:table-cell office:value-type="float" office:value="0.101954">
                <text:p>0.101954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1:08:49.994</text:p>
              </table:table-cell>
              <table:table-cell office:value-type="float" office:value="0.101713">
                <text:p>0.101713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8:50.301</text:p>
              </table:table-cell>
              <table:table-cell office:value-type="float" office:value="0.101113">
                <text:p>0.101113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8:50.994</text:p>
              </table:table-cell>
              <table:table-cell office:value-type="float" office:value="0.101797">
                <text:p>0.101797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8:51.137</text:p>
              </table:table-cell>
              <table:table-cell office:value-type="float" office:value="0.101382">
                <text:p>0.101382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21:08:51.301</text:p>
              </table:table-cell>
              <table:table-cell office:value-type="float" office:value="0.101147">
                <text:p>0.101147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8:51.533</text:p>
              </table:table-cell>
              <table:table-cell office:value-type="float" office:value="0.101029">
                <text:p>0.101029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21:08:51.994</text:p>
              </table:table-cell>
              <table:table-cell office:value-type="float" office:value="0.101123">
                <text:p>0.101123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8:52.137</text:p>
              </table:table-cell>
              <table:table-cell office:value-type="float" office:value="0.101481">
                <text:p>0.101481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21:08:52.301</text:p>
              </table:table-cell>
              <table:table-cell office:value-type="float" office:value="0.10154">
                <text:p>0.10154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08:52.532</text:p>
              </table:table-cell>
              <table:table-cell office:value-type="float" office:value="0.10085">
                <text:p>0.10085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21:08:52.994</text:p>
              </table:table-cell>
              <table:table-cell office:value-type="float" office:value="0.101543">
                <text:p>0.101543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21:08:53.137</text:p>
              </table:table-cell>
              <table:table-cell office:value-type="float" office:value="0.101688">
                <text:p>0.101688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8:53.301</text:p>
              </table:table-cell>
              <table:table-cell office:value-type="float" office:value="0.101717">
                <text:p>0.101717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1:08:53.532</text:p>
              </table:table-cell>
              <table:table-cell office:value-type="float" office:value="0.101066">
                <text:p>0.101066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08:53.994</text:p>
              </table:table-cell>
              <table:table-cell office:value-type="float" office:value="0.101595">
                <text:p>0.101595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8:54.137</text:p>
              </table:table-cell>
              <table:table-cell office:value-type="float" office:value="0.101595">
                <text:p>0.101595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8:54.301</text:p>
              </table:table-cell>
              <table:table-cell office:value-type="float" office:value="0.101568">
                <text:p>0.101568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21:08:54.533</text:p>
              </table:table-cell>
              <table:table-cell office:value-type="float" office:value="0.101649">
                <text:p>0.10164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1:08:54.994</text:p>
              </table:table-cell>
              <table:table-cell office:value-type="float" office:value="0.101628">
                <text:p>0.101628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8:55.137</text:p>
              </table:table-cell>
              <table:table-cell office:value-type="float" office:value="0.101619">
                <text:p>0.101619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21:08:55.301</text:p>
              </table:table-cell>
              <table:table-cell office:value-type="float" office:value="0.101633">
                <text:p>0.101633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8:55.533</text:p>
              </table:table-cell>
              <table:table-cell office:value-type="float" office:value="0.101716">
                <text:p>0.101716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8:55.994</text:p>
              </table:table-cell>
              <table:table-cell office:value-type="float" office:value="0.101509">
                <text:p>0.101509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21:08:56.137</text:p>
              </table:table-cell>
              <table:table-cell office:value-type="float" office:value="0.100781">
                <text:p>0.100781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21:08:56.301</text:p>
              </table:table-cell>
              <table:table-cell office:value-type="float" office:value="0.101532">
                <text:p>0.101532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1:08:56.532</text:p>
              </table:table-cell>
              <table:table-cell office:value-type="float" office:value="0.101685">
                <text:p>0.101685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21:08:56.994</text:p>
              </table:table-cell>
              <table:table-cell office:value-type="float" office:value="0.101203">
                <text:p>0.101203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21:08:57.137</text:p>
              </table:table-cell>
              <table:table-cell office:value-type="float" office:value="0.101551">
                <text:p>0.101551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21:08:57.301</text:p>
              </table:table-cell>
              <table:table-cell office:value-type="float" office:value="0.101812">
                <text:p>0.10181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:08:57.532</text:p>
              </table:table-cell>
              <table:table-cell office:value-type="float" office:value="0.101822">
                <text:p>0.101822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21:08:57.994</text:p>
              </table:table-cell>
              <table:table-cell office:value-type="float" office:value="0.101648">
                <text:p>0.101648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8:58.137</text:p>
              </table:table-cell>
              <table:table-cell office:value-type="float" office:value="0.101634">
                <text:p>0.101634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8:58.301</text:p>
              </table:table-cell>
              <table:table-cell office:value-type="float" office:value="0.10176">
                <text:p>0.10176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1:08:58.533</text:p>
              </table:table-cell>
              <table:table-cell office:value-type="float" office:value="0.101499">
                <text:p>0.101499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8:58.994</text:p>
              </table:table-cell>
              <table:table-cell office:value-type="float" office:value="0.10182">
                <text:p>0.10182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08:59.137</text:p>
              </table:table-cell>
              <table:table-cell office:value-type="float" office:value="0.101788">
                <text:p>0.101788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8:59.301</text:p>
              </table:table-cell>
              <table:table-cell office:value-type="float" office:value="0.101744">
                <text:p>0.101744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8:59.533</text:p>
              </table:table-cell>
              <table:table-cell office:value-type="float" office:value="0.112957">
                <text:p>0.112957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8:59.994</text:p>
              </table:table-cell>
              <table:table-cell office:value-type="float" office:value="0.101331">
                <text:p>0.101331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00.137</text:p>
              </table:table-cell>
              <table:table-cell office:value-type="float" office:value="0.101378">
                <text:p>0.101378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21:09:00.301</text:p>
              </table:table-cell>
              <table:table-cell office:value-type="float" office:value="0.100775">
                <text:p>0.100775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21:09:00.532</text:p>
              </table:table-cell>
              <table:table-cell office:value-type="float" office:value="0.101472">
                <text:p>0.101472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00.972</text:p>
              </table:table-cell>
              <table:table-cell office:value-type="float" office:value="0.101597">
                <text:p>0.101597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21:09:00.994</text:p>
              </table:table-cell>
              <table:table-cell office:value-type="float" office:value="0.180003">
                <text:p>0.18000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1:09:01.137</text:p>
              </table:table-cell>
              <table:table-cell office:value-type="float" office:value="0.136818">
                <text:p>0.136818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1:09:01.301</text:p>
              </table:table-cell>
              <table:table-cell office:value-type="float" office:value="0.101675">
                <text:p>0.101675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01.311</text:p>
              </table:table-cell>
              <table:table-cell office:value-type="float" office:value="0.191423">
                <text:p>0.191423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1:09:01.533</text:p>
              </table:table-cell>
              <table:table-cell office:value-type="float" office:value="0.101563">
                <text:p>0.101563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01.972</text:p>
              </table:table-cell>
              <table:table-cell office:value-type="float" office:value="0.101421">
                <text:p>0.101421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21:09:01.994</text:p>
              </table:table-cell>
              <table:table-cell office:value-type="float" office:value="0.179707">
                <text:p>0.179707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21:09:02.137</text:p>
              </table:table-cell>
              <table:table-cell office:value-type="float" office:value="0.13646">
                <text:p>0.13646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1:09:02.301</text:p>
              </table:table-cell>
              <table:table-cell office:value-type="float" office:value="0.101804">
                <text:p>0.101804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09:02.311</text:p>
              </table:table-cell>
              <table:table-cell office:value-type="float" office:value="0.191526">
                <text:p>0.191526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02.533</text:p>
              </table:table-cell>
              <table:table-cell office:value-type="float" office:value="0.101582">
                <text:p>0.101582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02.972</text:p>
              </table:table-cell>
              <table:table-cell office:value-type="float" office:value="0.101843">
                <text:p>0.101843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02.994</text:p>
              </table:table-cell>
              <table:table-cell office:value-type="float" office:value="0.180207">
                <text:p>0.180207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09:03.137</text:p>
              </table:table-cell>
              <table:table-cell office:value-type="float" office:value="0.136868">
                <text:p>0.13686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03.301</text:p>
              </table:table-cell>
              <table:table-cell office:value-type="float" office:value="0.10186">
                <text:p>0.1018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21:09:03.311</text:p>
              </table:table-cell>
              <table:table-cell office:value-type="float" office:value="0.191589">
                <text:p>0.191589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21:09:03.532</text:p>
              </table:table-cell>
              <table:table-cell office:value-type="float" office:value="0.101216">
                <text:p>0.101216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:09:03.972</text:p>
              </table:table-cell>
              <table:table-cell office:value-type="float" office:value="0.1017">
                <text:p>0.1017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21:09:03.994</text:p>
              </table:table-cell>
              <table:table-cell office:value-type="float" office:value="0.180388">
                <text:p>0.180388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9:04.137</text:p>
              </table:table-cell>
              <table:table-cell office:value-type="float" office:value="0.137042">
                <text:p>0.13704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1:09:04.301</text:p>
              </table:table-cell>
              <table:table-cell office:value-type="float" office:value="0.101763">
                <text:p>0.101763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21:09:04.311</text:p>
              </table:table-cell>
              <table:table-cell office:value-type="float" office:value="0.191565">
                <text:p>0.19156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:09:04.533</text:p>
              </table:table-cell>
              <table:table-cell office:value-type="float" office:value="0.101625">
                <text:p>0.101625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9:04.972</text:p>
              </table:table-cell>
              <table:table-cell office:value-type="float" office:value="0.101596">
                <text:p>0.101596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1:09:04.994</text:p>
              </table:table-cell>
              <table:table-cell office:value-type="float" office:value="0.180286">
                <text:p>0.180286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05.137</text:p>
              </table:table-cell>
              <table:table-cell office:value-type="float" office:value="0.13694">
                <text:p>0.1369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1:09:05.301</text:p>
              </table:table-cell>
              <table:table-cell office:value-type="float" office:value="0.101479">
                <text:p>0.101479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21:09:05.311</text:p>
              </table:table-cell>
              <table:table-cell office:value-type="float" office:value="0.191181">
                <text:p>0.191181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21:09:05.533</text:p>
              </table:table-cell>
              <table:table-cell office:value-type="float" office:value="0.101562">
                <text:p>0.101562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05.972</text:p>
              </table:table-cell>
              <table:table-cell office:value-type="float" office:value="0.101734">
                <text:p>0.101734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21:09:05.994</text:p>
              </table:table-cell>
              <table:table-cell office:value-type="float" office:value="0.180251">
                <text:p>0.180251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06.137</text:p>
              </table:table-cell>
              <table:table-cell office:value-type="float" office:value="0.137115">
                <text:p>0.137115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06.301</text:p>
              </table:table-cell>
              <table:table-cell office:value-type="float" office:value="0.101747">
                <text:p>0.101747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06.311</text:p>
              </table:table-cell>
              <table:table-cell office:value-type="float" office:value="0.191548">
                <text:p>0.191548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09:06.532</text:p>
              </table:table-cell>
              <table:table-cell office:value-type="float" office:value="0.101563">
                <text:p>0.101563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21:09:06.972</text:p>
              </table:table-cell>
              <table:table-cell office:value-type="float" office:value="0.101735">
                <text:p>0.10173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1:09:06.994</text:p>
              </table:table-cell>
              <table:table-cell office:value-type="float" office:value="0.180259">
                <text:p>0.180259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07.137</text:p>
              </table:table-cell>
              <table:table-cell office:value-type="float" office:value="0.137027">
                <text:p>0.137027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07.301</text:p>
              </table:table-cell>
              <table:table-cell office:value-type="float" office:value="0.101872">
                <text:p>0.101872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07.311</text:p>
              </table:table-cell>
              <table:table-cell office:value-type="float" office:value="0.191472">
                <text:p>0.191472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9:07.533</text:p>
              </table:table-cell>
              <table:table-cell office:value-type="float" office:value="0.101667">
                <text:p>0.101667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1:09:07.972</text:p>
              </table:table-cell>
              <table:table-cell office:value-type="float" office:value="0.10171">
                <text:p>0.10171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07.994</text:p>
              </table:table-cell>
              <table:table-cell office:value-type="float" office:value="0.180241">
                <text:p>0.180241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21:09:08.137</text:p>
              </table:table-cell>
              <table:table-cell office:value-type="float" office:value="0.136859">
                <text:p>0.136859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08.301</text:p>
              </table:table-cell>
              <table:table-cell office:value-type="float" office:value="0.101875">
                <text:p>0.101875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9:08.311</text:p>
              </table:table-cell>
              <table:table-cell office:value-type="float" office:value="0.191552">
                <text:p>0.191552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09:08.532</text:p>
              </table:table-cell>
              <table:table-cell office:value-type="float" office:value="0.10123">
                <text:p>0.10123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21:09:08.972</text:p>
              </table:table-cell>
              <table:table-cell office:value-type="float" office:value="0.101799">
                <text:p>0.101799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21:09:08.994</text:p>
              </table:table-cell>
              <table:table-cell office:value-type="float" office:value="0.180419">
                <text:p>0.180419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:09:09.137</text:p>
              </table:table-cell>
              <table:table-cell office:value-type="float" office:value="0.137248">
                <text:p>0.137248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21:09:09.301</text:p>
              </table:table-cell>
              <table:table-cell office:value-type="float" office:value="0.101813">
                <text:p>0.101813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1:09:09.311</text:p>
              </table:table-cell>
              <table:table-cell office:value-type="float" office:value="0.191353">
                <text:p>0.191353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21:09:09.533</text:p>
              </table:table-cell>
              <table:table-cell office:value-type="float" office:value="0.101488">
                <text:p>0.101488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09.972</text:p>
              </table:table-cell>
              <table:table-cell office:value-type="float" office:value="0.10166">
                <text:p>0.10166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9:09.994</text:p>
              </table:table-cell>
              <table:table-cell office:value-type="float" office:value="0.179886">
                <text:p>0.179886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21:09:10.137</text:p>
              </table:table-cell>
              <table:table-cell office:value-type="float" office:value="0.136721">
                <text:p>0.136721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10.301</text:p>
              </table:table-cell>
              <table:table-cell office:value-type="float" office:value="0.10116">
                <text:p>0.10116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21:09:10.311</text:p>
              </table:table-cell>
              <table:table-cell office:value-type="float" office:value="0.191098">
                <text:p>0.19109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1:09:10.533</text:p>
              </table:table-cell>
              <table:table-cell office:value-type="float" office:value="0.101415">
                <text:p>0.101415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21:09:10.972</text:p>
              </table:table-cell>
              <table:table-cell office:value-type="float" office:value="0.101021">
                <text:p>0.101021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21:09:10.994</text:p>
              </table:table-cell>
              <table:table-cell office:value-type="float" office:value="0.179476">
                <text:p>0.179476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21:09:11.137</text:p>
              </table:table-cell>
              <table:table-cell office:value-type="float" office:value="0.136501">
                <text:p>0.136501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1:09:11.301</text:p>
              </table:table-cell>
              <table:table-cell office:value-type="float" office:value="0.101758">
                <text:p>0.101758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11.311</text:p>
              </table:table-cell>
              <table:table-cell office:value-type="float" office:value="0.191865">
                <text:p>0.191865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09:11.312</text:p>
              </table:table-cell>
              <table:table-cell office:value-type="float" office:value="0.290669">
                <text:p>0.290669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21:09:11.532</text:p>
              </table:table-cell>
              <table:table-cell office:value-type="float" office:value="0.170895">
                <text:p>0.170895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21:09:11.741</text:p>
              </table:table-cell>
              <table:table-cell office:value-type="float" office:value="0.101218">
                <text:p>0.101218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21:09:11.972</text:p>
              </table:table-cell>
              <table:table-cell office:value-type="float" office:value="0.101218">
                <text:p>0.10121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1:09:11.994</text:p>
              </table:table-cell>
              <table:table-cell office:value-type="float" office:value="0.179598">
                <text:p>0.179598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21:09:12.137</text:p>
              </table:table-cell>
              <table:table-cell office:value-type="float" office:value="0.136566">
                <text:p>0.136566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12.301</text:p>
              </table:table-cell>
              <table:table-cell office:value-type="float" office:value="0.101497">
                <text:p>0.101497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12.311</text:p>
              </table:table-cell>
              <table:table-cell office:value-type="float" office:value="0.191518">
                <text:p>0.191518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09:12.312</text:p>
              </table:table-cell>
              <table:table-cell office:value-type="float" office:value="0.290834">
                <text:p>0.290834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9:12.532</text:p>
              </table:table-cell>
              <table:table-cell office:value-type="float" office:value="0.170992">
                <text:p>0.170992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12.741</text:p>
              </table:table-cell>
              <table:table-cell office:value-type="float" office:value="0.101579">
                <text:p>0.101579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21:09:12.972</text:p>
              </table:table-cell>
              <table:table-cell office:value-type="float" office:value="0.101733">
                <text:p>0.101733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12.994</text:p>
              </table:table-cell>
              <table:table-cell office:value-type="float" office:value="0.180142">
                <text:p>0.18014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1:09:13.137</text:p>
              </table:table-cell>
              <table:table-cell office:value-type="float" office:value="0.137099">
                <text:p>0.137099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13.301</text:p>
              </table:table-cell>
              <table:table-cell office:value-type="float" office:value="0.101824">
                <text:p>0.101824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21:09:13.311</text:p>
              </table:table-cell>
              <table:table-cell office:value-type="float" office:value="0.191426">
                <text:p>0.191426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09:13.312</text:p>
              </table:table-cell>
              <table:table-cell office:value-type="float" office:value="0.290718">
                <text:p>0.290718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13.532</text:p>
              </table:table-cell>
              <table:table-cell office:value-type="float" office:value="0.171001">
                <text:p>0.17100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1:09:13.741</text:p>
              </table:table-cell>
              <table:table-cell office:value-type="float" office:value="0.101567">
                <text:p>0.101567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13.972</text:p>
              </table:table-cell>
              <table:table-cell office:value-type="float" office:value="0.10177">
                <text:p>0.10177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21:09:13.994</text:p>
              </table:table-cell>
              <table:table-cell office:value-type="float" office:value="0.180364">
                <text:p>0.180364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21:09:14.137</text:p>
              </table:table-cell>
              <table:table-cell office:value-type="float" office:value="0.137292">
                <text:p>0.137292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14.301</text:p>
              </table:table-cell>
              <table:table-cell office:value-type="float" office:value="0.101815">
                <text:p>0.101815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9:14.311</text:p>
              </table:table-cell>
              <table:table-cell office:value-type="float" office:value="0.191624">
                <text:p>0.191624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1:09:14.312</text:p>
              </table:table-cell>
              <table:table-cell office:value-type="float" office:value="0.290788">
                <text:p>0.290788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21:09:14.533</text:p>
              </table:table-cell>
              <table:table-cell office:value-type="float" office:value="0.170787">
                <text:p>0.17078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1:09:14.741</text:p>
              </table:table-cell>
              <table:table-cell office:value-type="float" office:value="0.101751">
                <text:p>0.101751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:09:14.972</text:p>
              </table:table-cell>
              <table:table-cell office:value-type="float" office:value="0.101722">
                <text:p>0.101722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14.994</text:p>
              </table:table-cell>
              <table:table-cell office:value-type="float" office:value="0.180251">
                <text:p>0.180251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21:09:15.137</text:p>
              </table:table-cell>
              <table:table-cell office:value-type="float" office:value="0.137126">
                <text:p>0.137126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15.301</text:p>
              </table:table-cell>
              <table:table-cell office:value-type="float" office:value="0.101809">
                <text:p>0.101809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09:15.311</text:p>
              </table:table-cell>
              <table:table-cell office:value-type="float" office:value="0.191541">
                <text:p>0.191541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15.312</text:p>
              </table:table-cell>
              <table:table-cell office:value-type="float" office:value="0.290713">
                <text:p>0.290713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21:09:15.532</text:p>
              </table:table-cell>
              <table:table-cell office:value-type="float" office:value="0.170861">
                <text:p>0.170861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21:09:15.741</text:p>
              </table:table-cell>
              <table:table-cell office:value-type="float" office:value="0.101705">
                <text:p>0.101705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15.972</text:p>
              </table:table-cell>
              <table:table-cell office:value-type="float" office:value="0.101733">
                <text:p>0.101733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21:09:15.994</text:p>
              </table:table-cell>
              <table:table-cell office:value-type="float" office:value="0.180349">
                <text:p>0.180349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16.137</text:p>
              </table:table-cell>
              <table:table-cell office:value-type="float" office:value="0.137102">
                <text:p>0.137102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9:16.301</text:p>
              </table:table-cell>
              <table:table-cell office:value-type="float" office:value="0.101722">
                <text:p>0.101722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09:16.311</text:p>
              </table:table-cell>
              <table:table-cell office:value-type="float" office:value="0.191829">
                <text:p>0.191829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16.312</text:p>
              </table:table-cell>
              <table:table-cell office:value-type="float" office:value="0.290964">
                <text:p>0.290964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16.532</text:p>
              </table:table-cell>
              <table:table-cell office:value-type="float" office:value="0.171105">
                <text:p>0.171105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21:09:16.741</text:p>
              </table:table-cell>
              <table:table-cell office:value-type="float" office:value="0.101673">
                <text:p>0.101673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9:16.972</text:p>
              </table:table-cell>
              <table:table-cell office:value-type="float" office:value="0.101681">
                <text:p>0.101681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:09:16.994</text:p>
              </table:table-cell>
              <table:table-cell office:value-type="float" office:value="0.180189">
                <text:p>0.180189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21:09:17.137</text:p>
              </table:table-cell>
              <table:table-cell office:value-type="float" office:value="0.137148">
                <text:p>0.137148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1:09:17.301</text:p>
              </table:table-cell>
              <table:table-cell office:value-type="float" office:value="0.101707">
                <text:p>0.101707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1:09:17.311</text:p>
              </table:table-cell>
              <table:table-cell office:value-type="float" office:value="0.191369">
                <text:p>0.191369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21:09:17.312</text:p>
              </table:table-cell>
              <table:table-cell office:value-type="float" office:value="0.290473">
                <text:p>0.290473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17.532</text:p>
              </table:table-cell>
              <table:table-cell office:value-type="float" office:value="0.170546">
                <text:p>0.170546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21:09:17.741</text:p>
              </table:table-cell>
              <table:table-cell office:value-type="float" office:value="0.101267">
                <text:p>0.101267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21:09:17.972</text:p>
              </table:table-cell>
              <table:table-cell office:value-type="float" office:value="0.10173">
                <text:p>0.10173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17.994</text:p>
              </table:table-cell>
              <table:table-cell office:value-type="float" office:value="0.18016">
                <text:p>0.1801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18.137</text:p>
              </table:table-cell>
              <table:table-cell office:value-type="float" office:value="0.136791">
                <text:p>0.136791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21:09:18.301</text:p>
              </table:table-cell>
              <table:table-cell office:value-type="float" office:value="0.101884">
                <text:p>0.101884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18.311</text:p>
              </table:table-cell>
              <table:table-cell office:value-type="float" office:value="0.191465">
                <text:p>0.191465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18.312</text:p>
              </table:table-cell>
              <table:table-cell office:value-type="float" office:value="0.29072">
                <text:p>0.29072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1:09:18.532</text:p>
              </table:table-cell>
              <table:table-cell office:value-type="float" office:value="0.171006">
                <text:p>0.171006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1:09:18.741</text:p>
              </table:table-cell>
              <table:table-cell office:value-type="float" office:value="0.101709">
                <text:p>0.101709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1:09:18.972</text:p>
              </table:table-cell>
              <table:table-cell office:value-type="float" office:value="0.101807">
                <text:p>0.101807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18.994</text:p>
              </table:table-cell>
              <table:table-cell office:value-type="float" office:value="0.180575">
                <text:p>0.180575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19.137</text:p>
              </table:table-cell>
              <table:table-cell office:value-type="float" office:value="0.137255">
                <text:p>0.13725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19.301</text:p>
              </table:table-cell>
              <table:table-cell office:value-type="float" office:value="0.101828">
                <text:p>0.101828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21:09:19.311</text:p>
              </table:table-cell>
              <table:table-cell office:value-type="float" office:value="0.191638">
                <text:p>0.191638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19.312</text:p>
              </table:table-cell>
              <table:table-cell office:value-type="float" office:value="0.290812">
                <text:p>0.290812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19.532</text:p>
              </table:table-cell>
              <table:table-cell office:value-type="float" office:value="0.171105">
                <text:p>0.171105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9:19.741</text:p>
              </table:table-cell>
              <table:table-cell office:value-type="float" office:value="0.101802">
                <text:p>0.101802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21:09:19.972</text:p>
              </table:table-cell>
              <table:table-cell office:value-type="float" office:value="0.101695">
                <text:p>0.101695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19.994</text:p>
              </table:table-cell>
              <table:table-cell office:value-type="float" office:value="0.180174">
                <text:p>0.180174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09:20.137</text:p>
              </table:table-cell>
              <table:table-cell office:value-type="float" office:value="0.136625">
                <text:p>0.136625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21:09:20.301</text:p>
              </table:table-cell>
              <table:table-cell office:value-type="float" office:value="0.101597">
                <text:p>0.101597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21:09:20.311</text:p>
              </table:table-cell>
              <table:table-cell office:value-type="float" office:value="0.191415">
                <text:p>0.191415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21:09:20.312</text:p>
              </table:table-cell>
              <table:table-cell office:value-type="float" office:value="0.290548">
                <text:p>0.290548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09:20.532</text:p>
              </table:table-cell>
              <table:table-cell office:value-type="float" office:value="0.170768">
                <text:p>0.170768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21:09:20.741</text:p>
              </table:table-cell>
              <table:table-cell office:value-type="float" office:value="0.101789">
                <text:p>0.101789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20.972</text:p>
              </table:table-cell>
              <table:table-cell office:value-type="float" office:value="0.101827">
                <text:p>0.101827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21:09:20.994</text:p>
              </table:table-cell>
              <table:table-cell office:value-type="float" office:value="0.180281">
                <text:p>0.180281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21:09:21.137</text:p>
              </table:table-cell>
              <table:table-cell office:value-type="float" office:value="0.13721">
                <text:p>0.13721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21.301</text:p>
              </table:table-cell>
              <table:table-cell office:value-type="float" office:value="0.101744">
                <text:p>0.101744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09:21.311</text:p>
              </table:table-cell>
              <table:table-cell office:value-type="float" office:value="0.191728">
                <text:p>0.191728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21.311</text:p>
              </table:table-cell>
              <table:table-cell office:value-type="float" office:value="0.291588">
                <text:p>0.291588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21:09:21.313</text:p>
              </table:table-cell>
              <table:table-cell office:value-type="float" office:value="0.390347">
                <text:p>0.390347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21:09:21.532</text:p>
              </table:table-cell>
              <table:table-cell office:value-type="float" office:value="0.270943">
                <text:p>0.270943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21:09:21.575</text:p>
              </table:table-cell>
              <table:table-cell office:value-type="float" office:value="0.328943">
                <text:p>0.328943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21.741</text:p>
              </table:table-cell>
              <table:table-cell office:value-type="float" office:value="0.262364">
                <text:p>0.262364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21:09:21.972</text:p>
              </table:table-cell>
              <table:table-cell office:value-type="float" office:value="0.131541">
                <text:p>0.131541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21.994</text:p>
              </table:table-cell>
              <table:table-cell office:value-type="float" office:value="0.210087">
                <text:p>0.210087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1:09:22.137</text:p>
              </table:table-cell>
              <table:table-cell office:value-type="float" office:value="0.166609">
                <text:p>0.166609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21:09:22.301</text:p>
              </table:table-cell>
              <table:table-cell office:value-type="float" office:value="0.103422">
                <text:p>0.10342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1:09:22.311</text:p>
              </table:table-cell>
              <table:table-cell office:value-type="float" office:value="0.193397">
                <text:p>0.193397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1:09:22.311</text:p>
              </table:table-cell>
              <table:table-cell office:value-type="float" office:value="0.293294">
                <text:p>0.293294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9:22.312</text:p>
              </table:table-cell>
              <table:table-cell office:value-type="float" office:value="0.392586">
                <text:p>0.392586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22.532</text:p>
              </table:table-cell>
              <table:table-cell office:value-type="float" office:value="0.272719">
                <text:p>0.272719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1:09:22.575</text:p>
              </table:table-cell>
              <table:table-cell office:value-type="float" office:value="0.33061">
                <text:p>0.33061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22.741</text:p>
              </table:table-cell>
              <table:table-cell office:value-type="float" office:value="0.263964">
                <text:p>0.263964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22.972</text:p>
              </table:table-cell>
              <table:table-cell office:value-type="float" office:value="0.133326">
                <text:p>0.133326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22.994</text:p>
              </table:table-cell>
              <table:table-cell office:value-type="float" office:value="0.211861">
                <text:p>0.211861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09:23.137</text:p>
              </table:table-cell>
              <table:table-cell office:value-type="float" office:value="0.168361">
                <text:p>0.168361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23.301</text:p>
              </table:table-cell>
              <table:table-cell office:value-type="float" office:value="0.104835">
                <text:p>0.104835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21:09:23.311</text:p>
              </table:table-cell>
              <table:table-cell office:value-type="float" office:value="0.194775">
                <text:p>0.194775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1:09:23.311</text:p>
              </table:table-cell>
              <table:table-cell office:value-type="float" office:value="0.294687">
                <text:p>0.294687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21:09:23.312</text:p>
              </table:table-cell>
              <table:table-cell office:value-type="float" office:value="0.393847">
                <text:p>0.393847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23.532</text:p>
              </table:table-cell>
              <table:table-cell office:value-type="float" office:value="0.273974">
                <text:p>0.273974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21:09:23.574</text:p>
              </table:table-cell>
              <table:table-cell office:value-type="float" office:value="0.332074">
                <text:p>0.332074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21:09:23.741</text:p>
              </table:table-cell>
              <table:table-cell office:value-type="float" office:value="0.265293">
                <text:p>0.265293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23.972</text:p>
              </table:table-cell>
              <table:table-cell office:value-type="float" office:value="0.134629">
                <text:p>0.134629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23.994</text:p>
              </table:table-cell>
              <table:table-cell office:value-type="float" office:value="0.213351">
                <text:p>0.213351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24.137</text:p>
              </table:table-cell>
              <table:table-cell office:value-type="float" office:value="0.169731">
                <text:p>0.169731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24.301</text:p>
              </table:table-cell>
              <table:table-cell office:value-type="float" office:value="0.10629">
                <text:p>0.10629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21:09:24.311</text:p>
              </table:table-cell>
              <table:table-cell office:value-type="float" office:value="0.196316">
                <text:p>0.196316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21:09:24.311</text:p>
              </table:table-cell>
              <table:table-cell office:value-type="float" office:value="0.296343">
                <text:p>0.296343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21:09:24.312</text:p>
              </table:table-cell>
              <table:table-cell office:value-type="float" office:value="0.395484">
                <text:p>0.395484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24.533</text:p>
              </table:table-cell>
              <table:table-cell office:value-type="float" office:value="0.275485">
                <text:p>0.275485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24.575</text:p>
              </table:table-cell>
              <table:table-cell office:value-type="float" office:value="0.333612">
                <text:p>0.333612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09:24.741</text:p>
              </table:table-cell>
              <table:table-cell office:value-type="float" office:value="0.266932">
                <text:p>0.266932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09:24.972</text:p>
              </table:table-cell>
              <table:table-cell office:value-type="float" office:value="0.136377">
                <text:p>0.136377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21:09:24.994</text:p>
              </table:table-cell>
              <table:table-cell office:value-type="float" office:value="0.214819">
                <text:p>0.214819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25.137</text:p>
              </table:table-cell>
              <table:table-cell office:value-type="float" office:value="0.171325">
                <text:p>0.171325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21:09:25.301</text:p>
              </table:table-cell>
              <table:table-cell office:value-type="float" office:value="0.107744">
                <text:p>0.107744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09:25.311</text:p>
              </table:table-cell>
              <table:table-cell office:value-type="float" office:value="0.197663">
                <text:p>0.197663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25.311</text:p>
              </table:table-cell>
              <table:table-cell office:value-type="float" office:value="0.29767">
                <text:p>0.29767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21:09:25.312</text:p>
              </table:table-cell>
              <table:table-cell office:value-type="float" office:value="0.396933">
                <text:p>0.396933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21:09:25.532</text:p>
              </table:table-cell>
              <table:table-cell office:value-type="float" office:value="0.277181">
                <text:p>0.277181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1:09:25.574</text:p>
              </table:table-cell>
              <table:table-cell office:value-type="float" office:value="0.335375">
                <text:p>0.335375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25.741</text:p>
              </table:table-cell>
              <table:table-cell office:value-type="float" office:value="0.26849">
                <text:p>0.26849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21:09:25.972</text:p>
              </table:table-cell>
              <table:table-cell office:value-type="float" office:value="0.137925">
                <text:p>0.13792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1:09:25.994</text:p>
              </table:table-cell>
              <table:table-cell office:value-type="float" office:value="0.216485">
                <text:p>0.216485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26.137</text:p>
              </table:table-cell>
              <table:table-cell office:value-type="float" office:value="0.173056">
                <text:p>0.1730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21:09:26.301</text:p>
              </table:table-cell>
              <table:table-cell office:value-type="float" office:value="0.109624">
                <text:p>0.109624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26.311</text:p>
              </table:table-cell>
              <table:table-cell office:value-type="float" office:value="0.199597">
                <text:p>0.199597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26.311</text:p>
              </table:table-cell>
              <table:table-cell office:value-type="float" office:value="0.299946">
                <text:p>0.299946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9:26.312</text:p>
              </table:table-cell>
              <table:table-cell office:value-type="float" office:value="0.398915">
                <text:p>0.398915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26.532</text:p>
              </table:table-cell>
              <table:table-cell office:value-type="float" office:value="0.279146">
                <text:p>0.279146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1:09:26.574</text:p>
              </table:table-cell>
              <table:table-cell office:value-type="float" office:value="0.337292">
                <text:p>0.337292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26.741</text:p>
              </table:table-cell>
              <table:table-cell office:value-type="float" office:value="0.270601">
                <text:p>0.270601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21:09:26.972</text:p>
              </table:table-cell>
              <table:table-cell office:value-type="float" office:value="0.139818">
                <text:p>0.139818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26.994</text:p>
              </table:table-cell>
              <table:table-cell office:value-type="float" office:value="0.218476">
                <text:p>0.218476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1:09:27.137</text:p>
              </table:table-cell>
              <table:table-cell office:value-type="float" office:value="0.174804">
                <text:p>0.17480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21:09:27.301</text:p>
              </table:table-cell>
              <table:table-cell office:value-type="float" office:value="0.111635">
                <text:p>0.111635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09:27.311</text:p>
              </table:table-cell>
              <table:table-cell office:value-type="float" office:value="0.201555">
                <text:p>0.201555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27.311</text:p>
              </table:table-cell>
              <table:table-cell office:value-type="float" office:value="0.301457">
                <text:p>0.301457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27.312</text:p>
              </table:table-cell>
              <table:table-cell office:value-type="float" office:value="0.400685">
                <text:p>0.400685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27.532</text:p>
              </table:table-cell>
              <table:table-cell office:value-type="float" office:value="0.280722">
                <text:p>0.280722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21:09:27.574</text:p>
              </table:table-cell>
              <table:table-cell office:value-type="float" office:value="0.339079">
                <text:p>0.339079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27.741</text:p>
              </table:table-cell>
              <table:table-cell office:value-type="float" office:value="0.272336">
                <text:p>0.272336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21:09:27.972</text:p>
              </table:table-cell>
              <table:table-cell office:value-type="float" office:value="0.141698">
                <text:p>0.141698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09:27.994</text:p>
              </table:table-cell>
              <table:table-cell office:value-type="float" office:value="0.220093">
                <text:p>0.220093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1:09:28.137</text:p>
              </table:table-cell>
              <table:table-cell office:value-type="float" office:value="0.176573">
                <text:p>0.176573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21:09:28.301</text:p>
              </table:table-cell>
              <table:table-cell office:value-type="float" office:value="0.113186">
                <text:p>0.113186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21:09:28.311</text:p>
              </table:table-cell>
              <table:table-cell office:value-type="float" office:value="0.203381">
                <text:p>0.203381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21:09:28.311</text:p>
              </table:table-cell>
              <table:table-cell office:value-type="float" office:value="0.303121">
                <text:p>0.303121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21:09:28.312</text:p>
              </table:table-cell>
              <table:table-cell office:value-type="float" office:value="0.402367">
                <text:p>0.402367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21:09:28.532</text:p>
              </table:table-cell>
              <table:table-cell office:value-type="float" office:value="0.282712">
                <text:p>0.28271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28.575</text:p>
              </table:table-cell>
              <table:table-cell office:value-type="float" office:value="0.34069">
                <text:p>0.34069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28.741</text:p>
              </table:table-cell>
              <table:table-cell office:value-type="float" office:value="0.274344">
                <text:p>0.274344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21:09:28.973</text:p>
              </table:table-cell>
              <table:table-cell office:value-type="float" office:value="0.142772">
                <text:p>0.142772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09:28.994</text:p>
              </table:table-cell>
              <table:table-cell office:value-type="float" office:value="0.222176">
                <text:p>0.222176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21:09:29.137</text:p>
              </table:table-cell>
              <table:table-cell office:value-type="float" office:value="0.178584">
                <text:p>0.178584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1:09:29.301</text:p>
              </table:table-cell>
              <table:table-cell office:value-type="float" office:value="0.115215">
                <text:p>0.115215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21:09:29.311</text:p>
              </table:table-cell>
              <table:table-cell office:value-type="float" office:value="0.205155">
                <text:p>0.205155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21:09:29.311</text:p>
              </table:table-cell>
              <table:table-cell office:value-type="float" office:value="0.305431">
                <text:p>0.305431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9:29.312</text:p>
              </table:table-cell>
              <table:table-cell office:value-type="float" office:value="0.404341">
                <text:p>0.404341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09:29.533</text:p>
              </table:table-cell>
              <table:table-cell office:value-type="float" office:value="0.28434">
                <text:p>0.28434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29.575</text:p>
              </table:table-cell>
              <table:table-cell office:value-type="float" office:value="0.342589">
                <text:p>0.342589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21:09:29.741</text:p>
              </table:table-cell>
              <table:table-cell office:value-type="float" office:value="0.276093">
                <text:p>0.276093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21:09:29.972</text:p>
              </table:table-cell>
              <table:table-cell office:value-type="float" office:value="0.145736">
                <text:p>0.145736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1:09:29.994</text:p>
              </table:table-cell>
              <table:table-cell office:value-type="float" office:value="0.224176">
                <text:p>0.22417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1:09:30.137</text:p>
              </table:table-cell>
              <table:table-cell office:value-type="float" office:value="0.180476">
                <text:p>0.180476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21:09:30.301</text:p>
              </table:table-cell>
              <table:table-cell office:value-type="float" office:value="0.117069">
                <text:p>0.117069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9:30.311</text:p>
              </table:table-cell>
              <table:table-cell office:value-type="float" office:value="0.206868">
                <text:p>0.206868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21:09:30.311</text:p>
              </table:table-cell>
              <table:table-cell office:value-type="float" office:value="0.307055">
                <text:p>0.30705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1:09:30.312</text:p>
              </table:table-cell>
              <table:table-cell office:value-type="float" office:value="0.406292">
                <text:p>0.406292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30.532</text:p>
              </table:table-cell>
              <table:table-cell office:value-type="float" office:value="0.286533">
                <text:p>0.286533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30.574</text:p>
              </table:table-cell>
              <table:table-cell office:value-type="float" office:value="0.344629">
                <text:p>0.344629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30.741</text:p>
              </table:table-cell>
              <table:table-cell office:value-type="float" office:value="0.278015">
                <text:p>0.278015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09:30.972</text:p>
              </table:table-cell>
              <table:table-cell office:value-type="float" office:value="0.147302">
                <text:p>0.147302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30.994</text:p>
              </table:table-cell>
              <table:table-cell office:value-type="float" office:value="0.225753">
                <text:p>0.225753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31.137</text:p>
              </table:table-cell>
              <table:table-cell office:value-type="float" office:value="0.182334">
                <text:p>0.182334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21:09:31.146</text:p>
              </table:table-cell>
              <table:table-cell office:value-type="float" office:value="0.273993">
                <text:p>0.273993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31.301</text:p>
              </table:table-cell>
              <table:table-cell office:value-type="float" office:value="0.219083">
                <text:p>0.219083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31.311</text:p>
              </table:table-cell>
              <table:table-cell office:value-type="float" office:value="0.30931">
                <text:p>0.3093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1:09:31.311</text:p>
              </table:table-cell>
              <table:table-cell office:value-type="float" office:value="0.409366">
                <text:p>0.40936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31.312</text:p>
              </table:table-cell>
              <table:table-cell office:value-type="float" office:value="0.508559">
                <text:p>0.508559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1:09:31.532</text:p>
              </table:table-cell>
              <table:table-cell office:value-type="float" office:value="0.388578">
                <text:p>0.388578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09:31.575</text:p>
              </table:table-cell>
              <table:table-cell office:value-type="float" office:value="0.446312">
                <text:p>0.446312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21:09:31.664</text:p>
              </table:table-cell>
              <table:table-cell office:value-type="float" office:value="0.457202">
                <text:p>0.457202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21:09:31.741</text:p>
              </table:table-cell>
              <table:table-cell office:value-type="float" office:value="0.480189">
                <text:p>0.48018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1:09:31.972</text:p>
              </table:table-cell>
              <table:table-cell office:value-type="float" office:value="0.348987">
                <text:p>0.348987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31.994</text:p>
              </table:table-cell>
              <table:table-cell office:value-type="float" office:value="0.428028">
                <text:p>0.428028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32.138</text:p>
              </table:table-cell>
              <table:table-cell office:value-type="float" office:value="0.384328">
                <text:p>0.384328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21:09:32.146</text:p>
              </table:table-cell>
              <table:table-cell office:value-type="float" office:value="0.476273">
                <text:p>0.476273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21:09:32.301</text:p>
              </table:table-cell>
              <table:table-cell office:value-type="float" office:value="0.421374">
                <text:p>0.42137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1:09:32.311</text:p>
              </table:table-cell>
              <table:table-cell office:value-type="float" office:value="0.511426">
                <text:p>0.511426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9:32.311</text:p>
              </table:table-cell>
              <table:table-cell office:value-type="float" office:value="0.611563">
                <text:p>0.611563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21:09:32.313</text:p>
              </table:table-cell>
              <table:table-cell office:value-type="float" office:value="0.709881">
                <text:p>0.709881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21:09:32.532</text:p>
              </table:table-cell>
              <table:table-cell office:value-type="float" office:value="0.590561">
                <text:p>0.590561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32.575</text:p>
              </table:table-cell>
              <table:table-cell office:value-type="float" office:value="0.648471">
                <text:p>0.648471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9:32.664</text:p>
              </table:table-cell>
              <table:table-cell office:value-type="float" office:value="0.65933">
                <text:p>0.65933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9:32.741</text:p>
              </table:table-cell>
              <table:table-cell office:value-type="float" office:value="0.682524">
                <text:p>0.682524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32.972</text:p>
              </table:table-cell>
              <table:table-cell office:value-type="float" office:value="0.551217">
                <text:p>0.551217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21:09:32.994</text:p>
              </table:table-cell>
              <table:table-cell office:value-type="float" office:value="0.629753">
                <text:p>0.629753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21:09:33.137</text:p>
              </table:table-cell>
              <table:table-cell office:value-type="float" office:value="0.586878">
                <text:p>0.586878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21:09:33.146</text:p>
              </table:table-cell>
              <table:table-cell office:value-type="float" office:value="0.678307">
                <text:p>0.678307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33.301</text:p>
              </table:table-cell>
              <table:table-cell office:value-type="float" office:value="0.62373">
                <text:p>0.62373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33.311</text:p>
              </table:table-cell>
              <table:table-cell office:value-type="float" office:value="0.713447">
                <text:p>0.713447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09:33.313</text:p>
              </table:table-cell>
              <table:table-cell office:value-type="float" office:value="0.812354">
                <text:p>0.812354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33.311</text:p>
              </table:table-cell>
              <table:table-cell office:value-type="float" office:value="0.913889">
                <text:p>0.913889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33.532</text:p>
              </table:table-cell>
              <table:table-cell office:value-type="float" office:value="0.792707">
                <text:p>0.79270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1:09:33.574</text:p>
              </table:table-cell>
              <table:table-cell office:value-type="float" office:value="0.851193">
                <text:p>0.851193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:09:33.664</text:p>
              </table:table-cell>
              <table:table-cell office:value-type="float" office:value="0.861703">
                <text:p>0.861703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33.741</text:p>
              </table:table-cell>
              <table:table-cell office:value-type="float" office:value="0.884759">
                <text:p>0.884759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33.972</text:p>
              </table:table-cell>
              <table:table-cell office:value-type="float" office:value="0.75374">
                <text:p>0.75374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33.994</text:p>
              </table:table-cell>
              <table:table-cell office:value-type="float" office:value="0.832498">
                <text:p>0.83249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:09:34.137</text:p>
              </table:table-cell>
              <table:table-cell office:value-type="float" office:value="0.789221">
                <text:p>0.78922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21:09:34.146</text:p>
              </table:table-cell>
              <table:table-cell office:value-type="float" office:value="0.880367">
                <text:p>0.880367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21:09:34.301</text:p>
              </table:table-cell>
              <table:table-cell office:value-type="float" office:value="0.825708">
                <text:p>0.82570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34.311</text:p>
              </table:table-cell>
              <table:table-cell office:value-type="float" office:value="0.915708">
                <text:p>0.915708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09:34.311</text:p>
              </table:table-cell>
              <table:table-cell office:value-type="float" office:value="1.015534">
                <text:p>1.015534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21:09:34.312</text:p>
              </table:table-cell>
              <table:table-cell office:value-type="float" office:value="1.114753">
                <text:p>1.114753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21:09:34.532</text:p>
              </table:table-cell>
              <table:table-cell office:value-type="float" office:value="0.994873">
                <text:p>0.994873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09:34.575</text:p>
              </table:table-cell>
              <table:table-cell office:value-type="float" office:value="1.052866">
                <text:p>1.052866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34.664</text:p>
              </table:table-cell>
              <table:table-cell office:value-type="float" office:value="1.063933">
                <text:p>1.063933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34.741</text:p>
              </table:table-cell>
              <table:table-cell office:value-type="float" office:value="1.086688">
                <text:p>1.086688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9:34.972</text:p>
              </table:table-cell>
              <table:table-cell office:value-type="float" office:value="0.955888">
                <text:p>0.955888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1:09:34.994</text:p>
              </table:table-cell>
              <table:table-cell office:value-type="float" office:value="1.034516">
                <text:p>1.03451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35.137</text:p>
              </table:table-cell>
              <table:table-cell office:value-type="float" office:value="0.991198">
                <text:p>0.991198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09:35.146</text:p>
              </table:table-cell>
              <table:table-cell office:value-type="float" office:value="1.08256">
                <text:p>1.08256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21:09:35.301</text:p>
              </table:table-cell>
              <table:table-cell office:value-type="float" office:value="1.027391">
                <text:p>1.027391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21:09:35.311</text:p>
              </table:table-cell>
              <table:table-cell office:value-type="float" office:value="1.117711">
                <text:p>1.117711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:09:35.311</text:p>
              </table:table-cell>
              <table:table-cell office:value-type="float" office:value="1.217815">
                <text:p>1.217815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35.313</text:p>
              </table:table-cell>
              <table:table-cell office:value-type="float" office:value="1.316594">
                <text:p>1.316594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09:35.532</text:p>
              </table:table-cell>
              <table:table-cell office:value-type="float" office:value="1.197177">
                <text:p>1.197177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1:09:35.574</text:p>
              </table:table-cell>
              <table:table-cell office:value-type="float" office:value="1.25523">
                <text:p>1.25523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21:09:35.664</text:p>
              </table:table-cell>
              <table:table-cell office:value-type="float" office:value="1.26597">
                <text:p>1.26597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21:09:35.741</text:p>
              </table:table-cell>
              <table:table-cell office:value-type="float" office:value="1.288804">
                <text:p>1.288804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09:35.972</text:p>
              </table:table-cell>
              <table:table-cell office:value-type="float" office:value="1.158217">
                <text:p>1.15821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21:09:35.994</text:p>
              </table:table-cell>
              <table:table-cell office:value-type="float" office:value="1.236907">
                <text:p>1.236907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36.137</text:p>
              </table:table-cell>
              <table:table-cell office:value-type="float" office:value="1.193191">
                <text:p>1.193191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21:09:36.146</text:p>
              </table:table-cell>
              <table:table-cell office:value-type="float" office:value="1.284909">
                <text:p>1.284909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36.301</text:p>
              </table:table-cell>
              <table:table-cell office:value-type="float" office:value="1.230022">
                <text:p>1.230022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1:09:36.311</text:p>
              </table:table-cell>
              <table:table-cell office:value-type="float" office:value="1.320179">
                <text:p>1.32017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1:09:36.311</text:p>
              </table:table-cell>
              <table:table-cell office:value-type="float" office:value="1.420326">
                <text:p>1.420326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09:36.312</text:p>
              </table:table-cell>
              <table:table-cell office:value-type="float" office:value="1.519344">
                <text:p>1.519344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1:09:36.532</text:p>
              </table:table-cell>
              <table:table-cell office:value-type="float" office:value="1.399482">
                <text:p>1.399482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36.574</text:p>
              </table:table-cell>
              <table:table-cell office:value-type="float" office:value="1.457639">
                <text:p>1.457639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21:09:36.664</text:p>
              </table:table-cell>
              <table:table-cell office:value-type="float" office:value="1.46836">
                <text:p>1.46836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21:09:36.741</text:p>
              </table:table-cell>
              <table:table-cell office:value-type="float" office:value="1.49161">
                <text:p>1.49161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36.972</text:p>
              </table:table-cell>
              <table:table-cell office:value-type="float" office:value="1.360312">
                <text:p>1.360312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09:36.994</text:p>
              </table:table-cell>
              <table:table-cell office:value-type="float" office:value="1.439148">
                <text:p>1.439148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9:37.137</text:p>
              </table:table-cell>
              <table:table-cell office:value-type="float" office:value="1.395647">
                <text:p>1.395647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21:09:37.146</text:p>
              </table:table-cell>
              <table:table-cell office:value-type="float" office:value="1.487294">
                <text:p>1.487294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37.301</text:p>
              </table:table-cell>
              <table:table-cell office:value-type="float" office:value="1.432412">
                <text:p>1.432412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21:09:37.311</text:p>
              </table:table-cell>
              <table:table-cell office:value-type="float" office:value="1.522382">
                <text:p>1.522382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1:09:37.311</text:p>
              </table:table-cell>
              <table:table-cell office:value-type="float" office:value="1.622579">
                <text:p>1.622579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21:09:37.312</text:p>
              </table:table-cell>
              <table:table-cell office:value-type="float" office:value="1.721409">
                <text:p>1.721409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37.532</text:p>
              </table:table-cell>
              <table:table-cell office:value-type="float" office:value="1.601884">
                <text:p>1.601884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21:09:37.574</text:p>
              </table:table-cell>
              <table:table-cell office:value-type="float" office:value="1.660043">
                <text:p>1.660043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21:09:37.664</text:p>
              </table:table-cell>
              <table:table-cell office:value-type="float" office:value="1.670573">
                <text:p>1.670573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21:09:37.741</text:p>
              </table:table-cell>
              <table:table-cell office:value-type="float" office:value="1.693534">
                <text:p>1.693534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37.972</text:p>
              </table:table-cell>
              <table:table-cell office:value-type="float" office:value="1.562448">
                <text:p>1.562448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37.994</text:p>
              </table:table-cell>
              <table:table-cell office:value-type="float" office:value="1.641302">
                <text:p>1.641302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9:38.137</text:p>
              </table:table-cell>
              <table:table-cell office:value-type="float" office:value="1.598152">
                <text:p>1.598152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21:09:38.146</text:p>
              </table:table-cell>
              <table:table-cell office:value-type="float" office:value="1.689296">
                <text:p>1.68929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1:09:38.301</text:p>
              </table:table-cell>
              <table:table-cell office:value-type="float" office:value="1.63473">
                <text:p>1.63473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21:09:38.311</text:p>
              </table:table-cell>
              <table:table-cell office:value-type="float" office:value="1.724644">
                <text:p>1.724644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38.311</text:p>
              </table:table-cell>
              <table:table-cell office:value-type="float" office:value="1.824885">
                <text:p>1.824885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21:09:38.312</text:p>
              </table:table-cell>
              <table:table-cell office:value-type="float" office:value="1.924062">
                <text:p>1.924062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09:38.532</text:p>
              </table:table-cell>
              <table:table-cell office:value-type="float" office:value="1.804139">
                <text:p>1.804139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38.574</text:p>
              </table:table-cell>
              <table:table-cell office:value-type="float" office:value="1.862314">
                <text:p>1.862314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21:09:38.664</text:p>
              </table:table-cell>
              <table:table-cell office:value-type="float" office:value="1.872757">
                <text:p>1.87275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1:09:38.741</text:p>
              </table:table-cell>
              <table:table-cell office:value-type="float" office:value="1.895817">
                <text:p>1.895817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21:09:38.972</text:p>
              </table:table-cell>
              <table:table-cell office:value-type="float" office:value="1.765055">
                <text:p>1.765055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38.994</text:p>
              </table:table-cell>
              <table:table-cell office:value-type="float" office:value="1.843627">
                <text:p>1.843627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1:09:39.137</text:p>
              </table:table-cell>
              <table:table-cell office:value-type="float" office:value="1.80059">
                <text:p>1.80059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21:09:39.146</text:p>
              </table:table-cell>
              <table:table-cell office:value-type="float" office:value="1.891877">
                <text:p>1.891877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39.301</text:p>
              </table:table-cell>
              <table:table-cell office:value-type="float" office:value="1.837088">
                <text:p>1.837088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21:09:39.311</text:p>
              </table:table-cell>
              <table:table-cell office:value-type="float" office:value="1.926995">
                <text:p>1.926995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39.311</text:p>
              </table:table-cell>
              <table:table-cell office:value-type="float" office:value="2.027245">
                <text:p>2.02724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39.312</text:p>
              </table:table-cell>
              <table:table-cell office:value-type="float" office:value="2.126389">
                <text:p>2.126389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09:39.532</text:p>
              </table:table-cell>
              <table:table-cell office:value-type="float" office:value="2.006167">
                <text:p>2.006167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21:09:39.575</text:p>
              </table:table-cell>
              <table:table-cell office:value-type="float" office:value="2.064461">
                <text:p>2.064461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39.664</text:p>
              </table:table-cell>
              <table:table-cell office:value-type="float" office:value="2.075515">
                <text:p>2.075515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21:09:39.741</text:p>
              </table:table-cell>
              <table:table-cell office:value-type="float" office:value="2.098339">
                <text:p>2.098339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21:09:39.972</text:p>
              </table:table-cell>
              <table:table-cell office:value-type="float" office:value="1.967635">
                <text:p>1.967635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21:09:39.994</text:p>
              </table:table-cell>
              <table:table-cell office:value-type="float" office:value="2.045938">
                <text:p>2.045938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21:09:40.137</text:p>
              </table:table-cell>
              <table:table-cell office:value-type="float" office:value="2.002624">
                <text:p>2.002624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21:09:40.146</text:p>
              </table:table-cell>
              <table:table-cell office:value-type="float" office:value="2.094235">
                <text:p>2.094235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40.301</text:p>
              </table:table-cell>
              <table:table-cell office:value-type="float" office:value="2.039142">
                <text:p>2.039142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21:09:40.311</text:p>
              </table:table-cell>
              <table:table-cell office:value-type="float" office:value="2.129375">
                <text:p>2.129375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40.311</text:p>
              </table:table-cell>
              <table:table-cell office:value-type="float" office:value="2.22929">
                <text:p>2.22929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40.312</text:p>
              </table:table-cell>
              <table:table-cell office:value-type="float" office:value="2.32837">
                <text:p>2.32837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40.533</text:p>
              </table:table-cell>
              <table:table-cell office:value-type="float" office:value="2.208499">
                <text:p>2.208499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21:09:40.575</text:p>
              </table:table-cell>
              <table:table-cell office:value-type="float" office:value="2.266723">
                <text:p>2.266723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21:09:40.664</text:p>
              </table:table-cell>
              <table:table-cell office:value-type="float" office:value="2.277783">
                <text:p>2.277783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09:40.741</text:p>
              </table:table-cell>
              <table:table-cell office:value-type="float" office:value="2.300555">
                <text:p>2.300555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40.972</text:p>
              </table:table-cell>
              <table:table-cell office:value-type="float" office:value="2.169391">
                <text:p>2.169391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21:09:40.994</text:p>
              </table:table-cell>
              <table:table-cell office:value-type="float" office:value="2.248191">
                <text:p>2.248191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41.049</text:p>
              </table:table-cell>
              <table:table-cell office:value-type="float" office:value="2.292653">
                <text:p>2.292653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41.137</text:p>
              </table:table-cell>
              <table:table-cell office:value-type="float" office:value="2.305115">
                <text:p>2.30511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1:09:41.146</text:p>
              </table:table-cell>
              <table:table-cell office:value-type="float" office:value="2.396517">
                <text:p>2.396517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41.290</text:p>
              </table:table-cell>
              <table:table-cell office:value-type="float" office:value="2.352862">
                <text:p>2.352862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41.301</text:p>
              </table:table-cell>
              <table:table-cell office:value-type="float" office:value="2.441775">
                <text:p>2.441775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9:41.311</text:p>
              </table:table-cell>
              <table:table-cell office:value-type="float" office:value="2.531865">
                <text:p>2.531865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41.311</text:p>
              </table:table-cell>
              <table:table-cell office:value-type="float" office:value="2.632056">
                <text:p>2.632056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21:09:41.312</text:p>
              </table:table-cell>
              <table:table-cell office:value-type="float" office:value="2.731158">
                <text:p>2.731158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21:09:41.533</text:p>
              </table:table-cell>
              <table:table-cell office:value-type="float" office:value="2.610867">
                <text:p>2.610867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21:09:41.575</text:p>
              </table:table-cell>
              <table:table-cell office:value-type="float" office:value="2.669135">
                <text:p>2.669135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41.664</text:p>
              </table:table-cell>
              <table:table-cell office:value-type="float" office:value="2.68024">
                <text:p>2.68024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41.741</text:p>
              </table:table-cell>
              <table:table-cell office:value-type="float" office:value="2.703353">
                <text:p>2.70335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1:09:41.972</text:p>
              </table:table-cell>
              <table:table-cell office:value-type="float" office:value="2.57258">
                <text:p>2.57258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41.994</text:p>
              </table:table-cell>
              <table:table-cell office:value-type="float" office:value="2.651108">
                <text:p>2.651108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09:42.049</text:p>
              </table:table-cell>
              <table:table-cell office:value-type="float" office:value="2.69547">
                <text:p>2.6954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1:09:42.137</text:p>
              </table:table-cell>
              <table:table-cell office:value-type="float" office:value="2.707579">
                <text:p>2.707579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21:09:42.146</text:p>
              </table:table-cell>
              <table:table-cell office:value-type="float" office:value="2.799312">
                <text:p>2.799312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42.290</text:p>
              </table:table-cell>
              <table:table-cell office:value-type="float" office:value="2.75557">
                <text:p>2.75557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42.301</text:p>
              </table:table-cell>
              <table:table-cell office:value-type="float" office:value="2.844361">
                <text:p>2.844361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21:09:42.311</text:p>
              </table:table-cell>
              <table:table-cell office:value-type="float" office:value="2.934608">
                <text:p>2.934608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42.313</text:p>
              </table:table-cell>
              <table:table-cell office:value-type="float" office:value="3.033436">
                <text:p>3.033436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21:09:42.311</text:p>
              </table:table-cell>
              <table:table-cell office:value-type="float" office:value="3.135063">
                <text:p>3.135063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42.533</text:p>
              </table:table-cell>
              <table:table-cell office:value-type="float" office:value="3.013592">
                <text:p>3.013592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21:09:42.575</text:p>
              </table:table-cell>
              <table:table-cell office:value-type="float" office:value="3.071951">
                <text:p>3.071951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42.664</text:p>
              </table:table-cell>
              <table:table-cell office:value-type="float" office:value="3.082581">
                <text:p>3.082581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21:09:42.741</text:p>
              </table:table-cell>
              <table:table-cell office:value-type="float" office:value="3.10593">
                <text:p>3.10593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42.972</text:p>
              </table:table-cell>
              <table:table-cell office:value-type="float" office:value="2.974941">
                <text:p>2.974941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42.994</text:p>
              </table:table-cell>
              <table:table-cell office:value-type="float" office:value="3.053675">
                <text:p>3.053675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21:09:43.050</text:p>
              </table:table-cell>
              <table:table-cell office:value-type="float" office:value="3.097672">
                <text:p>3.097672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21:09:43.137</text:p>
              </table:table-cell>
              <table:table-cell office:value-type="float" office:value="3.110421">
                <text:p>3.110421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43.146</text:p>
              </table:table-cell>
              <table:table-cell office:value-type="float" office:value="3.201826">
                <text:p>3.201826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43.290</text:p>
              </table:table-cell>
              <table:table-cell office:value-type="float" office:value="3.158134">
                <text:p>3.158134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43.301</text:p>
              </table:table-cell>
              <table:table-cell office:value-type="float" office:value="3.247407">
                <text:p>3.247407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21:09:43.311</text:p>
              </table:table-cell>
              <table:table-cell office:value-type="float" office:value="3.337168">
                <text:p>3.337168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21:09:43.311</text:p>
              </table:table-cell>
              <table:table-cell office:value-type="float" office:value="3.437384">
                <text:p>3.437384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21:09:43.313</text:p>
              </table:table-cell>
              <table:table-cell office:value-type="float" office:value="3.536073">
                <text:p>3.536073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21:09:43.532</text:p>
              </table:table-cell>
              <table:table-cell office:value-type="float" office:value="3.41664">
                <text:p>3.41664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21:09:43.575</text:p>
              </table:table-cell>
              <table:table-cell office:value-type="float" office:value="3.474789">
                <text:p>3.474789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43.664</text:p>
              </table:table-cell>
              <table:table-cell office:value-type="float" office:value="3.4855">
                <text:p>3.4855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21:09:43.741</text:p>
              </table:table-cell>
              <table:table-cell office:value-type="float" office:value="3.508545">
                <text:p>3.508545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1:09:43.972</text:p>
              </table:table-cell>
              <table:table-cell office:value-type="float" office:value="3.377735">
                <text:p>3.377735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21:09:43.994</text:p>
              </table:table-cell>
              <table:table-cell office:value-type="float" office:value="3.456291">
                <text:p>3.456291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44.050</text:p>
              </table:table-cell>
              <table:table-cell office:value-type="float" office:value="3.500286">
                <text:p>3.500286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21:09:44.137</text:p>
              </table:table-cell>
              <table:table-cell office:value-type="float" office:value="3.51332">
                <text:p>3.51332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21:09:44.146</text:p>
              </table:table-cell>
              <table:table-cell office:value-type="float" office:value="3.604456">
                <text:p>3.604456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1:09:44.290</text:p>
              </table:table-cell>
              <table:table-cell office:value-type="float" office:value="3.561014">
                <text:p>3.561014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44.301</text:p>
              </table:table-cell>
              <table:table-cell office:value-type="float" office:value="3.65013">
                <text:p>3.65013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21:09:44.311</text:p>
              </table:table-cell>
              <table:table-cell office:value-type="float" office:value="3.739649">
                <text:p>3.739649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21:09:44.311</text:p>
              </table:table-cell>
              <table:table-cell office:value-type="float" office:value="3.839872">
                <text:p>3.839872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44.312</text:p>
              </table:table-cell>
              <table:table-cell office:value-type="float" office:value="3.938851">
                <text:p>3.93885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1:09:44.533</text:p>
              </table:table-cell>
              <table:table-cell office:value-type="float" office:value="3.819033">
                <text:p>3.819033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21:09:44.574</text:p>
              </table:table-cell>
              <table:table-cell office:value-type="float" office:value="3.877239">
                <text:p>3.877239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44.664</text:p>
              </table:table-cell>
              <table:table-cell office:value-type="float" office:value="3.888064">
                <text:p>3.888064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1:09:44.741</text:p>
              </table:table-cell>
              <table:table-cell office:value-type="float" office:value="3.910941">
                <text:p>3.910941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44.972</text:p>
              </table:table-cell>
              <table:table-cell office:value-type="float" office:value="3.780212">
                <text:p>3.780212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9:44.994</text:p>
              </table:table-cell>
              <table:table-cell office:value-type="float" office:value="3.858767">
                <text:p>3.858767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21:09:45.049</text:p>
              </table:table-cell>
              <table:table-cell office:value-type="float" office:value="3.903365">
                <text:p>3.903365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09:45.137</text:p>
              </table:table-cell>
              <table:table-cell office:value-type="float" office:value="3.915294">
                <text:p>3.915294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21:09:45.146</text:p>
              </table:table-cell>
              <table:table-cell office:value-type="float" office:value="4.006841">
                <text:p>4.006841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9:45.290</text:p>
              </table:table-cell>
              <table:table-cell office:value-type="float" office:value="3.963097">
                <text:p>3.963097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45.301</text:p>
              </table:table-cell>
              <table:table-cell office:value-type="float" office:value="4.052391">
                <text:p>4.052391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21:09:45.311</text:p>
              </table:table-cell>
              <table:table-cell office:value-type="float" office:value="4.142439">
                <text:p>4.142439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45.311</text:p>
              </table:table-cell>
              <table:table-cell office:value-type="float" office:value="4.242463">
                <text:p>4.242463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1:09:45.312</text:p>
              </table:table-cell>
              <table:table-cell office:value-type="float" office:value="4.341362">
                <text:p>4.341362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1:09:45.533</text:p>
              </table:table-cell>
              <table:table-cell office:value-type="float" office:value="4.221304">
                <text:p>4.221304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21:09:45.575</text:p>
              </table:table-cell>
              <table:table-cell office:value-type="float" office:value="4.279632">
                <text:p>4.279632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1:09:45.664</text:p>
              </table:table-cell>
              <table:table-cell office:value-type="float" office:value="4.290601">
                <text:p>4.290601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45.741</text:p>
              </table:table-cell>
              <table:table-cell office:value-type="float" office:value="4.313178">
                <text:p>4.313178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9:45.972</text:p>
              </table:table-cell>
              <table:table-cell office:value-type="float" office:value="4.182382">
                <text:p>4.182382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21:09:45.994</text:p>
              </table:table-cell>
              <table:table-cell office:value-type="float" office:value="4.260974">
                <text:p>4.260974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9:46.050</text:p>
              </table:table-cell>
              <table:table-cell office:value-type="float" office:value="4.305509">
                <text:p>4.305509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:09:46.137</text:p>
              </table:table-cell>
              <table:table-cell office:value-type="float" office:value="4.318187">
                <text:p>4.318187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1:09:46.146</text:p>
              </table:table-cell>
              <table:table-cell office:value-type="float" office:value="4.409503">
                <text:p>4.409503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21:09:46.290</text:p>
              </table:table-cell>
              <table:table-cell office:value-type="float" office:value="4.365808">
                <text:p>4.365808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09:46.301</text:p>
              </table:table-cell>
              <table:table-cell office:value-type="float" office:value="4.455092">
                <text:p>4.455092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21:09:46.311</text:p>
              </table:table-cell>
              <table:table-cell office:value-type="float" office:value="4.545084">
                <text:p>4.545084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46.311</text:p>
              </table:table-cell>
              <table:table-cell office:value-type="float" office:value="4.645059">
                <text:p>4.645059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46.312</text:p>
              </table:table-cell>
              <table:table-cell office:value-type="float" office:value="4.743877">
                <text:p>4.743877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21:09:46.533</text:p>
              </table:table-cell>
              <table:table-cell office:value-type="float" office:value="4.62372">
                <text:p>4.62372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1:09:46.575</text:p>
              </table:table-cell>
              <table:table-cell office:value-type="float" office:value="4.682041">
                <text:p>4.682041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46.664</text:p>
              </table:table-cell>
              <table:table-cell office:value-type="float" office:value="4.693131">
                <text:p>4.693131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1:09:46.741</text:p>
              </table:table-cell>
              <table:table-cell office:value-type="float" office:value="4.715976">
                <text:p>4.715976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46.972</text:p>
              </table:table-cell>
              <table:table-cell office:value-type="float" office:value="4.585203">
                <text:p>4.585203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21:09:46.994</text:p>
              </table:table-cell>
              <table:table-cell office:value-type="float" office:value="4.663633">
                <text:p>4.663633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21:09:47.049</text:p>
              </table:table-cell>
              <table:table-cell office:value-type="float" office:value="4.708327">
                <text:p>4.708327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21:09:47.137</text:p>
              </table:table-cell>
              <table:table-cell office:value-type="float" office:value="4.720663">
                <text:p>4.720663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1:09:47.146</text:p>
              </table:table-cell>
              <table:table-cell office:value-type="float" office:value="4.81213">
                <text:p>4.81213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47.290</text:p>
              </table:table-cell>
              <table:table-cell office:value-type="float" office:value="4.767999">
                <text:p>4.767999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47.301</text:p>
              </table:table-cell>
              <table:table-cell office:value-type="float" office:value="4.857256">
                <text:p>4.857256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21:09:47.311</text:p>
              </table:table-cell>
              <table:table-cell office:value-type="float" office:value="4.947223">
                <text:p>4.947223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09:47.311</text:p>
              </table:table-cell>
              <table:table-cell office:value-type="float" office:value="5.047376">
                <text:p>5.047376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1:09:47.312</text:p>
              </table:table-cell>
              <table:table-cell office:value-type="float" office:value="5.146456">
                <text:p>5.146456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21:09:47.532</text:p>
              </table:table-cell>
              <table:table-cell office:value-type="float" office:value="5.026869">
                <text:p>5.026869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21:09:47.575</text:p>
              </table:table-cell>
              <table:table-cell office:value-type="float" office:value="5.084988">
                <text:p>5.084988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47.664</text:p>
              </table:table-cell>
              <table:table-cell office:value-type="float" office:value="5.095657">
                <text:p>5.095657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21:09:47.741</text:p>
              </table:table-cell>
              <table:table-cell office:value-type="float" office:value="5.118843">
                <text:p>5.118843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1:09:47.972</text:p>
              </table:table-cell>
              <table:table-cell office:value-type="float" office:value="4.987666">
                <text:p>4.987666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09:47.994</text:p>
              </table:table-cell>
              <table:table-cell office:value-type="float" office:value="5.065895">
                <text:p>5.065895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1:09:48.050</text:p>
              </table:table-cell>
              <table:table-cell office:value-type="float" office:value="5.110191">
                <text:p>5.110191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21:09:48.137</text:p>
              </table:table-cell>
              <table:table-cell office:value-type="float" office:value="5.122902">
                <text:p>5.122902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48.146</text:p>
              </table:table-cell>
              <table:table-cell office:value-type="float" office:value="5.215505">
                <text:p>5.215505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21:09:48.290</text:p>
              </table:table-cell>
              <table:table-cell office:value-type="float" office:value="5.170599">
                <text:p>5.170599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48.301</text:p>
              </table:table-cell>
              <table:table-cell office:value-type="float" office:value="5.259783">
                <text:p>5.259783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:09:48.311</text:p>
              </table:table-cell>
              <table:table-cell office:value-type="float" office:value="5.349664">
                <text:p>5.349664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21:09:48.311</text:p>
              </table:table-cell>
              <table:table-cell office:value-type="float" office:value="5.449812">
                <text:p>5.449812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09:48.312</text:p>
              </table:table-cell>
              <table:table-cell office:value-type="float" office:value="5.548986">
                <text:p>5.548986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48.533</text:p>
              </table:table-cell>
              <table:table-cell office:value-type="float" office:value="5.428882">
                <text:p>5.428882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48.575</text:p>
              </table:table-cell>
              <table:table-cell office:value-type="float" office:value="5.486714">
                <text:p>5.486714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1:09:48.664</text:p>
              </table:table-cell>
              <table:table-cell office:value-type="float" office:value="5.497738">
                <text:p>5.49773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48.741</text:p>
              </table:table-cell>
              <table:table-cell office:value-type="float" office:value="5.520821">
                <text:p>5.520821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48.972</text:p>
              </table:table-cell>
              <table:table-cell office:value-type="float" office:value="5.390041">
                <text:p>5.390041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21:09:48.994</text:p>
              </table:table-cell>
              <table:table-cell office:value-type="float" office:value="5.468443">
                <text:p>5.468443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21:09:49.050</text:p>
              </table:table-cell>
              <table:table-cell office:value-type="float" office:value="5.51298">
                <text:p>5.51298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21:09:49.137</text:p>
              </table:table-cell>
              <table:table-cell office:value-type="float" office:value="5.525435">
                <text:p>5.525435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21:09:49.146</text:p>
              </table:table-cell>
              <table:table-cell office:value-type="float" office:value="5.616868">
                <text:p>5.616868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49.290</text:p>
              </table:table-cell>
              <table:table-cell office:value-type="float" office:value="5.573351">
                <text:p>5.573351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21:09:49.301</text:p>
              </table:table-cell>
              <table:table-cell office:value-type="float" office:value="5.662682">
                <text:p>5.662682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21:09:49.311</text:p>
              </table:table-cell>
              <table:table-cell office:value-type="float" office:value="5.752096">
                <text:p>5.752096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1:09:49.311</text:p>
              </table:table-cell>
              <table:table-cell office:value-type="float" office:value="5.85237">
                <text:p>5.85237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21:09:49.312</text:p>
              </table:table-cell>
              <table:table-cell office:value-type="float" office:value="5.951429">
                <text:p>5.951429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1:09:49.533</text:p>
              </table:table-cell>
              <table:table-cell office:value-type="float" office:value="5.831598">
                <text:p>5.831598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1:09:49.575</text:p>
              </table:table-cell>
              <table:table-cell office:value-type="float" office:value="5.889753">
                <text:p>5.889753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21:09:49.664</text:p>
              </table:table-cell>
              <table:table-cell office:value-type="float" office:value="5.900776">
                <text:p>5.900776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49.741</text:p>
              </table:table-cell>
              <table:table-cell office:value-type="float" office:value="5.923701">
                <text:p>5.923701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21:09:49.972</text:p>
              </table:table-cell>
              <table:table-cell office:value-type="float" office:value="5.7929">
                <text:p>5.7929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9:49.994</text:p>
              </table:table-cell>
              <table:table-cell office:value-type="float" office:value="5.871306">
                <text:p>5.871306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50.050</text:p>
              </table:table-cell>
              <table:table-cell office:value-type="float" office:value="5.915929">
                <text:p>5.915929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50.137</text:p>
              </table:table-cell>
              <table:table-cell office:value-type="float" office:value="5.92812">
                <text:p>5.92812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21:09:50.146</text:p>
              </table:table-cell>
              <table:table-cell office:value-type="float" office:value="6.019505">
                <text:p>6.019505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21:09:50.290</text:p>
              </table:table-cell>
              <table:table-cell office:value-type="float" office:value="5.975894">
                <text:p>5.975894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50.301</text:p>
              </table:table-cell>
              <table:table-cell office:value-type="float" office:value="6.065345">
                <text:p>6.065345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50.311</text:p>
              </table:table-cell>
              <table:table-cell office:value-type="float" office:value="6.155207">
                <text:p>6.15520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21:09:50.311</text:p>
              </table:table-cell>
              <table:table-cell office:value-type="float" office:value="6.254953">
                <text:p>6.254953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21:09:50.312</text:p>
              </table:table-cell>
              <table:table-cell office:value-type="float" office:value="6.354027">
                <text:p>6.354027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21:09:50.533</text:p>
              </table:table-cell>
              <table:table-cell office:value-type="float" office:value="6.234158">
                <text:p>6.234158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21:09:50.575</text:p>
              </table:table-cell>
              <table:table-cell office:value-type="float" office:value="6.292255">
                <text:p>6.292255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50.664</text:p>
              </table:table-cell>
              <table:table-cell office:value-type="float" office:value="6.303159">
                <text:p>6.303159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50.741</text:p>
              </table:table-cell>
              <table:table-cell office:value-type="float" office:value="6.326286">
                <text:p>6.326286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21:09:50.972</text:p>
              </table:table-cell>
              <table:table-cell office:value-type="float" office:value="6.19507">
                <text:p>6.19507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09:50.994</text:p>
              </table:table-cell>
              <table:table-cell office:value-type="float" office:value="6.273824">
                <text:p>6.273824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51.050</text:p>
              </table:table-cell>
              <table:table-cell office:value-type="float" office:value="6.318284">
                <text:p>6.318284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09:51.137</text:p>
              </table:table-cell>
              <table:table-cell office:value-type="float" office:value="6.330728">
                <text:p>6.330728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21:09:51.146</text:p>
              </table:table-cell>
              <table:table-cell office:value-type="float" office:value="6.42228">
                <text:p>6.4222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51.290</text:p>
              </table:table-cell>
              <table:table-cell office:value-type="float" office:value="6.378345">
                <text:p>6.378345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21:09:51.301</text:p>
              </table:table-cell>
              <table:table-cell office:value-type="float" office:value="6.467779">
                <text:p>6.467779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1:09:51.311</text:p>
              </table:table-cell>
              <table:table-cell office:value-type="float" office:value="6.557527">
                <text:p>6.557527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21:09:51.311</text:p>
              </table:table-cell>
              <table:table-cell office:value-type="float" office:value="6.657804">
                <text:p>6.657804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1:09:51.313</text:p>
              </table:table-cell>
              <table:table-cell office:value-type="float" office:value="6.756009">
                <text:p>6.756009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09:51.395</text:p>
              </table:table-cell>
              <table:table-cell office:value-type="float" office:value="6.774539">
                <text:p>6.774539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21:09:51.533</text:p>
              </table:table-cell>
              <table:table-cell office:value-type="float" office:value="6.737001">
                <text:p>6.73700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1:09:51.575</text:p>
              </table:table-cell>
              <table:table-cell office:value-type="float" office:value="6.7951">
                <text:p>6.7951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1:09:51.593</text:p>
              </table:table-cell>
              <table:table-cell office:value-type="float" office:value="6.877382">
                <text:p>6.87738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51.664</text:p>
              </table:table-cell>
              <table:table-cell office:value-type="float" office:value="6.906341">
                <text:p>6.906341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51.741</text:p>
              </table:table-cell>
              <table:table-cell office:value-type="float" office:value="6.928897">
                <text:p>6.928897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21:09:51.972</text:p>
              </table:table-cell>
              <table:table-cell office:value-type="float" office:value="6.798453">
                <text:p>6.798453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21:09:51.994</text:p>
              </table:table-cell>
              <table:table-cell office:value-type="float" office:value="6.876968">
                <text:p>6.876968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21:09:52.049</text:p>
              </table:table-cell>
              <table:table-cell office:value-type="float" office:value="6.921366">
                <text:p>6.921366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52.137</text:p>
              </table:table-cell>
              <table:table-cell office:value-type="float" office:value="6.933858">
                <text:p>6.933858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52.146</text:p>
              </table:table-cell>
              <table:table-cell office:value-type="float" office:value="7.025234">
                <text:p>7.025234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1:09:52.290</text:p>
              </table:table-cell>
              <table:table-cell office:value-type="float" office:value="6.981637">
                <text:p>6.981637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21:09:52.301</text:p>
              </table:table-cell>
              <table:table-cell office:value-type="float" office:value="7.070759">
                <text:p>7.070759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52.311</text:p>
              </table:table-cell>
              <table:table-cell office:value-type="float" office:value="7.160669">
                <text:p>7.160669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52.312</text:p>
              </table:table-cell>
              <table:table-cell office:value-type="float" office:value="7.259788">
                <text:p>7.259788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52.311</text:p>
              </table:table-cell>
              <table:table-cell office:value-type="float" office:value="7.360869">
                <text:p>7.360869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21:09:52.395</text:p>
              </table:table-cell>
              <table:table-cell office:value-type="float" office:value="7.378034">
                <text:p>7.378034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52.533</text:p>
              </table:table-cell>
              <table:table-cell office:value-type="float" office:value="7.340119">
                <text:p>7.340119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52.575</text:p>
              </table:table-cell>
              <table:table-cell office:value-type="float" office:value="7.39823">
                <text:p>7.39823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21:09:52.592</text:p>
              </table:table-cell>
              <table:table-cell office:value-type="float" office:value="7.480629">
                <text:p>7.480629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21:09:52.664</text:p>
              </table:table-cell>
              <table:table-cell office:value-type="float" office:value="7.509283">
                <text:p>7.509283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21:09:52.741</text:p>
              </table:table-cell>
              <table:table-cell office:value-type="float" office:value="7.532455">
                <text:p>7.532455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09:52.972</text:p>
              </table:table-cell>
              <table:table-cell office:value-type="float" office:value="7.401447">
                <text:p>7.401447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:09:52.994</text:p>
              </table:table-cell>
              <table:table-cell office:value-type="float" office:value="7.479899">
                <text:p>7.479899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53.050</text:p>
              </table:table-cell>
              <table:table-cell office:value-type="float" office:value="7.524462">
                <text:p>7.524462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21:09:53.137</text:p>
              </table:table-cell>
              <table:table-cell office:value-type="float" office:value="7.536629">
                <text:p>7.536629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:09:53.146</text:p>
              </table:table-cell>
              <table:table-cell office:value-type="float" office:value="7.628234">
                <text:p>7.628234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1:09:53.290</text:p>
              </table:table-cell>
              <table:table-cell office:value-type="float" office:value="7.584649">
                <text:p>7.584649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53.301</text:p>
              </table:table-cell>
              <table:table-cell office:value-type="float" office:value="7.673493">
                <text:p>7.673493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21:09:53.311</text:p>
              </table:table-cell>
              <table:table-cell office:value-type="float" office:value="7.763668">
                <text:p>7.763668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21:09:53.311</text:p>
              </table:table-cell>
              <table:table-cell office:value-type="float" office:value="7.863733">
                <text:p>7.863733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53.313</text:p>
              </table:table-cell>
              <table:table-cell office:value-type="float" office:value="7.962596">
                <text:p>7.962596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09:53.394</text:p>
              </table:table-cell>
              <table:table-cell office:value-type="float" office:value="7.981172">
                <text:p>7.981172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53.532</text:p>
              </table:table-cell>
              <table:table-cell office:value-type="float" office:value="7.943149">
                <text:p>7.943149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53.574</text:p>
              </table:table-cell>
              <table:table-cell office:value-type="float" office:value="8.001277">
                <text:p>8.001277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9:53.592</text:p>
              </table:table-cell>
              <table:table-cell office:value-type="float" office:value="8.083237">
                <text:p>8.083237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21:09:53.664</text:p>
              </table:table-cell>
              <table:table-cell office:value-type="float" office:value="8.112264">
                <text:p>8.112264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53.741</text:p>
              </table:table-cell>
              <table:table-cell office:value-type="float" office:value="8.135113">
                <text:p>8.135113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09:53.972</text:p>
              </table:table-cell>
              <table:table-cell office:value-type="float" office:value="8.003803">
                <text:p>8.003803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21:09:53.994</text:p>
              </table:table-cell>
              <table:table-cell office:value-type="float" office:value="8.08219">
                <text:p>8.08219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21:09:54.050</text:p>
              </table:table-cell>
              <table:table-cell office:value-type="float" office:value="8.126786">
                <text:p>8.12678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21:09:54.137</text:p>
              </table:table-cell>
              <table:table-cell office:value-type="float" office:value="8.13961">
                <text:p>8.13961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21:09:54.146</text:p>
              </table:table-cell>
              <table:table-cell office:value-type="float" office:value="8.230935">
                <text:p>8.230935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1:09:54.290</text:p>
              </table:table-cell>
              <table:table-cell office:value-type="float" office:value="8.187348">
                <text:p>8.187348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54.301</text:p>
              </table:table-cell>
              <table:table-cell office:value-type="float" office:value="8.276107">
                <text:p>8.276107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09:54.311</text:p>
              </table:table-cell>
              <table:table-cell office:value-type="float" office:value="8.365806">
                <text:p>8.365806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21:09:54.311</text:p>
              </table:table-cell>
              <table:table-cell office:value-type="float" office:value="8.466402">
                <text:p>8.466402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54.312</text:p>
              </table:table-cell>
              <table:table-cell office:value-type="float" office:value="8.565342">
                <text:p>8.565342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54.395</text:p>
              </table:table-cell>
              <table:table-cell office:value-type="float" office:value="8.583013">
                <text:p>8.583013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21:09:54.532</text:p>
              </table:table-cell>
              <table:table-cell office:value-type="float" office:value="8.545198">
                <text:p>8.545198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21:09:54.575</text:p>
              </table:table-cell>
              <table:table-cell office:value-type="float" office:value="8.602746">
                <text:p>8.602746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21:09:54.592</text:p>
              </table:table-cell>
              <table:table-cell office:value-type="float" office:value="8.685909">
                <text:p>8.68590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1:09:54.664</text:p>
              </table:table-cell>
              <table:table-cell office:value-type="float" office:value="8.714702">
                <text:p>8.714702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54.741</text:p>
              </table:table-cell>
              <table:table-cell office:value-type="float" office:value="8.737649">
                <text:p>8.737649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54.972</text:p>
              </table:table-cell>
              <table:table-cell office:value-type="float" office:value="8.606404">
                <text:p>8.606404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21:09:54.994</text:p>
              </table:table-cell>
              <table:table-cell office:value-type="float" office:value="8.684617">
                <text:p>8.684617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21:09:55.050</text:p>
              </table:table-cell>
              <table:table-cell office:value-type="float" office:value="8.729593">
                <text:p>8.729593</text:p>
              </table:table-cell>
              <table:table-cell office:value-type="float" office:value="0.002276">
                <text:p>0.002276</text:p>
              </table:table-cell>
            </table:table-row>
            <table:table-row>
              <table:table-cell office:value-type="string">
                <text:p>21:09:55.137</text:p>
              </table:table-cell>
              <table:table-cell office:value-type="float" office:value="8.742024">
                <text:p>8.742024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1:09:55.146</text:p>
              </table:table-cell>
              <table:table-cell office:value-type="float" office:value="8.833272">
                <text:p>8.833272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1:09:55.290</text:p>
              </table:table-cell>
              <table:table-cell office:value-type="float" office:value="8.789281">
                <text:p>8.789281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55.301</text:p>
              </table:table-cell>
              <table:table-cell office:value-type="float" office:value="8.878734">
                <text:p>8.878734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55.311</text:p>
              </table:table-cell>
              <table:table-cell office:value-type="float" office:value="8.968776">
                <text:p>8.968776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09:55.311</text:p>
              </table:table-cell>
              <table:table-cell office:value-type="float" office:value="9.068903">
                <text:p>9.068903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55.312</text:p>
              </table:table-cell>
              <table:table-cell office:value-type="float" office:value="9.167914">
                <text:p>9.167914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1:09:55.394</text:p>
              </table:table-cell>
              <table:table-cell office:value-type="float" office:value="9.185726">
                <text:p>9.185726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21:09:55.533</text:p>
              </table:table-cell>
              <table:table-cell office:value-type="float" office:value="9.14769">
                <text:p>9.14769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21:09:55.575</text:p>
              </table:table-cell>
              <table:table-cell office:value-type="float" office:value="9.206135">
                <text:p>9.206135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55.593</text:p>
              </table:table-cell>
              <table:table-cell office:value-type="float" office:value="9.28841">
                <text:p>9.28841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55.664</text:p>
              </table:table-cell>
              <table:table-cell office:value-type="float" office:value="9.316978">
                <text:p>9.316978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21:09:55.741</text:p>
              </table:table-cell>
              <table:table-cell office:value-type="float" office:value="9.339884">
                <text:p>9.339884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9:55.972</text:p>
              </table:table-cell>
              <table:table-cell office:value-type="float" office:value="9.209281">
                <text:p>9.209281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55.994</text:p>
              </table:table-cell>
              <table:table-cell office:value-type="float" office:value="9.287983">
                <text:p>9.287983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56.049</text:p>
              </table:table-cell>
              <table:table-cell office:value-type="float" office:value="9.332394">
                <text:p>9.332394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21:09:56.137</text:p>
              </table:table-cell>
              <table:table-cell office:value-type="float" office:value="9.345172">
                <text:p>9.345172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56.146</text:p>
              </table:table-cell>
              <table:table-cell office:value-type="float" office:value="9.436152">
                <text:p>9.43615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56.290</text:p>
              </table:table-cell>
              <table:table-cell office:value-type="float" office:value="9.392186">
                <text:p>9.392186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1:09:56.301</text:p>
              </table:table-cell>
              <table:table-cell office:value-type="float" office:value="9.481597">
                <text:p>9.481597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09:56.311</text:p>
              </table:table-cell>
              <table:table-cell office:value-type="float" office:value="9.571652">
                <text:p>9.571652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56.311</text:p>
              </table:table-cell>
              <table:table-cell office:value-type="float" office:value="9.671332">
                <text:p>9.671332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09:56.312</text:p>
              </table:table-cell>
              <table:table-cell office:value-type="float" office:value="9.770394">
                <text:p>9.770394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21:09:56.394</text:p>
              </table:table-cell>
              <table:table-cell office:value-type="float" office:value="9.788767">
                <text:p>9.788767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09:56.533</text:p>
              </table:table-cell>
              <table:table-cell office:value-type="float" office:value="9.750839">
                <text:p>9.750839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09:56.574</text:p>
              </table:table-cell>
              <table:table-cell office:value-type="float" office:value="9.809075">
                <text:p>9.809075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56.592</text:p>
              </table:table-cell>
              <table:table-cell office:value-type="float" office:value="9.891564">
                <text:p>9.891564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21:09:56.664</text:p>
              </table:table-cell>
              <table:table-cell office:value-type="float" office:value="9.91994">
                <text:p>9.91994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21:09:56.741</text:p>
              </table:table-cell>
              <table:table-cell office:value-type="float" office:value="9.94268">
                <text:p>9.94268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21:09:56.972</text:p>
              </table:table-cell>
              <table:table-cell office:value-type="float" office:value="9.812109">
                <text:p>9.812109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56.994</text:p>
              </table:table-cell>
              <table:table-cell office:value-type="float" office:value="9.890579">
                <text:p>9.890579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21:09:57.050</text:p>
              </table:table-cell>
              <table:table-cell office:value-type="float" office:value="9.934657">
                <text:p>9.934657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21:09:57.137</text:p>
              </table:table-cell>
              <table:table-cell office:value-type="float" office:value="9.947413">
                <text:p>9.947413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21:09:57.146</text:p>
              </table:table-cell>
              <table:table-cell office:value-type="float" office:value="10.038627">
                <text:p>10.038627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21:09:57.290</text:p>
              </table:table-cell>
              <table:table-cell office:value-type="float" office:value="9.994912">
                <text:p>9.994912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09:57.301</text:p>
              </table:table-cell>
              <table:table-cell office:value-type="float" office:value="10.084291">
                <text:p>10.084291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21:09:57.311</text:p>
              </table:table-cell>
              <table:table-cell office:value-type="float" office:value="10.174165">
                <text:p>10.174165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1:09:57.311</text:p>
              </table:table-cell>
              <table:table-cell office:value-type="float" office:value="10.274352">
                <text:p>10.27435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57.312</text:p>
              </table:table-cell>
              <table:table-cell office:value-type="float" office:value="10.37299">
                <text:p>10.37299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09:57.394</text:p>
              </table:table-cell>
              <table:table-cell office:value-type="float" office:value="10.391505">
                <text:p>10.391505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09:57.533</text:p>
              </table:table-cell>
              <table:table-cell office:value-type="float" office:value="10.353511">
                <text:p>10.353511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21:09:57.574</text:p>
              </table:table-cell>
              <table:table-cell office:value-type="float" office:value="10.411526">
                <text:p>10.411526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21:09:57.592</text:p>
              </table:table-cell>
              <table:table-cell office:value-type="float" office:value="10.49386">
                <text:p>10.49386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21:09:57.664</text:p>
              </table:table-cell>
              <table:table-cell office:value-type="float" office:value="10.522686">
                <text:p>10.522686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09:57.741</text:p>
              </table:table-cell>
              <table:table-cell office:value-type="float" office:value="10.545638">
                <text:p>10.54563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:09:57.972</text:p>
              </table:table-cell>
              <table:table-cell office:value-type="float" office:value="10.414727">
                <text:p>10.414727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21:09:57.994</text:p>
              </table:table-cell>
              <table:table-cell office:value-type="float" office:value="10.493431">
                <text:p>10.493431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21:09:58.049</text:p>
              </table:table-cell>
              <table:table-cell office:value-type="float" office:value="10.537982">
                <text:p>10.53798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1:09:58.137</text:p>
              </table:table-cell>
              <table:table-cell office:value-type="float" office:value="10.550374">
                <text:p>10.550374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58.146</text:p>
              </table:table-cell>
              <table:table-cell office:value-type="float" office:value="10.641749">
                <text:p>10.641749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58.290</text:p>
              </table:table-cell>
              <table:table-cell office:value-type="float" office:value="10.598127">
                <text:p>10.598127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21:09:58.301</text:p>
              </table:table-cell>
              <table:table-cell office:value-type="float" office:value="10.686891">
                <text:p>10.686891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58.311</text:p>
              </table:table-cell>
              <table:table-cell office:value-type="float" office:value="10.776956">
                <text:p>10.7769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21:09:58.311</text:p>
              </table:table-cell>
              <table:table-cell office:value-type="float" office:value="10.876944">
                <text:p>10.876944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21:09:58.312</text:p>
              </table:table-cell>
              <table:table-cell office:value-type="float" office:value="10.975832">
                <text:p>10.975832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21:09:58.394</text:p>
              </table:table-cell>
              <table:table-cell office:value-type="float" office:value="10.994183">
                <text:p>10.994183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09:58.533</text:p>
              </table:table-cell>
              <table:table-cell office:value-type="float" office:value="10.956288">
                <text:p>10.956288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09:58.574</text:p>
              </table:table-cell>
              <table:table-cell office:value-type="float" office:value="11.014451">
                <text:p>11.014451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1:09:58.592</text:p>
              </table:table-cell>
              <table:table-cell office:value-type="float" office:value="11.096951">
                <text:p>11.096951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58.664</text:p>
              </table:table-cell>
              <table:table-cell office:value-type="float" office:value="11.125777">
                <text:p>11.125777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9:58.741</text:p>
              </table:table-cell>
              <table:table-cell office:value-type="float" office:value="11.148781">
                <text:p>11.148781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09:58.972</text:p>
              </table:table-cell>
              <table:table-cell office:value-type="float" office:value="11.017668">
                <text:p>11.017668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1:09:58.994</text:p>
              </table:table-cell>
              <table:table-cell office:value-type="float" office:value="11.096292">
                <text:p>11.096292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9:59.049</text:p>
              </table:table-cell>
              <table:table-cell office:value-type="float" office:value="11.140616">
                <text:p>11.140616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21:09:59.137</text:p>
              </table:table-cell>
              <table:table-cell office:value-type="float" office:value="11.153161">
                <text:p>11.153161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21:09:59.146</text:p>
              </table:table-cell>
              <table:table-cell office:value-type="float" office:value="11.244723">
                <text:p>11.244723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09:59.290</text:p>
              </table:table-cell>
              <table:table-cell office:value-type="float" office:value="11.20104">
                <text:p>11.20104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21:09:59.301</text:p>
              </table:table-cell>
              <table:table-cell office:value-type="float" office:value="11.289701">
                <text:p>11.289701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09:59.311</text:p>
              </table:table-cell>
              <table:table-cell office:value-type="float" office:value="11.379609">
                <text:p>11.379609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21:09:59.311</text:p>
              </table:table-cell>
              <table:table-cell office:value-type="float" office:value="11.480127">
                <text:p>11.480127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09:59.312</text:p>
              </table:table-cell>
              <table:table-cell office:value-type="float" office:value="11.578884">
                <text:p>11.578884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21:09:59.395</text:p>
              </table:table-cell>
              <table:table-cell office:value-type="float" office:value="11.595947">
                <text:p>11.595947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1:09:59.533</text:p>
              </table:table-cell>
              <table:table-cell office:value-type="float" office:value="11.558905">
                <text:p>11.558905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09:59.575</text:p>
              </table:table-cell>
              <table:table-cell office:value-type="float" office:value="11.61712">
                <text:p>11.61712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21:09:59.592</text:p>
              </table:table-cell>
              <table:table-cell office:value-type="float" office:value="11.699407">
                <text:p>11.699407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21:09:59.664</text:p>
              </table:table-cell>
              <table:table-cell office:value-type="float" office:value="11.728286">
                <text:p>11.72828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09:59.741</text:p>
              </table:table-cell>
              <table:table-cell office:value-type="float" office:value="11.751298">
                <text:p>11.751298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1:09:59.972</text:p>
              </table:table-cell>
              <table:table-cell office:value-type="float" office:value="11.620151">
                <text:p>11.620151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21:09:59.994</text:p>
              </table:table-cell>
              <table:table-cell office:value-type="float" office:value="11.698606">
                <text:p>11.698606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21:10:00.049</text:p>
              </table:table-cell>
              <table:table-cell office:value-type="float" office:value="11.743385">
                <text:p>11.743385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21:10:00.137</text:p>
              </table:table-cell>
              <table:table-cell office:value-type="float" office:value="11.755868">
                <text:p>11.755868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21:10:00.146</text:p>
              </table:table-cell>
              <table:table-cell office:value-type="float" office:value="11.847476">
                <text:p>11.847476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10:00.290</text:p>
              </table:table-cell>
              <table:table-cell office:value-type="float" office:value="11.803597">
                <text:p>11.803597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21:10:00.301</text:p>
              </table:table-cell>
              <table:table-cell office:value-type="float" office:value="11.892907">
                <text:p>11.892907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10:00.311</text:p>
              </table:table-cell>
              <table:table-cell office:value-type="float" office:value="11.982394">
                <text:p>11.982394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21:10:00.311</text:p>
              </table:table-cell>
              <table:table-cell office:value-type="float" office:value="12.08287">
                <text:p>12.08287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21:10:00.312</text:p>
              </table:table-cell>
              <table:table-cell office:value-type="float" office:value="12.181679">
                <text:p>12.181679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21:10:00.395</text:p>
              </table:table-cell>
              <table:table-cell office:value-type="float" office:value="12.199559">
                <text:p>12.199559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10:00.532</text:p>
              </table:table-cell>
              <table:table-cell office:value-type="float" office:value="12.16191">
                <text:p>12.16191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10:00.574</text:p>
              </table:table-cell>
              <table:table-cell office:value-type="float" office:value="12.220143">
                <text:p>12.220143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10:00.592</text:p>
              </table:table-cell>
              <table:table-cell office:value-type="float" office:value="12.302203">
                <text:p>12.302203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:10:00.664</text:p>
              </table:table-cell>
              <table:table-cell office:value-type="float" office:value="12.330763">
                <text:p>12.330763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21:10:00.741</text:p>
              </table:table-cell>
              <table:table-cell office:value-type="float" office:value="12.353997">
                <text:p>12.353997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21:10:00.972</text:p>
              </table:table-cell>
              <table:table-cell office:value-type="float" office:value="12.223044">
                <text:p>12.223044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21:10:00.994</text:p>
              </table:table-cell>
              <table:table-cell office:value-type="float" office:value="12.301473">
                <text:p>12.301473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10:01.050</text:p>
              </table:table-cell>
              <table:table-cell office:value-type="float" office:value="12.345834">
                <text:p>12.345834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10:01.137</text:p>
              </table:table-cell>
              <table:table-cell office:value-type="float" office:value="12.358627">
                <text:p>12.358627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21:10:01.146</text:p>
              </table:table-cell>
              <table:table-cell office:value-type="float" office:value="12.449597">
                <text:p>12.449597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21:10:01.290</text:p>
              </table:table-cell>
              <table:table-cell office:value-type="float" office:value="12.406022">
                <text:p>12.406022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10:01.301</text:p>
              </table:table-cell>
              <table:table-cell office:value-type="float" office:value="12.495419">
                <text:p>12.495419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21:10:01.311</text:p>
              </table:table-cell>
              <table:table-cell office:value-type="float" office:value="12.584813">
                <text:p>12.584813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21:10:01.313</text:p>
              </table:table-cell>
              <table:table-cell office:value-type="float" office:value="12.683457">
                <text:p>12.683457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10:01.311</text:p>
              </table:table-cell>
              <table:table-cell office:value-type="float" office:value="12.78564">
                <text:p>12.78564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10:01.395</text:p>
              </table:table-cell>
              <table:table-cell office:value-type="float" office:value="12.802207">
                <text:p>12.802207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:10:01.533</text:p>
              </table:table-cell>
              <table:table-cell office:value-type="float" office:value="12.764237">
                <text:p>12.764237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10:01.575</text:p>
              </table:table-cell>
              <table:table-cell office:value-type="float" office:value="12.822244">
                <text:p>12.822244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10:01.593</text:p>
              </table:table-cell>
              <table:table-cell office:value-type="float" office:value="12.904705">
                <text:p>12.904705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10:01.641</text:p>
              </table:table-cell>
              <table:table-cell office:value-type="float" office:value="12.956623">
                <text:p>12.956623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21:10:01.644</text:p>
              </table:table-cell>
              <table:table-cell office:value-type="float" office:value="13.053541">
                <text:p>13.053541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1:10:01.664</text:p>
              </table:table-cell>
              <table:table-cell office:value-type="float" office:value="13.134048">
                <text:p>13.134048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10:01.741</text:p>
              </table:table-cell>
              <table:table-cell office:value-type="float" office:value="13.156637">
                <text:p>13.156637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21:10:01.973</text:p>
              </table:table-cell>
              <table:table-cell office:value-type="float" office:value="13.025221">
                <text:p>13.025221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21:10:01.994</text:p>
              </table:table-cell>
              <table:table-cell office:value-type="float" office:value="13.104639">
                <text:p>13.104639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1:10:02.049</text:p>
              </table:table-cell>
              <table:table-cell office:value-type="float" office:value="13.149103">
                <text:p>13.149103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10:02.137</text:p>
              </table:table-cell>
              <table:table-cell office:value-type="float" office:value="13.161367">
                <text:p>13.161367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:10:02.146</text:p>
              </table:table-cell>
              <table:table-cell office:value-type="float" office:value="13.252526">
                <text:p>13.25252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1:10:02.290</text:p>
              </table:table-cell>
              <table:table-cell office:value-type="float" office:value="13.209028">
                <text:p>13.209028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21:10:02.301</text:p>
              </table:table-cell>
              <table:table-cell office:value-type="float" office:value="13.297878">
                <text:p>13.297878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21:10:02.311</text:p>
              </table:table-cell>
              <table:table-cell office:value-type="float" office:value="13.387756">
                <text:p>13.387756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10:02.311</text:p>
              </table:table-cell>
              <table:table-cell office:value-type="float" office:value="13.488014">
                <text:p>13.488014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1:10:02.313</text:p>
              </table:table-cell>
              <table:table-cell office:value-type="float" office:value="13.586964">
                <text:p>13.586964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21:10:02.394</text:p>
              </table:table-cell>
              <table:table-cell office:value-type="float" office:value="13.605065">
                <text:p>13.605065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10:02.533</text:p>
              </table:table-cell>
              <table:table-cell office:value-type="float" office:value="13.567377">
                <text:p>13.567377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1:10:02.575</text:p>
              </table:table-cell>
              <table:table-cell office:value-type="float" office:value="13.625296">
                <text:p>13.625296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10:02.592</text:p>
              </table:table-cell>
              <table:table-cell office:value-type="float" office:value="13.707882">
                <text:p>13.707882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1:10:02.641</text:p>
              </table:table-cell>
              <table:table-cell office:value-type="float" office:value="13.759811">
                <text:p>13.759811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1:10:02.644</text:p>
              </table:table-cell>
              <table:table-cell office:value-type="float" office:value="13.85643">
                <text:p>13.85643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21:10:02.664</text:p>
              </table:table-cell>
              <table:table-cell office:value-type="float" office:value="13.937202">
                <text:p>13.937202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21:10:02.741</text:p>
              </table:table-cell>
              <table:table-cell office:value-type="float" office:value="13.959832">
                <text:p>13.959832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10:02.972</text:p>
              </table:table-cell>
              <table:table-cell office:value-type="float" office:value="13.829178">
                <text:p>13.829178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10:02.994</text:p>
              </table:table-cell>
              <table:table-cell office:value-type="float" office:value="13.907665">
                <text:p>13.907665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21:10:03.049</text:p>
              </table:table-cell>
              <table:table-cell office:value-type="float" office:value="13.952167">
                <text:p>13.952167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10:03.137</text:p>
              </table:table-cell>
              <table:table-cell office:value-type="float" office:value="13.964593">
                <text:p>13.964593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21:10:03.146</text:p>
              </table:table-cell>
              <table:table-cell office:value-type="float" office:value="14.056034">
                <text:p>14.056034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21:10:03.290</text:p>
              </table:table-cell>
              <table:table-cell office:value-type="float" office:value="14.012477">
                <text:p>14.012477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10:03.301</text:p>
              </table:table-cell>
              <table:table-cell office:value-type="float" office:value="14.101612">
                <text:p>14.101612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21:10:03.311</text:p>
              </table:table-cell>
              <table:table-cell office:value-type="float" office:value="14.191398">
                <text:p>14.19139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10:03.311</text:p>
              </table:table-cell>
              <table:table-cell office:value-type="float" office:value="14.291626">
                <text:p>14.291626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21:10:03.312</text:p>
              </table:table-cell>
              <table:table-cell office:value-type="float" office:value="14.390675">
                <text:p>14.390675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21:10:03.394</text:p>
              </table:table-cell>
              <table:table-cell office:value-type="float" office:value="14.40893">
                <text:p>14.40893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21:10:03.532</text:p>
              </table:table-cell>
              <table:table-cell office:value-type="float" office:value="14.371065">
                <text:p>14.371065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21:10:03.575</text:p>
              </table:table-cell>
              <table:table-cell office:value-type="float" office:value="14.429072">
                <text:p>14.429072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10:03.592</text:p>
              </table:table-cell>
              <table:table-cell office:value-type="float" office:value="14.511678">
                <text:p>14.51167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1:10:03.640</text:p>
              </table:table-cell>
              <table:table-cell office:value-type="float" office:value="14.563661">
                <text:p>14.563661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10:03.644</text:p>
              </table:table-cell>
              <table:table-cell office:value-type="float" office:value="14.660166">
                <text:p>14.660166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10:03.664</text:p>
              </table:table-cell>
              <table:table-cell office:value-type="float" office:value="14.740877">
                <text:p>14.740877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21:10:03.741</text:p>
              </table:table-cell>
              <table:table-cell office:value-type="float" office:value="14.763575">
                <text:p>14.763575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21:10:03.972</text:p>
              </table:table-cell>
              <table:table-cell office:value-type="float" office:value="14.632717">
                <text:p>14.632717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10:03.994</text:p>
              </table:table-cell>
              <table:table-cell office:value-type="float" office:value="14.711339">
                <text:p>14.711339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21:10:04.049</text:p>
              </table:table-cell>
              <table:table-cell office:value-type="float" office:value="14.755708">
                <text:p>14.755708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10:04.137</text:p>
              </table:table-cell>
              <table:table-cell office:value-type="float" office:value="14.768276">
                <text:p>14.768276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10:04.146</text:p>
              </table:table-cell>
              <table:table-cell office:value-type="float" office:value="14.859598">
                <text:p>14.859598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21:10:04.290</text:p>
              </table:table-cell>
              <table:table-cell office:value-type="float" office:value="14.815665">
                <text:p>14.81566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1:10:04.301</text:p>
              </table:table-cell>
              <table:table-cell office:value-type="float" office:value="14.90519">
                <text:p>14.90519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10:04.311</text:p>
              </table:table-cell>
              <table:table-cell office:value-type="float" office:value="14.995044">
                <text:p>14.995044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:10:04.311</text:p>
              </table:table-cell>
              <table:table-cell office:value-type="float" office:value="15.095176">
                <text:p>15.095176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10:04.313</text:p>
              </table:table-cell>
              <table:table-cell office:value-type="float" office:value="15.193702">
                <text:p>15.193702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10:04.394</text:p>
              </table:table-cell>
              <table:table-cell office:value-type="float" office:value="15.21233">
                <text:p>15.21233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10:04.533</text:p>
              </table:table-cell>
              <table:table-cell office:value-type="float" office:value="15.17427">
                <text:p>15.17427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10:04.575</text:p>
              </table:table-cell>
              <table:table-cell office:value-type="float" office:value="15.232572">
                <text:p>15.23257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:10:04.593</text:p>
              </table:table-cell>
              <table:table-cell office:value-type="float" office:value="15.31496">
                <text:p>15.3149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10:04.641</text:p>
              </table:table-cell>
              <table:table-cell office:value-type="float" office:value="15.366976">
                <text:p>15.366976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10:04.644</text:p>
              </table:table-cell>
              <table:table-cell office:value-type="float" office:value="15.463766">
                <text:p>15.463766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10:04.664</text:p>
              </table:table-cell>
              <table:table-cell office:value-type="float" office:value="15.544462">
                <text:p>15.544462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1:10:04.741</text:p>
              </table:table-cell>
              <table:table-cell office:value-type="float" office:value="15.567154">
                <text:p>15.567154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21:10:04.972</text:p>
              </table:table-cell>
              <table:table-cell office:value-type="float" office:value="15.436336">
                <text:p>15.436336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21:10:04.994</text:p>
              </table:table-cell>
              <table:table-cell office:value-type="float" office:value="15.514863">
                <text:p>15.514863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10:05.049</text:p>
              </table:table-cell>
              <table:table-cell office:value-type="float" office:value="15.559402">
                <text:p>15.559402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10:05.137</text:p>
              </table:table-cell>
              <table:table-cell office:value-type="float" office:value="15.571804">
                <text:p>15.571804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10:05.146</text:p>
              </table:table-cell>
              <table:table-cell office:value-type="float" office:value="15.663281">
                <text:p>15.663281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10:05.290</text:p>
              </table:table-cell>
              <table:table-cell office:value-type="float" office:value="15.619694">
                <text:p>15.619694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21:10:05.301</text:p>
              </table:table-cell>
              <table:table-cell office:value-type="float" office:value="15.708777">
                <text:p>15.708777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21:10:05.311</text:p>
              </table:table-cell>
              <table:table-cell office:value-type="float" office:value="15.798705">
                <text:p>15.798705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21:10:05.311</text:p>
              </table:table-cell>
              <table:table-cell office:value-type="float" office:value="15.898837">
                <text:p>15.898837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21:10:05.312</text:p>
              </table:table-cell>
              <table:table-cell office:value-type="float" office:value="15.997875">
                <text:p>15.997875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10:05.394</text:p>
              </table:table-cell>
              <table:table-cell office:value-type="float" office:value="16.016156">
                <text:p>16.016156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21:10:05.533</text:p>
              </table:table-cell>
              <table:table-cell office:value-type="float" office:value="15.978041">
                <text:p>15.978041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10:05.575</text:p>
              </table:table-cell>
              <table:table-cell office:value-type="float" office:value="16.036246">
                <text:p>16.036246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21:10:05.593</text:p>
              </table:table-cell>
              <table:table-cell office:value-type="float" office:value="16.118447">
                <text:p>16.118447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21:10:05.641</text:p>
              </table:table-cell>
              <table:table-cell office:value-type="float" office:value="16.170568">
                <text:p>16.170568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10:05.644</text:p>
              </table:table-cell>
              <table:table-cell office:value-type="float" office:value="16.267392">
                <text:p>16.267392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10:05.664</text:p>
              </table:table-cell>
              <table:table-cell office:value-type="float" office:value="16.347679">
                <text:p>16.347679</text:p>
              </table:table-cell>
              <table:table-cell office:value-type="float" office:value="0.000852">
                <text:p>0.000852</text:p>
              </table:table-cell>
            </table:table-row>
            <table:table-row>
              <table:table-cell office:value-type="string">
                <text:p>21:10:05.741</text:p>
              </table:table-cell>
              <table:table-cell office:value-type="float" office:value="16.370587">
                <text:p>16.370587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10:05.972</text:p>
              </table:table-cell>
              <table:table-cell office:value-type="float" office:value="16.23967">
                <text:p>16.23967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21:10:05.994</text:p>
              </table:table-cell>
              <table:table-cell office:value-type="float" office:value="16.318282">
                <text:p>16.318282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10:06.049</text:p>
              </table:table-cell>
              <table:table-cell office:value-type="float" office:value="16.362894">
                <text:p>16.362894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10:06.137</text:p>
              </table:table-cell>
              <table:table-cell office:value-type="float" office:value="16.375319">
                <text:p>16.375319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21:10:06.147</text:p>
              </table:table-cell>
              <table:table-cell office:value-type="float" office:value="16.46592">
                <text:p>16.46592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21:10:06.290</text:p>
              </table:table-cell>
              <table:table-cell office:value-type="float" office:value="16.422867">
                <text:p>16.422867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10:06.301</text:p>
              </table:table-cell>
              <table:table-cell office:value-type="float" office:value="16.511881">
                <text:p>16.511881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21:10:06.311</text:p>
              </table:table-cell>
              <table:table-cell office:value-type="float" office:value="16.601943">
                <text:p>16.601943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10:06.311</text:p>
              </table:table-cell>
              <table:table-cell office:value-type="float" office:value="16.702098">
                <text:p>16.702098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10:06.313</text:p>
              </table:table-cell>
              <table:table-cell office:value-type="float" office:value="16.800853">
                <text:p>16.800853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21:10:06.394</text:p>
              </table:table-cell>
              <table:table-cell office:value-type="float" office:value="16.819201">
                <text:p>16.819201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1:10:06.533</text:p>
              </table:table-cell>
              <table:table-cell office:value-type="float" office:value="16.781198">
                <text:p>16.781198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10:06.575</text:p>
              </table:table-cell>
              <table:table-cell office:value-type="float" office:value="16.839508">
                <text:p>16.839508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1:10:06.592</text:p>
              </table:table-cell>
              <table:table-cell office:value-type="float" office:value="16.921703">
                <text:p>16.921703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21:10:06.641</text:p>
              </table:table-cell>
              <table:table-cell office:value-type="float" office:value="16.973777">
                <text:p>16.973777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10:06.644</text:p>
              </table:table-cell>
              <table:table-cell office:value-type="float" office:value="17.070381">
                <text:p>17.070381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1:10:06.664</text:p>
              </table:table-cell>
              <table:table-cell office:value-type="float" office:value="17.150864">
                <text:p>17.150864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10:06.741</text:p>
              </table:table-cell>
              <table:table-cell office:value-type="float" office:value="17.173818">
                <text:p>17.173818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10:06.972</text:p>
              </table:table-cell>
              <table:table-cell office:value-type="float" office:value="17.042889">
                <text:p>17.042889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10:06.994</text:p>
              </table:table-cell>
              <table:table-cell office:value-type="float" office:value="17.121453">
                <text:p>17.121453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21:10:07.050</text:p>
              </table:table-cell>
              <table:table-cell office:value-type="float" office:value="17.165882">
                <text:p>17.165882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1:10:07.137</text:p>
              </table:table-cell>
              <table:table-cell office:value-type="float" office:value="17.178304">
                <text:p>17.178304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1:10:07.146</text:p>
              </table:table-cell>
              <table:table-cell office:value-type="float" office:value="17.269882">
                <text:p>17.269882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10:07.290</text:p>
              </table:table-cell>
              <table:table-cell office:value-type="float" office:value="17.225978">
                <text:p>17.225978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1:10:07.301</text:p>
              </table:table-cell>
              <table:table-cell office:value-type="float" office:value="17.315132">
                <text:p>17.315132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1:10:07.311</text:p>
              </table:table-cell>
              <table:table-cell office:value-type="float" office:value="17.405">
                <text:p>17.405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21:10:07.313</text:p>
              </table:table-cell>
              <table:table-cell office:value-type="float" office:value="17.503618">
                <text:p>17.503618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10:07.311</text:p>
              </table:table-cell>
              <table:table-cell office:value-type="float" office:value="17.605414">
                <text:p>17.605414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21:10:07.394</text:p>
              </table:table-cell>
              <table:table-cell office:value-type="float" office:value="17.622159">
                <text:p>17.622159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21:10:07.533</text:p>
              </table:table-cell>
              <table:table-cell office:value-type="float" office:value="17.584394">
                <text:p>17.584394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1:10:07.574</text:p>
              </table:table-cell>
              <table:table-cell office:value-type="float" office:value="17.642578">
                <text:p>17.642578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1:10:07.592</text:p>
              </table:table-cell>
              <table:table-cell office:value-type="float" office:value="17.724611">
                <text:p>17.724611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21:10:07.641</text:p>
              </table:table-cell>
              <table:table-cell office:value-type="float" office:value="17.776767">
                <text:p>17.776767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1:10:07.644</text:p>
              </table:table-cell>
              <table:table-cell office:value-type="float" office:value="17.873549">
                <text:p>17.873549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1:10:07.664</text:p>
              </table:table-cell>
              <table:table-cell office:value-type="float" office:value="17.953941">
                <text:p>17.95394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1:10:07.741</text:p>
              </table:table-cell>
              <table:table-cell office:value-type="float" office:value="17.976807">
                <text:p>17.976807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1:10:07.972</text:p>
              </table:table-cell>
              <table:table-cell office:value-type="float" office:value="17.845889">
                <text:p>17.845889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21:10:07.994</text:p>
              </table:table-cell>
              <table:table-cell office:value-type="float" office:value="17.924432">
                <text:p>17.924432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21:10:08.050</text:p>
              </table:table-cell>
              <table:table-cell office:value-type="float" office:value="17.968838">
                <text:p>17.968838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21:10:08.137</text:p>
              </table:table-cell>
              <table:table-cell office:value-type="float" office:value="17.981226">
                <text:p>17.981226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1:10:08.146</text:p>
              </table:table-cell>
              <table:table-cell office:value-type="float" office:value="18.072653">
                <text:p>18.07265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21:10:08.290</text:p>
              </table:table-cell>
              <table:table-cell office:value-type="float" office:value="18.028917">
                <text:p>18.028917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1:10:08.301</text:p>
              </table:table-cell>
              <table:table-cell office:value-type="float" office:value="18.11796">
                <text:p>18.11796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21:10:08.311</text:p>
              </table:table-cell>
              <table:table-cell office:value-type="float" office:value="18.207926">
                <text:p>18.207926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1:10:08.312</text:p>
              </table:table-cell>
              <table:table-cell office:value-type="float" office:value="18.306979">
                <text:p>18.306979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1:10:08.311</text:p>
              </table:table-cell>
              <table:table-cell office:value-type="float" office:value="18.408323">
                <text:p>18.40832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1:10:08.394</text:p>
              </table:table-cell>
              <table:table-cell office:value-type="float" office:value="18.425333">
                <text:p>18.425333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21:10:08.532</text:p>
              </table:table-cell>
              <table:table-cell office:value-type="float" office:value="18.387406">
                <text:p>18.387406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1:10:08.575</text:p>
              </table:table-cell>
              <table:table-cell office:value-type="float" office:value="18.445334">
                <text:p>18.44533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1:10:08.592</text:p>
              </table:table-cell>
              <table:table-cell office:value-type="float" office:value="18.527822">
                <text:p>18.527822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21:10:08.641</text:p>
              </table:table-cell>
              <table:table-cell office:value-type="float" office:value="18.579598">
                <text:p>18.579598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21:10:08.644</text:p>
              </table:table-cell>
              <table:table-cell office:value-type="float" office:value="18.676352">
                <text:p>18.676352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21:10:08.664</text:p>
              </table:table-cell>
              <table:table-cell office:value-type="float" office:value="18.7567">
                <text:p>18.7567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21:10:08.741</text:p>
              </table:table-cell>
              <table:table-cell office:value-type="float" office:value="18.779415">
                <text:p>18.779415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1:10:08.972</text:p>
              </table:table-cell>
              <table:table-cell office:value-type="float" office:value="18.648723">
                <text:p>18.648723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21:10:08.994</text:p>
              </table:table-cell>
              <table:table-cell office:value-type="float" office:value="18.726994">
                <text:p>18.726994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21:10:09.049</text:p>
              </table:table-cell>
              <table:table-cell office:value-type="float" office:value="18.771688">
                <text:p>18.771688</text:p>
              </table:table-cell>
              <table:table-cell office:value-type="float" office:value="0.000259">
                <text:p>0.000259</text:p>
              </table:table-cell>
            </table:table-row>
            <table:table-row>
              <table:table-cell office:value-type="string">
                <text:p>21:10:09.137</text:p>
              </table:table-cell>
              <table:table-cell office:value-type="float" office:value="18.784307">
                <text:p>18.784307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21:10:09.146</text:p>
              </table:table-cell>
              <table:table-cell office:value-type="float" office:value="18.875543">
                <text:p>18.875543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21:10:09.290</text:p>
              </table:table-cell>
              <table:table-cell office:value-type="float" office:value="18.832091">
                <text:p>18.832091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21:10:09.301</text:p>
              </table:table-cell>
              <table:table-cell office:value-type="float" office:value="18.92096">
                <text:p>18.92096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21:10:09.311</text:p>
              </table:table-cell>
              <table:table-cell office:value-type="float" office:value="19.010847">
                <text:p>19.010847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21:10:09.311</text:p>
              </table:table-cell>
              <table:table-cell office:value-type="float" office:value="19.111182">
                <text:p>19.111182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1:10:09.312</text:p>
              </table:table-cell>
              <table:table-cell office:value-type="float" office:value="19.209975">
                <text:p>19.209975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string">
                <text:p>21:10:09.395</text:p>
              </table:table-cell>
              <table:table-cell office:value-type="float" office:value="19.227939">
                <text:p>19.22793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1:10:09.533</text:p>
              </table:table-cell>
              <table:table-cell office:value-type="float" office:value="19.190241">
                <text:p>19.19024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1:10:09.575</text:p>
              </table:table-cell>
              <table:table-cell office:value-type="float" office:value="19.248141">
                <text:p>19.24814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1:10:09.593</text:p>
              </table:table-cell>
              <table:table-cell office:value-type="float" office:value="19.330466">
                <text:p>19.33046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1:10:09.641</text:p>
              </table:table-cell>
              <table:table-cell office:value-type="float" office:value="19.382536">
                <text:p>19.382536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string">
                <text:p>21:10:09.644</text:p>
              </table:table-cell>
              <table:table-cell office:value-type="float" office:value="19.479544">
                <text:p>19.479544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1:10:09.664</text:p>
              </table:table-cell>
              <table:table-cell office:value-type="float" office:value="19.559931">
                <text:p>19.55993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1:10:09.741</text:p>
              </table:table-cell>
              <table:table-cell office:value-type="float" office:value="19.582718">
                <text:p>19.582718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21:10:09.972</text:p>
              </table:table-cell>
              <table:table-cell office:value-type="float" office:value="19.451761">
                <text:p>19.451761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21:10:09.994</text:p>
              </table:table-cell>
              <table:table-cell office:value-type="float" office:value="19.530391">
                <text:p>19.53039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1:10:10.049</text:p>
              </table:table-cell>
              <table:table-cell office:value-type="float" office:value="19.574743">
                <text:p>19.574743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string">
                <text:p>21:10:10.137</text:p>
              </table:table-cell>
              <table:table-cell office:value-type="float" office:value="19.587379">
                <text:p>19.587379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21:10:10.146</text:p>
              </table:table-cell>
              <table:table-cell office:value-type="float" office:value="19.678722">
                <text:p>19.678722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1:10:10.290</text:p>
              </table:table-cell>
              <table:table-cell office:value-type="float" office:value="19.635013">
                <text:p>19.635013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21:10:10.301</text:p>
              </table:table-cell>
              <table:table-cell office:value-type="float" office:value="19.724103">
                <text:p>19.724103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21:10:10.311</text:p>
              </table:table-cell>
              <table:table-cell office:value-type="float" office:value="19.814033">
                <text:p>19.81403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1:10:10.311</text:p>
              </table:table-cell>
              <table:table-cell office:value-type="float" office:value="19.914272">
                <text:p>19.914272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21:10:10.313</text:p>
              </table:table-cell>
              <table:table-cell office:value-type="float" office:value="20.012923">
                <text:p>20.012923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1:10:10.395</text:p>
              </table:table-cell>
              <table:table-cell office:value-type="float" office:value="20.031315">
                <text:p>20.031315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21:10:10.533</text:p>
              </table:table-cell>
              <table:table-cell office:value-type="float" office:value="19.993421">
                <text:p>19.99342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21:10:10.575</text:p>
              </table:table-cell>
              <table:table-cell office:value-type="float" office:value="20.051478">
                <text:p>20.051478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21:10:10.593</text:p>
              </table:table-cell>
              <table:table-cell office:value-type="float" office:value="20.133798">
                <text:p>20.133798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21:10:10.641</text:p>
              </table:table-cell>
              <table:table-cell office:value-type="float" office:value="20.185828">
                <text:p>20.185828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1:10:10.644</text:p>
              </table:table-cell>
              <table:table-cell office:value-type="float" office:value="20.282781">
                <text:p>20.28278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1:10:10.664</text:p>
              </table:table-cell>
              <table:table-cell office:value-type="float" office:value="20.362859">
                <text:p>20.36285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1:10:10.741</text:p>
              </table:table-cell>
              <table:table-cell office:value-type="float" office:value="20.385935">
                <text:p>20.385935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21:10:10.972</text:p>
              </table:table-cell>
              <table:table-cell office:value-type="float" office:value="20.255245">
                <text:p>20.255245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21:10:10.994</text:p>
              </table:table-cell>
              <table:table-cell office:value-type="float" office:value="20.333739">
                <text:p>20.333739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1:10:11.049</text:p>
              </table:table-cell>
              <table:table-cell office:value-type="float" office:value="20.37839">
                <text:p>20.37839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21:10:11.137</text:p>
              </table:table-cell>
              <table:table-cell office:value-type="float" office:value="20.390531">
                <text:p>20.39053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1:10:11.146</text:p>
              </table:table-cell>
              <table:table-cell office:value-type="float" office:value="20.482163">
                <text:p>20.482163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1:10:11.290</text:p>
              </table:table-cell>
              <table:table-cell office:value-type="float" office:value="20.438478">
                <text:p>20.43847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1:10:11.301</text:p>
              </table:table-cell>
              <table:table-cell office:value-type="float" office:value="20.527605">
                <text:p>20.527605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1:10:11.311</text:p>
              </table:table-cell>
              <table:table-cell office:value-type="float" office:value="20.617387">
                <text:p>20.617387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21:10:11.311</text:p>
              </table:table-cell>
              <table:table-cell office:value-type="float" office:value="20.717398">
                <text:p>20.717398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21:10:11.313</text:p>
              </table:table-cell>
              <table:table-cell office:value-type="float" office:value="20.816449">
                <text:p>20.816449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21:10:11.395</text:p>
              </table:table-cell>
              <table:table-cell office:value-type="float" office:value="20.834616">
                <text:p>20.83461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1:10:11.533</text:p>
              </table:table-cell>
              <table:table-cell office:value-type="float" office:value="20.796671">
                <text:p>20.79667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21:10:11.575</text:p>
              </table:table-cell>
              <table:table-cell office:value-type="float" office:value="20.85497">
                <text:p>20.85497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21:10:11.592</text:p>
              </table:table-cell>
              <table:table-cell office:value-type="float" office:value="20.937258">
                <text:p>20.937258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1:10:11.641</text:p>
              </table:table-cell>
              <table:table-cell office:value-type="float" office:value="20.989212">
                <text:p>20.989212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21:10:11.644</text:p>
              </table:table-cell>
              <table:table-cell office:value-type="float" office:value="21.085945">
                <text:p>21.085945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21:10:11.664</text:p>
              </table:table-cell>
              <table:table-cell office:value-type="float" office:value="21.166471">
                <text:p>21.166471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21:10:11.741</text:p>
              </table:table-cell>
              <table:table-cell office:value-type="float" office:value="21.189427">
                <text:p>21.18942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21:10:11.870</text:p>
              </table:table-cell>
              <table:table-cell office:value-type="float" office:value="21.160571">
                <text:p>21.160571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21:10:11.899</text:p>
              </table:table-cell>
              <table:table-cell office:value-type="float" office:value="21.231941">
                <text:p>21.231941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21:10:11.972</text:p>
              </table:table-cell>
              <table:table-cell office:value-type="float" office:value="21.258805">
                <text:p>21.25880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1:10:11.994</text:p>
              </table:table-cell>
              <table:table-cell office:value-type="float" office:value="21.337223">
                <text:p>21.337223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1:10:12.049</text:p>
              </table:table-cell>
              <table:table-cell office:value-type="float" office:value="21.381699">
                <text:p>21.381699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21:10:12.137</text:p>
              </table:table-cell>
              <table:table-cell office:value-type="float" office:value="21.393929">
                <text:p>21.393929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1:10:12.146</text:p>
              </table:table-cell>
              <table:table-cell office:value-type="float" office:value="21.485682">
                <text:p>21.485682</text:p>
              </table:table-cell>
              <table:table-cell office:value-type="float" office:value="0.000233">
                <text:p>0.000233</text:p>
              </table:table-cell>
            </table:table-row>
            <table:table-row>
              <table:table-cell office:value-type="string">
                <text:p>21:10:12.290</text:p>
              </table:table-cell>
              <table:table-cell office:value-type="float" office:value="21.441904">
                <text:p>21.44190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1:10:12.301</text:p>
              </table:table-cell>
              <table:table-cell office:value-type="float" office:value="21.531011">
                <text:p>21.53101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1:10:12.311</text:p>
              </table:table-cell>
              <table:table-cell office:value-type="float" office:value="21.620962">
                <text:p>21.620962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21:10:12.311</text:p>
              </table:table-cell>
              <table:table-cell office:value-type="float" office:value="21.720961">
                <text:p>21.72096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1:10:12.313</text:p>
              </table:table-cell>
              <table:table-cell office:value-type="float" office:value="21.819986">
                <text:p>21.819986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21:10:12.394</text:p>
              </table:table-cell>
              <table:table-cell office:value-type="float" office:value="21.838398">
                <text:p>21.838398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1:10:12.532</text:p>
              </table:table-cell>
              <table:table-cell office:value-type="float" office:value="21.800432">
                <text:p>21.800432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21:10:12.574</text:p>
              </table:table-cell>
              <table:table-cell office:value-type="float" office:value="21.858634">
                <text:p>21.85863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1:10:12.593</text:p>
              </table:table-cell>
              <table:table-cell office:value-type="float" office:value="21.940669">
                <text:p>21.940669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1:10:12.641</text:p>
              </table:table-cell>
              <table:table-cell office:value-type="float" office:value="21.992925">
                <text:p>21.992925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21:10:12.644</text:p>
              </table:table-cell>
              <table:table-cell office:value-type="float" office:value="22.08958">
                <text:p>22.08958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1:10:12.664</text:p>
              </table:table-cell>
              <table:table-cell office:value-type="float" office:value="22.170284">
                <text:p>22.170284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21:10:12.741</text:p>
              </table:table-cell>
              <table:table-cell office:value-type="float" office:value="22.193092">
                <text:p>22.19309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21:10:12.870</text:p>
              </table:table-cell>
              <table:table-cell office:value-type="float" office:value="22.164345">
                <text:p>22.164345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1:10:12.899</text:p>
              </table:table-cell>
              <table:table-cell office:value-type="float" office:value="22.235606">
                <text:p>22.23560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1:10:12.972</text:p>
              </table:table-cell>
              <table:table-cell office:value-type="float" office:value="22.262754">
                <text:p>22.262754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21:10:12.994</text:p>
              </table:table-cell>
              <table:table-cell office:value-type="float" office:value="22.341151">
                <text:p>22.341151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21:10:13.049</text:p>
              </table:table-cell>
              <table:table-cell office:value-type="float" office:value="22.385631">
                <text:p>22.38563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1:10:13.137</text:p>
              </table:table-cell>
              <table:table-cell office:value-type="float" office:value="22.39782">
                <text:p>22.39782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21:10:13.146</text:p>
              </table:table-cell>
              <table:table-cell office:value-type="float" office:value="22.489557">
                <text:p>22.489557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1:10:13.290</text:p>
              </table:table-cell>
              <table:table-cell office:value-type="float" office:value="22.445892">
                <text:p>22.445892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21:10:13.301</text:p>
              </table:table-cell>
              <table:table-cell office:value-type="float" office:value="22.534846">
                <text:p>22.534846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21:10:13.311</text:p>
              </table:table-cell>
              <table:table-cell office:value-type="float" office:value="22.624894">
                <text:p>22.62489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1:10:13.311</text:p>
              </table:table-cell>
              <table:table-cell office:value-type="float" office:value="22.724698">
                <text:p>22.724698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1:10:13.313</text:p>
              </table:table-cell>
              <table:table-cell office:value-type="float" office:value="22.823969">
                <text:p>22.823969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21:10:13.395</text:p>
              </table:table-cell>
              <table:table-cell office:value-type="float" office:value="22.842059">
                <text:p>22.842059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21:10:13.532</text:p>
              </table:table-cell>
              <table:table-cell office:value-type="float" office:value="22.804559">
                <text:p>22.804559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21:10:13.574</text:p>
              </table:table-cell>
              <table:table-cell office:value-type="float" office:value="22.862738">
                <text:p>22.862738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21:10:13.592</text:p>
              </table:table-cell>
              <table:table-cell office:value-type="float" office:value="22.945107">
                <text:p>22.945107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21:10:13.641</text:p>
              </table:table-cell>
              <table:table-cell office:value-type="float" office:value="22.997078">
                <text:p>22.997078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1:10:13.644</text:p>
              </table:table-cell>
              <table:table-cell office:value-type="float" office:value="23.093717">
                <text:p>23.093717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21:10:13.664</text:p>
              </table:table-cell>
              <table:table-cell office:value-type="float" office:value="23.174251">
                <text:p>23.17425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1:10:13.741</text:p>
              </table:table-cell>
              <table:table-cell office:value-type="float" office:value="23.197214">
                <text:p>23.197214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21:10:13.870</text:p>
              </table:table-cell>
              <table:table-cell office:value-type="float" office:value="23.168668">
                <text:p>23.168668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21:10:13.899</text:p>
              </table:table-cell>
              <table:table-cell office:value-type="float" office:value="23.239892">
                <text:p>23.23989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1:10:13.972</text:p>
              </table:table-cell>
              <table:table-cell office:value-type="float" office:value="23.266811">
                <text:p>23.266811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21:10:13.994</text:p>
              </table:table-cell>
              <table:table-cell office:value-type="float" office:value="23.345176">
                <text:p>23.345176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21:10:14.050</text:p>
              </table:table-cell>
              <table:table-cell office:value-type="float" office:value="23.389775">
                <text:p>23.389775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21:10:14.137</text:p>
              </table:table-cell>
              <table:table-cell office:value-type="float" office:value="23.402046">
                <text:p>23.402046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1:10:14.146</text:p>
              </table:table-cell>
              <table:table-cell office:value-type="float" office:value="23.49363">
                <text:p>23.49363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21:10:14.290</text:p>
              </table:table-cell>
              <table:table-cell office:value-type="float" office:value="23.449927">
                <text:p>23.44992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1:10:14.301</text:p>
              </table:table-cell>
              <table:table-cell office:value-type="float" office:value="23.539148">
                <text:p>23.539148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1:10:14.311</text:p>
              </table:table-cell>
              <table:table-cell office:value-type="float" office:value="23.628963">
                <text:p>23.62896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1:10:14.311</text:p>
              </table:table-cell>
              <table:table-cell office:value-type="float" office:value="23.729307">
                <text:p>23.729307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21:10:14.312</text:p>
              </table:table-cell>
              <table:table-cell office:value-type="float" office:value="23.828151">
                <text:p>23.82815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1:10:14.395</text:p>
              </table:table-cell>
              <table:table-cell office:value-type="float" office:value="23.846149">
                <text:p>23.846149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1:10:14.533</text:p>
              </table:table-cell>
              <table:table-cell office:value-type="float" office:value="23.808464">
                <text:p>23.808464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21:10:14.575</text:p>
              </table:table-cell>
              <table:table-cell office:value-type="float" office:value="23.866671">
                <text:p>23.86667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1:10:14.592</text:p>
              </table:table-cell>
              <table:table-cell office:value-type="float" office:value="23.948863">
                <text:p>23.948863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21:10:14.641</text:p>
              </table:table-cell>
              <table:table-cell office:value-type="float" office:value="24.00092">
                <text:p>24.00092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1:10:14.644</text:p>
              </table:table-cell>
              <table:table-cell office:value-type="float" office:value="24.097774">
                <text:p>24.097774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1:10:14.664</text:p>
              </table:table-cell>
              <table:table-cell office:value-type="float" office:value="24.178227">
                <text:p>24.178227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21:10:14.741</text:p>
              </table:table-cell>
              <table:table-cell office:value-type="float" office:value="24.201081">
                <text:p>24.20108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1:10:14.870</text:p>
              </table:table-cell>
              <table:table-cell office:value-type="float" office:value="24.172503">
                <text:p>24.172503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21:10:14.899</text:p>
              </table:table-cell>
              <table:table-cell office:value-type="float" office:value="24.243685">
                <text:p>24.243685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21:10:14.972</text:p>
              </table:table-cell>
              <table:table-cell office:value-type="float" office:value="24.270671">
                <text:p>24.270671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string">
                <text:p>21:10:14.994</text:p>
              </table:table-cell>
              <table:table-cell office:value-type="float" office:value="24.349106">
                <text:p>24.349106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string">
                <text:p>21:10:15.049</text:p>
              </table:table-cell>
              <table:table-cell office:value-type="float" office:value="24.393733">
                <text:p>24.393733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string">
                <text:p>21:10:15.137</text:p>
              </table:table-cell>
              <table:table-cell office:value-type="float" office:value="24.406301">
                <text:p>24.40630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21:10:15.146</text:p>
              </table:table-cell>
              <table:table-cell office:value-type="float" office:value="24.497655">
                <text:p>24.497655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21:10:15.290</text:p>
              </table:table-cell>
              <table:table-cell office:value-type="float" office:value="24.454091">
                <text:p>24.454091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21:10:15.301</text:p>
              </table:table-cell>
              <table:table-cell office:value-type="float" office:value="24.543108">
                <text:p>24.54310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1:10:15.311</text:p>
              </table:table-cell>
              <table:table-cell office:value-type="float" office:value="24.633104">
                <text:p>24.633104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21:10:15.311</text:p>
              </table:table-cell>
              <table:table-cell office:value-type="float" office:value="24.733085">
                <text:p>24.733085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21:10:15.312</text:p>
              </table:table-cell>
              <table:table-cell office:value-type="float" office:value="24.832246">
                <text:p>24.832246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21:10:15.395</text:p>
              </table:table-cell>
              <table:table-cell office:value-type="float" office:value="24.850306">
                <text:p>24.850306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1:10:15.533</text:p>
              </table:table-cell>
              <table:table-cell office:value-type="float" office:value="24.812409">
                <text:p>24.812409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21:10:15.574</text:p>
              </table:table-cell>
              <table:table-cell office:value-type="float" office:value="24.870826">
                <text:p>24.870826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string">
                <text:p>21:10:15.592</text:p>
              </table:table-cell>
              <table:table-cell office:value-type="float" office:value="24.953289">
                <text:p>24.953289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21:10:15.641</text:p>
              </table:table-cell>
              <table:table-cell office:value-type="float" office:value="25.005051">
                <text:p>25.005051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21:10:15.644</text:p>
              </table:table-cell>
              <table:table-cell office:value-type="float" office:value="25.101763">
                <text:p>25.101763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21:10:15.664</text:p>
              </table:table-cell>
              <table:table-cell office:value-type="float" office:value="25.182202">
                <text:p>25.182202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21:10:15.741</text:p>
              </table:table-cell>
              <table:table-cell office:value-type="float" office:value="25.205308">
                <text:p>25.205308</text:p>
              </table:table-cell>
              <table:table-cell office:value-type="float" office:value="0.000249">
                <text:p>0.0002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